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6.36mm"/>
    </style:style>
    <style:style style:name="co15" style:family="table-column">
      <style:table-column-properties fo:break-before="auto" style:column-width="35.95mm"/>
    </style:style>
    <style:style style:name="co16" style:family="table-column">
      <style:table-column-properties fo:break-before="auto" style:column-width="41.38mm"/>
    </style:style>
    <style:style style:name="co17" style:family="table-column">
      <style:table-column-properties fo:break-before="auto" style:column-width="59.35mm"/>
    </style:style>
    <style:style style:name="co18" style:family="table-column">
      <style:table-column-properties fo:break-before="auto" style:column-width="39.21mm"/>
    </style:style>
    <style:style style:name="co19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Table_20_du_20_pilote_20_-_20_Catégorie" style:data-style-name="N41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Table_20_du_20_pilote_20_-_20_Catégorie" style:data-style-name="N41">
      <style:table-cell-properties fo:border-bottom="none" fo:border-left="2.01pt solid #000000" fo:border-right="0.99pt solid #000000" fo:border-top="none"/>
    </style:style>
    <style:style style:name="ce11" style:family="table-cell" style:parent-style-name="Table_20_du_20_pilote_20_-_20_Titre" style:data-style-name="N41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Default">
      <style:table-cell-properties fo:border="0.99pt solid #000000"/>
    </style:style>
    <style:style style:name="ce13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Table_20_du_20_pilote_20_-_20_Valeur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Table_20_du_20_pilote_20_-_20_Valeur" style:data-style-name="N0">
      <style:table-cell-properties fo:border-bottom="none" fo:border-left="0.99pt solid #000000" fo:border-right="none" fo:border-top="none"/>
    </style:style>
    <style:style style:name="ce17" style:family="table-cell" style:parent-style-name="Table_20_du_20_pilote_20_-_20_Valeur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Table_20_du_20_pilote_20_-_20_Résulta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Table_20_du_20_pilote_20_-_20_Catégorie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Table_20_du_20_pilote_20_-_20_Valeur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Table_20_du_20_pilote_20_-_20_Valeur" style:data-style-name="N0">
      <style:table-cell-properties fo:border-bottom="none" fo:border-left="none" fo:border-right="2.01pt solid #000000" fo:border-top="none"/>
    </style:style>
    <style:style style:name="ce23" style:family="table-cell" style:parent-style-name="Table_20_du_20_pilote_20_-_20_Valeur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Table_20_du_20_pilote_20_-_20_Résultat" style:data-style-name="N0">
      <style:table-cell-properties fo:border-bottom="2.01pt solid #000000" fo:border-left="none" fo:border-right="2.01pt solid #000000" fo:border-top="0.99pt solid #000000"/>
    </style:style>
    <style:style style:name="ce25" style:family="table-cell" style:parent-style-name="Table_20_du_20_pilote_20_-_20_Champ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Table_20_du_20_pilote_20_-_20_Coin">
      <style:table-cell-properties fo:border-bottom="none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</style:style>
    <style:style style:name="ce27" style:family="table-cell" style:parent-style-name="Table_20_du_20_pilote_20_-_20_Champ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Table_20_du_20_pilote_20_-_20_Catégorie" style:data-style-name="N41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</style:style>
    <style:style style:name="ce29" style:family="table-cell" style:parent-style-name="Table_20_du_20_pilote_20_-_20_Catégorie" style:data-style-name="N41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</style:style>
    <style:style style:name="ce30" style:family="table-cell" style:parent-style-name="Table_20_du_20_pilote_20_-_20_Titre" style:data-style-name="N4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2" style:family="table-cell" style:parent-style-name="Table_20_du_20_pilote_20_-_20_Champ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</style:style>
    <style:style style:name="ce33" style:family="table-cell" style:parent-style-name="Table_20_du_20_pilote_20_-_20_Catégorie" style:data-style-name="N0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Table_20_du_20_pilote_20_-_20_Valeur" style:data-style-name="N0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35" style:family="table-cell" style:parent-style-name="Table_20_du_20_pilote_20_-_20_Valeur" style:data-style-name="N0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36" style:family="table-cell" style:parent-style-name="Table_20_du_20_pilote_20_-_20_Valeur" style:data-style-name="N0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37" style:family="table-cell" style:parent-style-name="Table_20_du_20_pilote_20_-_20_Résultat" style:data-style-name="N0">
      <style:table-cell-properties fo:border-bottom="2.01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38" style:family="table-cell" style:parent-style-name="Table_20_du_20_pilote_20_-_20_Coin">
      <style:table-cell-properties fo:border-bottom="0.99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mm"/>
    </style:style>
    <style:style style:name="ce39" style:family="table-cell" style:parent-style-name="Table_20_du_20_pilote_20_-_20_Catégorie" style:data-style-name="N0">
      <style:table-cell-properties fo:border-bottom="0.99pt solid #000000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Table_20_du_20_pilote_20_-_20_Valeur" style:data-style-name="N0">
      <style:table-cell-properties fo:border-bottom="none" style:text-align-source="fix" style:repeat-content="false" fo:border-left="none" fo:border-right="2.01pt solid #000000" fo:border-top="0.99pt solid #000000" style:vertical-align="middle"/>
      <style:paragraph-properties fo:text-align="center" fo:margin-left="0mm"/>
    </style:style>
    <style:style style:name="ce41" style:family="table-cell" style:parent-style-name="Table_20_du_20_pilote_20_-_20_Valeur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</style:style>
    <style:style style:name="ce42" style:family="table-cell" style:parent-style-name="Table_20_du_20_pilote_20_-_20_Valeur" style:data-style-name="N0">
      <style:table-cell-properties fo:border-bottom="0.99pt solid #000000" style:text-align-source="fix" style:repeat-content="false" fo:border-left="none" fo:border-right="2.01pt solid #000000" fo:border-top="none" style:vertical-align="middle"/>
      <style:paragraph-properties fo:text-align="center" fo:margin-left="0mm"/>
    </style:style>
    <style:style style:name="ce43" style:family="table-cell" style:parent-style-name="Table_20_du_20_pilote_20_-_20_Résultat" style:data-style-name="N0">
      <style:table-cell-properties fo:border-bottom="2.01pt solid #000000" style:text-align-source="fix" style:repeat-content="false" fo:border-left="none" fo:border-right="2.01pt solid #000000" fo:border-top="0.99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jmeter-resul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2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Heure</text:p>
          </table:table-cell>
          <table:table-cell table:style-name="ce6" office:value-type="string" calcext:value-type="string">
            <text:p>Temps de réponse(ms)</text:p>
          </table:table-cell>
          <table:table-cell table:style-name="ce6" office:value-type="string" calcext:value-type="string">
            <text:p>Transaction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Thread Group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Succès</text:p>
          </table:table-cell>
          <table:table-cell table:style-name="ce6" office:value-type="string" calcext:value-type="string">
            <text:p>Moy.Octers</text:p>
          </table:table-cell>
          <table:table-cell table:style-name="ce6" office:value-type="string" calcext:value-type="string">
            <text:p>VU TG1 ?</text:p>
          </table:table-cell>
          <table:table-cell table:style-name="ce6" office:value-type="string" calcext:value-type="string">
            <text:p>VU total</text:p>
          </table:table-cell>
          <table:table-cell table:style-name="ce6" office:value-type="string" calcext:value-type="string">
            <text:p>Latence</text:p>
          </table:table-cell>
          <table:table-cell table:style-name="ce6"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1S" calcext:value-type="time">
            <text:p>15:10: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2S" calcext:value-type="time">
            <text:p>15:10:1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2S" calcext:value-type="time">
            <text:p>15:10:12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3S" calcext:value-type="time">
            <text:p>15:10:1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3S" calcext:value-type="time">
            <text:p>15:10: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3S" calcext:value-type="time">
            <text:p>15:10: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70" calcext:value-type="float">
            <text:p>127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3S" calcext:value-type="time">
            <text:p>15:10:13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9" calcext:value-type="float">
            <text:p>81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4S" calcext:value-type="time">
            <text:p>15:10:14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17" calcext:value-type="float">
            <text:p>141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5S" calcext:value-type="time">
            <text:p>15:10:15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5S" calcext:value-type="time">
            <text:p>15:10:15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28" calcext:value-type="float">
            <text:p>182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5S" calcext:value-type="time">
            <text:p>15:10:15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12" calcext:value-type="float">
            <text:p>241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4S" calcext:value-type="time">
            <text:p>15:10:14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80" calcext:value-type="float">
            <text:p>178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6S" calcext:value-type="time">
            <text:p>15:10:16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58" calcext:value-type="float">
            <text:p>265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7S" calcext:value-type="time">
            <text:p>15:10:17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20" calcext:value-type="float">
            <text:p>212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8S" calcext:value-type="time">
            <text:p>15:10:18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54" calcext:value-type="float">
            <text:p>245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8S" calcext:value-type="time">
            <text:p>15:10:1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34" calcext:value-type="float">
            <text:p>213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9S" calcext:value-type="time">
            <text:p>15:10:19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76" calcext:value-type="float">
            <text:p>237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6S" calcext:value-type="time">
            <text:p>15:10:16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73" calcext:value-type="float">
            <text:p>307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7S" calcext:value-type="time">
            <text:p>15:10:17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7" calcext:value-type="float">
            <text:p>209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9S" calcext:value-type="time">
            <text:p>15:10:19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68" calcext:value-type="float">
            <text:p>296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7S" calcext:value-type="time">
            <text:p>15:10:17</text:p>
          </table:table-cell>
          <table:table-cell office:value-type="float" office:value="5783" calcext:value-type="float">
            <text:p>5783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27" calcext:value-type="float">
            <text:p>212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0S" calcext:value-type="time">
            <text:p>15:10:20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98" calcext:value-type="float">
            <text:p>289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0S" calcext:value-type="time">
            <text:p>15:10:20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756" calcext:value-type="float">
            <text:p>375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1S" calcext:value-type="time">
            <text:p>15:10:21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113" calcext:value-type="float">
            <text:p>411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1S" calcext:value-type="time">
            <text:p>15:10:21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922" calcext:value-type="float">
            <text:p>39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2S" calcext:value-type="time">
            <text:p>15:10:22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13" calcext:value-type="float">
            <text:p>411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9S" calcext:value-type="time">
            <text:p>15:10:19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25" calcext:value-type="float">
            <text:p>282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2S" calcext:value-type="time">
            <text:p>15:10:22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346" calcext:value-type="float">
            <text:p>434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2S" calcext:value-type="time">
            <text:p>15:10:22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487" calcext:value-type="float">
            <text:p>448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3S" calcext:value-type="time">
            <text:p>15:10:23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382" calcext:value-type="float">
            <text:p>438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19S" calcext:value-type="time">
            <text:p>15:10:19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57" calcext:value-type="float">
            <text:p>365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3S" calcext:value-type="time">
            <text:p>15:10:23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3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016" calcext:value-type="float">
            <text:p>501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0S" calcext:value-type="time">
            <text:p>15:10:20</text:p>
          </table:table-cell>
          <table:table-cell office:value-type="float" office:value="8638" calcext:value-type="float">
            <text:p>863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819" calcext:value-type="float">
            <text:p>381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4S" calcext:value-type="time">
            <text:p>15:10:24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4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885" calcext:value-type="float">
            <text:p>488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5S" calcext:value-type="time">
            <text:p>15:10:25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941" calcext:value-type="float">
            <text:p>494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5S" calcext:value-type="time">
            <text:p>15:10:25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5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47" calcext:value-type="float">
            <text:p>504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6S" calcext:value-type="time">
            <text:p>15:10:26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426" calcext:value-type="float">
            <text:p>542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6S" calcext:value-type="time">
            <text:p>15:10:26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6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022" calcext:value-type="float">
            <text:p>50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6S" calcext:value-type="time">
            <text:p>15:10:26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36" calcext:value-type="float">
            <text:p>543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2S" calcext:value-type="time">
            <text:p>15:10:22</text:p>
          </table:table-cell>
          <table:table-cell office:value-type="float" office:value="10417" calcext:value-type="float">
            <text:p>1041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391" calcext:value-type="float">
            <text:p>439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7S" calcext:value-type="time">
            <text:p>15:10:27</text:p>
          </table:table-cell>
          <table:table-cell office:value-type="float" office:value="5685" calcext:value-type="float">
            <text:p>568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7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670" calcext:value-type="float">
            <text:p>567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7S" calcext:value-type="time">
            <text:p>15:10:27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499" calcext:value-type="float">
            <text:p>649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8S" calcext:value-type="time">
            <text:p>15:10:28</text:p>
          </table:table-cell>
          <table:table-cell office:value-type="float" office:value="6419" calcext:value-type="float">
            <text:p>6419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405" calcext:value-type="float">
            <text:p>640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3S" calcext:value-type="time">
            <text:p>15:10:23</text:p>
          </table:table-cell>
          <table:table-cell office:value-type="float" office:value="11787" calcext:value-type="float">
            <text:p>1178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977" calcext:value-type="float">
            <text:p>497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8S" calcext:value-type="time">
            <text:p>15:10:28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8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805" calcext:value-type="float">
            <text:p>680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4S" calcext:value-type="time">
            <text:p>15:10:24</text:p>
          </table:table-cell>
          <table:table-cell office:value-type="float" office:value="11278" calcext:value-type="float">
            <text:p>11278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306" calcext:value-type="float">
            <text:p>430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9S" calcext:value-type="time">
            <text:p>15:10:29</text:p>
          </table:table-cell>
          <table:table-cell office:value-type="float" office:value="6827" calcext:value-type="float">
            <text:p>682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812" calcext:value-type="float">
            <text:p>681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9S" calcext:value-type="time">
            <text:p>15:10:29</text:p>
          </table:table-cell>
          <table:table-cell office:value-type="float" office:value="6898" calcext:value-type="float">
            <text:p>6898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9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884" calcext:value-type="float">
            <text:p>688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5S" calcext:value-type="time">
            <text:p>15:10:25</text:p>
          </table:table-cell>
          <table:table-cell office:value-type="float" office:value="11681" calcext:value-type="float">
            <text:p>11681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995" calcext:value-type="float">
            <text:p>499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0S" calcext:value-type="time">
            <text:p>15:10:30</text:p>
          </table:table-cell>
          <table:table-cell office:value-type="float" office:value="6730" calcext:value-type="float">
            <text:p>673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0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715" calcext:value-type="float">
            <text:p>671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1S" calcext:value-type="time">
            <text:p>15:10:31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928" calcext:value-type="float">
            <text:p>692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1S" calcext:value-type="time">
            <text:p>15:10:31</text:p>
          </table:table-cell>
          <table:table-cell office:value-type="float" office:value="6993" calcext:value-type="float">
            <text:p>699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974" calcext:value-type="float">
            <text:p>697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2S" calcext:value-type="time">
            <text:p>15:10:32</text:p>
          </table:table-cell>
          <table:table-cell office:value-type="float" office:value="7461" calcext:value-type="float">
            <text:p>7461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440" calcext:value-type="float">
            <text:p>744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7S" calcext:value-type="time">
            <text:p>15:10:27</text:p>
          </table:table-cell>
          <table:table-cell office:value-type="float" office:value="13433" calcext:value-type="float">
            <text:p>13433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510" calcext:value-type="float">
            <text:p>551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2S" calcext:value-type="time">
            <text:p>15:10:32</text:p>
          </table:table-cell>
          <table:table-cell office:value-type="float" office:value="7765" calcext:value-type="float">
            <text:p>776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751" calcext:value-type="float">
            <text:p>775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3S" calcext:value-type="time">
            <text:p>15:10:33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872" calcext:value-type="float">
            <text:p>787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7S" calcext:value-type="time">
            <text:p>15:10:27</text:p>
          </table:table-cell>
          <table:table-cell office:value-type="float" office:value="14415" calcext:value-type="float">
            <text:p>1441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2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58" calcext:value-type="float">
            <text:p>605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3S" calcext:value-type="time">
            <text:p>15:10:33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3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185" calcext:value-type="float">
            <text:p>818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4S" calcext:value-type="time">
            <text:p>15:10:34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499" calcext:value-type="float">
            <text:p>849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4S" calcext:value-type="time">
            <text:p>15:10:34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4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72" calcext:value-type="float">
            <text:p>817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4S" calcext:value-type="time">
            <text:p>15:10:34</text:p>
          </table:table-cell>
          <table:table-cell office:value-type="float" office:value="8959" calcext:value-type="float">
            <text:p>8959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8937" calcext:value-type="float">
            <text:p>893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5S" calcext:value-type="time">
            <text:p>15:10:35</text:p>
          </table:table-cell>
          <table:table-cell office:value-type="float" office:value="8854" calcext:value-type="float">
            <text:p>8854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8839" calcext:value-type="float">
            <text:p>883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8S" calcext:value-type="time">
            <text:p>15:10:28</text:p>
          </table:table-cell>
          <table:table-cell office:value-type="float" office:value="16368" calcext:value-type="float">
            <text:p>1636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3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938" calcext:value-type="float">
            <text:p>693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5S" calcext:value-type="time">
            <text:p>15:10:35</text:p>
          </table:table-cell>
          <table:table-cell office:value-type="float" office:value="9504" calcext:value-type="float">
            <text:p>9504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5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489" calcext:value-type="float">
            <text:p>948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5S" calcext:value-type="time">
            <text:p>15:10:35</text:p>
          </table:table-cell>
          <table:table-cell office:value-type="float" office:value="9514" calcext:value-type="float">
            <text:p>9514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6S" calcext:value-type="time">
            <text:p>15:10:36</text:p>
          </table:table-cell>
          <table:table-cell office:value-type="float" office:value="9848" calcext:value-type="float">
            <text:p>9848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826" calcext:value-type="float">
            <text:p>982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29S" calcext:value-type="time">
            <text:p>15:10:29</text:p>
          </table:table-cell>
          <table:table-cell office:value-type="float" office:value="17206" calcext:value-type="float">
            <text:p>1720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4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876" calcext:value-type="float">
            <text:p>687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6S" calcext:value-type="time">
            <text:p>15:10:36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6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369" calcext:value-type="float">
            <text:p>1036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0S" calcext:value-type="time">
            <text:p>15:10:30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7S" calcext:value-type="time">
            <text:p>15:10:37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383" calcext:value-type="float">
            <text:p>1038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7S" calcext:value-type="time">
            <text:p>15:10:37</text:p>
          </table:table-cell>
          <table:table-cell office:value-type="float" office:value="10420" calcext:value-type="float">
            <text:p>1042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7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406" calcext:value-type="float">
            <text:p>1040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0S" calcext:value-type="time">
            <text:p>15:10:30</text:p>
          </table:table-cell>
          <table:table-cell office:value-type="float" office:value="17979" calcext:value-type="float">
            <text:p>17979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5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925" calcext:value-type="float">
            <text:p>692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8S" calcext:value-type="time">
            <text:p>15:10:38</text:p>
          </table:table-cell>
          <table:table-cell office:value-type="float" office:value="10406" calcext:value-type="float">
            <text:p>1040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8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393" calcext:value-type="float">
            <text:p>1039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1S" calcext:value-type="time">
            <text:p>15:10:31</text:p>
          </table:table-cell>
          <table:table-cell office:value-type="float" office:value="17996" calcext:value-type="float">
            <text:p>1799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6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131" calcext:value-type="float">
            <text:p>713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9S" calcext:value-type="time">
            <text:p>15:10:39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9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115" calcext:value-type="float">
            <text:p>1011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9S" calcext:value-type="time">
            <text:p>15:10:39</text:p>
          </table:table-cell>
          <table:table-cell office:value-type="float" office:value="10975" calcext:value-type="float">
            <text:p>10975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951" calcext:value-type="float">
            <text:p>1095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0S" calcext:value-type="time">
            <text:p>15:10:40</text:p>
          </table:table-cell>
          <table:table-cell office:value-type="float" office:value="10883" calcext:value-type="float">
            <text:p>10883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868" calcext:value-type="float">
            <text:p>1086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0S" calcext:value-type="time">
            <text:p>15:10:40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0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875" calcext:value-type="float">
            <text:p>1087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1S" calcext:value-type="time">
            <text:p>15:10:41</text:p>
          </table:table-cell>
          <table:table-cell office:value-type="float" office:value="11541" calcext:value-type="float">
            <text:p>11541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1448" calcext:value-type="float">
            <text:p>1144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1S" calcext:value-type="time">
            <text:p>15:10:41</text:p>
          </table:table-cell>
          <table:table-cell office:value-type="float" office:value="11612" calcext:value-type="float">
            <text:p>11612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2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14" calcext:value-type="float">
            <text:p>1141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1S" calcext:value-type="time">
            <text:p>15:10:41</text:p>
          </table:table-cell>
          <table:table-cell office:value-type="float" office:value="11641" calcext:value-type="float">
            <text:p>11641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627" calcext:value-type="float">
            <text:p>1162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3S" calcext:value-type="time">
            <text:p>15:10:33</text:p>
          </table:table-cell>
          <table:table-cell office:value-type="float" office:value="20700" calcext:value-type="float">
            <text:p>2070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7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392" calcext:value-type="float">
            <text:p>839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2S" calcext:value-type="time">
            <text:p>15:10:42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1642" calcext:value-type="float">
            <text:p>1164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3S" calcext:value-type="time">
            <text:p>15:10:43</text:p>
          </table:table-cell>
          <table:table-cell office:value-type="float" office:value="11037" calcext:value-type="float">
            <text:p>11037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3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023" calcext:value-type="float">
            <text:p>1102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3S" calcext:value-type="time">
            <text:p>15:10:43</text:p>
          </table:table-cell>
          <table:table-cell office:value-type="float" office:value="11867" calcext:value-type="float">
            <text:p>11867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846" calcext:value-type="float">
            <text:p>1184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4S" calcext:value-type="time">
            <text:p>15:10:44</text:p>
          </table:table-cell>
          <table:table-cell office:value-type="float" office:value="12208" calcext:value-type="float">
            <text:p>12208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2182" calcext:value-type="float">
            <text:p>1218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5S" calcext:value-type="time">
            <text:p>15:10:35</text:p>
          </table:table-cell>
          <table:table-cell office:value-type="float" office:value="21585" calcext:value-type="float">
            <text:p>2158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8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934" calcext:value-type="float">
            <text:p>893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4S" calcext:value-type="time">
            <text:p>15:10:44</text:p>
          </table:table-cell>
          <table:table-cell office:value-type="float" office:value="12513" calcext:value-type="float">
            <text:p>1251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4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2498" calcext:value-type="float">
            <text:p>1249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5S" calcext:value-type="time">
            <text:p>15:10:45</text:p>
          </table:table-cell>
          <table:table-cell office:value-type="float" office:value="12631" calcext:value-type="float">
            <text:p>12631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3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2616" calcext:value-type="float">
            <text:p>1261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5S" calcext:value-type="time">
            <text:p>15:10:45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5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2446" calcext:value-type="float">
            <text:p>1244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6S" calcext:value-type="time">
            <text:p>15:10:46</text:p>
          </table:table-cell>
          <table:table-cell office:value-type="float" office:value="12868" calcext:value-type="float">
            <text:p>12868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846" calcext:value-type="float">
            <text:p>1284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6S" calcext:value-type="time">
            <text:p>15:10:46</text:p>
          </table:table-cell>
          <table:table-cell office:value-type="float" office:value="12443" calcext:value-type="float">
            <text:p>1244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6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428" calcext:value-type="float">
            <text:p>1242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6S" calcext:value-type="time">
            <text:p>15:10:46</text:p>
          </table:table-cell>
          <table:table-cell office:value-type="float" office:value="12857" calcext:value-type="float">
            <text:p>1285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4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842" calcext:value-type="float">
            <text:p>1284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6S" calcext:value-type="time">
            <text:p>15:10:36</text:p>
          </table:table-cell>
          <table:table-cell office:value-type="float" office:value="23704" calcext:value-type="float">
            <text:p>23704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9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358" calcext:value-type="float">
            <text:p>1035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7S" calcext:value-type="time">
            <text:p>15:10:47</text:p>
          </table:table-cell>
          <table:table-cell office:value-type="float" office:value="13440" calcext:value-type="float">
            <text:p>1344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3421" calcext:value-type="float">
            <text:p>1342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7S" calcext:value-type="time">
            <text:p>15:10:47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7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031" calcext:value-type="float">
            <text:p>1303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7S" calcext:value-type="time">
            <text:p>15:10:47</text:p>
          </table:table-cell>
          <table:table-cell office:value-type="float" office:value="13941" calcext:value-type="float">
            <text:p>13941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916" calcext:value-type="float">
            <text:p>1391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7S" calcext:value-type="time">
            <text:p>15:10:37</text:p>
          </table:table-cell>
          <table:table-cell office:value-type="float" office:value="24976" calcext:value-type="float">
            <text:p>2497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0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565" calcext:value-type="float">
            <text:p>1056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8S" calcext:value-type="time">
            <text:p>15:10:48</text:p>
          </table:table-cell>
          <table:table-cell office:value-type="float" office:value="14136" calcext:value-type="float">
            <text:p>1413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8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111" calcext:value-type="float">
            <text:p>1411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8S" calcext:value-type="time">
            <text:p>15:10:48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5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643" calcext:value-type="float">
            <text:p>1464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8S" calcext:value-type="time">
            <text:p>15:10:38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251" calcext:value-type="float">
            <text:p>1025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38S" calcext:value-type="time">
            <text:p>15:10:38</text:p>
          </table:table-cell>
          <table:table-cell office:value-type="float" office:value="25510" calcext:value-type="float">
            <text:p>2551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294" calcext:value-type="float">
            <text:p>1029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9S" calcext:value-type="time">
            <text:p>15:10:49</text:p>
          </table:table-cell>
          <table:table-cell office:value-type="float" office:value="14813" calcext:value-type="float">
            <text:p>1481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9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786" calcext:value-type="float">
            <text:p>1478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9S" calcext:value-type="time">
            <text:p>15:10:49</text:p>
          </table:table-cell>
          <table:table-cell office:value-type="float" office:value="15348" calcext:value-type="float">
            <text:p>15348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6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328" calcext:value-type="float">
            <text:p>1532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0S" calcext:value-type="time">
            <text:p>15:10:50</text:p>
          </table:table-cell>
          <table:table-cell office:value-type="float" office:value="14686" calcext:value-type="float">
            <text:p>1468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0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669" calcext:value-type="float">
            <text:p>1466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1S" calcext:value-type="time">
            <text:p>15:10:51</text:p>
          </table:table-cell>
          <table:table-cell office:value-type="float" office:value="15147" calcext:value-type="float">
            <text:p>15147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122" calcext:value-type="float">
            <text:p>151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0S" calcext:value-type="time">
            <text:p>15:10:40</text:p>
          </table:table-cell>
          <table:table-cell office:value-type="float" office:value="26609" calcext:value-type="float">
            <text:p>26609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2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994" calcext:value-type="float">
            <text:p>1099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1S" calcext:value-type="time">
            <text:p>15:10:51</text:p>
          </table:table-cell>
          <table:table-cell office:value-type="float" office:value="15677" calcext:value-type="float">
            <text:p>15677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61" calcext:value-type="float">
            <text:p>1566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2S" calcext:value-type="time">
            <text:p>15:10:52</text:p>
          </table:table-cell>
          <table:table-cell office:value-type="float" office:value="15780" calcext:value-type="float">
            <text:p>15780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758" calcext:value-type="float">
            <text:p>1575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2S" calcext:value-type="time">
            <text:p>15:10:52</text:p>
          </table:table-cell>
          <table:table-cell office:value-type="float" office:value="15731" calcext:value-type="float">
            <text:p>15731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714" calcext:value-type="float">
            <text:p>1571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3S" calcext:value-type="time">
            <text:p>15:10:53</text:p>
          </table:table-cell>
          <table:table-cell office:value-type="float" office:value="16159" calcext:value-type="float">
            <text:p>16159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2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97" calcext:value-type="float">
            <text:p>1609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3S" calcext:value-type="time">
            <text:p>15:10:53</text:p>
          </table:table-cell>
          <table:table-cell office:value-type="float" office:value="16006" calcext:value-type="float">
            <text:p>1600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3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982" calcext:value-type="float">
            <text:p>1598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4S" calcext:value-type="time">
            <text:p>15:10:54</text:p>
          </table:table-cell>
          <table:table-cell office:value-type="float" office:value="16169" calcext:value-type="float">
            <text:p>16169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7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153" calcext:value-type="float">
            <text:p>1615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1S" calcext:value-type="time">
            <text:p>15:10:41</text:p>
          </table:table-cell>
          <table:table-cell office:value-type="float" office:value="29010" calcext:value-type="float">
            <text:p>2901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3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336" calcext:value-type="float">
            <text:p>1233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2S" calcext:value-type="time">
            <text:p>15:10:42</text:p>
          </table:table-cell>
          <table:table-cell office:value-type="float" office:value="28421" calcext:value-type="float">
            <text:p>28421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667" calcext:value-type="float">
            <text:p>1166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2S" calcext:value-type="time">
            <text:p>15:10:42</text:p>
          </table:table-cell>
          <table:table-cell office:value-type="float" office:value="28970" calcext:value-type="float">
            <text:p>2897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4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724" calcext:value-type="float">
            <text:p>1172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4S" calcext:value-type="time">
            <text:p>15:10:54</text:p>
          </table:table-cell>
          <table:table-cell office:value-type="float" office:value="17265" calcext:value-type="float">
            <text:p>1726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4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251" calcext:value-type="float">
            <text:p>1725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5S" calcext:value-type="time">
            <text:p>15:10:55</text:p>
          </table:table-cell>
          <table:table-cell office:value-type="float" office:value="16680" calcext:value-type="float">
            <text:p>1668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5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666" calcext:value-type="float">
            <text:p>1666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6S" calcext:value-type="time">
            <text:p>15:10:56</text:p>
          </table:table-cell>
          <table:table-cell office:value-type="float" office:value="16847" calcext:value-type="float">
            <text:p>16847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25" calcext:value-type="float">
            <text:p>1682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6S" calcext:value-type="time">
            <text:p>15:10:56</text:p>
          </table:table-cell>
          <table:table-cell office:value-type="float" office:value="16728" calcext:value-type="float">
            <text:p>16728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6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15" calcext:value-type="float">
            <text:p>1671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7S" calcext:value-type="time">
            <text:p>15:10:57</text:p>
          </table:table-cell>
          <table:table-cell office:value-type="float" office:value="16881" calcext:value-type="float">
            <text:p>16881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8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62" calcext:value-type="float">
            <text:p>1686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7S" calcext:value-type="time">
            <text:p>15:10:57</text:p>
          </table:table-cell>
          <table:table-cell office:value-type="float" office:value="16592" calcext:value-type="float">
            <text:p>16592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7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575" calcext:value-type="float">
            <text:p>1657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7S" calcext:value-type="time">
            <text:p>15:10:57</text:p>
          </table:table-cell>
          <table:table-cell office:value-type="float" office:value="17458" calcext:value-type="float">
            <text:p>17458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3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431" calcext:value-type="float">
            <text:p>1743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5S" calcext:value-type="time">
            <text:p>15:10:45</text:p>
          </table:table-cell>
          <table:table-cell office:value-type="float" office:value="30640" calcext:value-type="float">
            <text:p>3064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5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681" calcext:value-type="float">
            <text:p>1268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5S" calcext:value-type="time">
            <text:p>15:10:45</text:p>
          </table:table-cell>
          <table:table-cell office:value-type="float" office:value="31197" calcext:value-type="float">
            <text:p>3119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731" calcext:value-type="float">
            <text:p>1273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8S" calcext:value-type="time">
            <text:p>15:10:58</text:p>
          </table:table-cell>
          <table:table-cell office:value-type="float" office:value="18110" calcext:value-type="float">
            <text:p>1811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8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096" calcext:value-type="float">
            <text:p>180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9S" calcext:value-type="time">
            <text:p>15:10:59</text:p>
          </table:table-cell>
          <table:table-cell office:value-type="float" office:value="18348" calcext:value-type="float">
            <text:p>18348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4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319" calcext:value-type="float">
            <text:p>1831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9S" calcext:value-type="time">
            <text:p>15:10:59</text:p>
          </table:table-cell>
          <table:table-cell office:value-type="float" office:value="18427" calcext:value-type="float">
            <text:p>18427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9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412" calcext:value-type="float">
            <text:p>1841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0S" calcext:value-type="time">
            <text:p>15:11:00</text:p>
          </table:table-cell>
          <table:table-cell office:value-type="float" office:value="18376" calcext:value-type="float">
            <text:p>18376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9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362" calcext:value-type="float">
            <text:p>1836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7S" calcext:value-type="time">
            <text:p>15:10:47</text:p>
          </table:table-cell>
          <table:table-cell office:value-type="float" office:value="32270" calcext:value-type="float">
            <text:p>3227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6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380" calcext:value-type="float">
            <text:p>1338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0S" calcext:value-type="time">
            <text:p>15:11:00</text:p>
          </table:table-cell>
          <table:table-cell office:value-type="float" office:value="18947" calcext:value-type="float">
            <text:p>18947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0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931" calcext:value-type="float">
            <text:p>1893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1S" calcext:value-type="time">
            <text:p>15:11:01</text:p>
          </table:table-cell>
          <table:table-cell office:value-type="float" office:value="19069" calcext:value-type="float">
            <text:p>19069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045" calcext:value-type="float">
            <text:p>1904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2S" calcext:value-type="time">
            <text:p>15:11:02</text:p>
          </table:table-cell>
          <table:table-cell office:value-type="float" office:value="18890" calcext:value-type="float">
            <text:p>18890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0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872" calcext:value-type="float">
            <text:p>1887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8S" calcext:value-type="time">
            <text:p>15:10:48</text:p>
          </table:table-cell>
          <table:table-cell office:value-type="float" office:value="33842" calcext:value-type="float">
            <text:p>33842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7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479" calcext:value-type="float">
            <text:p>1447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3S" calcext:value-type="time">
            <text:p>15:11:03</text:p>
          </table:table-cell>
          <table:table-cell office:value-type="float" office:value="19652" calcext:value-type="float">
            <text:p>19652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5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626" calcext:value-type="float">
            <text:p>1962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3S" calcext:value-type="time">
            <text:p>15:11:03</text:p>
          </table:table-cell>
          <table:table-cell office:value-type="float" office:value="19653" calcext:value-type="float">
            <text:p>1965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639" calcext:value-type="float">
            <text:p>1963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4S" calcext:value-type="time">
            <text:p>15:11:04</text:p>
          </table:table-cell>
          <table:table-cell office:value-type="float" office:value="19512" calcext:value-type="float">
            <text:p>19512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1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496" calcext:value-type="float">
            <text:p>194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9S" calcext:value-type="time">
            <text:p>15:10:49</text:p>
          </table:table-cell>
          <table:table-cell office:value-type="float" office:value="35605" calcext:value-type="float">
            <text:p>3560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8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263" calcext:value-type="float">
            <text:p>1526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5S" calcext:value-type="time">
            <text:p>15:11:05</text:p>
          </table:table-cell>
          <table:table-cell office:value-type="float" office:value="20969" calcext:value-type="float">
            <text:p>20969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6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946" calcext:value-type="float">
            <text:p>2094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49S" calcext:value-type="time">
            <text:p>15:10:49</text:p>
          </table:table-cell>
          <table:table-cell office:value-type="float" office:value="36906" calcext:value-type="float">
            <text:p>3690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9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407" calcext:value-type="float">
            <text:p>1540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0S" calcext:value-type="time">
            <text:p>15:10:50</text:p>
          </table:table-cell>
          <table:table-cell office:value-type="float" office:value="36330" calcext:value-type="float">
            <text:p>36330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768" calcext:value-type="float">
            <text:p>1476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6S" calcext:value-type="time">
            <text:p>15:11:06</text:p>
          </table:table-cell>
          <table:table-cell office:value-type="float" office:value="21574" calcext:value-type="float">
            <text:p>21574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1552" calcext:value-type="float">
            <text:p>2155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7S" calcext:value-type="time">
            <text:p>15:11:07</text:p>
          </table:table-cell>
          <table:table-cell office:value-type="float" office:value="21498" calcext:value-type="float">
            <text:p>21498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2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1473" calcext:value-type="float">
            <text:p>2147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1S" calcext:value-type="time">
            <text:p>15:10:51</text:p>
          </table:table-cell>
          <table:table-cell office:value-type="float" office:value="37780" calcext:value-type="float">
            <text:p>3778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0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46" calcext:value-type="float">
            <text:p>1564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9S" calcext:value-type="time">
            <text:p>15:11:09</text:p>
          </table:table-cell>
          <table:table-cell office:value-type="float" office:value="21489" calcext:value-type="float">
            <text:p>21489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2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1463" calcext:value-type="float">
            <text:p>2146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3S" calcext:value-type="time">
            <text:p>15:10:53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213" calcext:value-type="float">
            <text:p>1621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0S" calcext:value-type="time">
            <text:p>15:11:10</text:p>
          </table:table-cell>
          <table:table-cell office:value-type="float" office:value="22345" calcext:value-type="float">
            <text:p>22345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7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323" calcext:value-type="float">
            <text:p>2232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1S" calcext:value-type="time">
            <text:p>15:11:11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3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224" calcext:value-type="float">
            <text:p>2222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4S" calcext:value-type="time">
            <text:p>15:10:54</text:p>
          </table:table-cell>
          <table:table-cell office:value-type="float" office:value="39454" calcext:value-type="float">
            <text:p>39454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2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09" calcext:value-type="float">
            <text:p>1670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1S" calcext:value-type="time">
            <text:p>15:11:11</text:p>
          </table:table-cell>
          <table:table-cell office:value-type="float" office:value="22741" calcext:value-type="float">
            <text:p>22741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727" calcext:value-type="float">
            <text:p>2272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1S" calcext:value-type="time">
            <text:p>15:11:11</text:p>
          </table:table-cell>
          <table:table-cell office:value-type="float" office:value="22623" calcext:value-type="float">
            <text:p>22623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4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606" calcext:value-type="float">
            <text:p>2260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4S" calcext:value-type="time">
            <text:p>15:10:54</text:p>
          </table:table-cell>
          <table:table-cell office:value-type="float" office:value="40576" calcext:value-type="float">
            <text:p>4057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3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390" calcext:value-type="float">
            <text:p>1739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5S" calcext:value-type="time">
            <text:p>15:10:55</text:p>
          </table:table-cell>
          <table:table-cell office:value-type="float" office:value="39821" calcext:value-type="float">
            <text:p>39821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632" calcext:value-type="float">
            <text:p>1663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4S" calcext:value-type="time">
            <text:p>15:11:14</text:p>
          </table:table-cell>
          <table:table-cell office:value-type="float" office:value="22802" calcext:value-type="float">
            <text:p>22802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8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776" calcext:value-type="float">
            <text:p>2277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7S" calcext:value-type="time">
            <text:p>15:10:57</text:p>
          </table:table-cell>
          <table:table-cell office:value-type="float" office:value="40238" calcext:value-type="float">
            <text:p>4023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4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938" calcext:value-type="float">
            <text:p>1693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5S" calcext:value-type="time">
            <text:p>15:11:15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3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3375" calcext:value-type="float">
            <text:p>2337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5S" calcext:value-type="time">
            <text:p>15:11:15</text:p>
          </table:table-cell>
          <table:table-cell office:value-type="float" office:value="23292" calcext:value-type="float">
            <text:p>23292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5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3274" calcext:value-type="float">
            <text:p>2327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6S" calcext:value-type="time">
            <text:p>15:11:16</text:p>
          </table:table-cell>
          <table:table-cell office:value-type="float" office:value="23179" calcext:value-type="float">
            <text:p>23179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3163" calcext:value-type="float">
            <text:p>2316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8S" calcext:value-type="time">
            <text:p>15:10:58</text:p>
          </table:table-cell>
          <table:table-cell office:value-type="float" office:value="42189" calcext:value-type="float">
            <text:p>42189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5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509" calcext:value-type="float">
            <text:p>1850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9S" calcext:value-type="time">
            <text:p>15:10:59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879" calcext:value-type="float">
            <text:p>1787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0M59S" calcext:value-type="time">
            <text:p>15:10:59</text:p>
          </table:table-cell>
          <table:table-cell office:value-type="float" office:value="42152" calcext:value-type="float">
            <text:p>42152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6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951" calcext:value-type="float">
            <text:p>1795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8S" calcext:value-type="time">
            <text:p>15:11:18</text:p>
          </table:table-cell>
          <table:table-cell office:value-type="float" office:value="24220" calcext:value-type="float">
            <text:p>24220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4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4192" calcext:value-type="float">
            <text:p>2419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8S" calcext:value-type="time">
            <text:p>15:11:18</text:p>
          </table:table-cell>
          <table:table-cell office:value-type="float" office:value="24673" calcext:value-type="float">
            <text:p>24673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9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4651" calcext:value-type="float">
            <text:p>2465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9S" calcext:value-type="time">
            <text:p>15:11:19</text:p>
          </table:table-cell>
          <table:table-cell office:value-type="float" office:value="24541" calcext:value-type="float">
            <text:p>24541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6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4527" calcext:value-type="float">
            <text:p>2452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0S" calcext:value-type="time">
            <text:p>15:11:00</text:p>
          </table:table-cell>
          <table:table-cell office:value-type="float" office:value="43915" calcext:value-type="float">
            <text:p>4391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8883" calcext:value-type="float">
            <text:p>1888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0S" calcext:value-type="time">
            <text:p>15:11:00</text:p>
          </table:table-cell>
          <table:table-cell office:value-type="float" office:value="44643" calcext:value-type="float">
            <text:p>44643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7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9058" calcext:value-type="float">
            <text:p>1905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1S" calcext:value-type="time">
            <text:p>15:11:21</text:p>
          </table:table-cell>
          <table:table-cell office:value-type="float" office:value="25097" calcext:value-type="float">
            <text:p>25097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0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5073" calcext:value-type="float">
            <text:p>2507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2S" calcext:value-type="time">
            <text:p>15:11:22</text:p>
          </table:table-cell>
          <table:table-cell office:value-type="float" office:value="24978" calcext:value-type="float">
            <text:p>24978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7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4960" calcext:value-type="float">
            <text:p>2496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2S" calcext:value-type="time">
            <text:p>15:11:02</text:p>
          </table:table-cell>
          <table:table-cell office:value-type="float" office:value="44760" calcext:value-type="float">
            <text:p>4476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8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9269" calcext:value-type="float">
            <text:p>1926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3S" calcext:value-type="time">
            <text:p>15:11:23</text:p>
          </table:table-cell>
          <table:table-cell office:value-type="float" office:value="25474" calcext:value-type="float">
            <text:p>25474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5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5444" calcext:value-type="float">
            <text:p>2544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3S" calcext:value-type="time">
            <text:p>15:11:23</text:p>
          </table:table-cell>
          <table:table-cell office:value-type="float" office:value="25882" calcext:value-type="float">
            <text:p>25882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1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5859" calcext:value-type="float">
            <text:p>2585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4S" calcext:value-type="time">
            <text:p>15:11:24</text:p>
          </table:table-cell>
          <table:table-cell office:value-type="float" office:value="25437" calcext:value-type="float">
            <text:p>2543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8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25422" calcext:value-type="float">
            <text:p>254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4S" calcext:value-type="time">
            <text:p>15:11:04</text:p>
          </table:table-cell>
          <table:table-cell office:value-type="float" office:value="46334" calcext:value-type="float">
            <text:p>46334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9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629" calcext:value-type="float">
            <text:p>2062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6S" calcext:value-type="time">
            <text:p>15:11:26</text:p>
          </table:table-cell>
          <table:table-cell office:value-type="float" office:value="25811" calcext:value-type="float">
            <text:p>2581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6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5785" calcext:value-type="float">
            <text:p>2578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6S" calcext:value-type="time">
            <text:p>15:11:26</text:p>
          </table:table-cell>
          <table:table-cell office:value-type="float" office:value="25731" calcext:value-type="float">
            <text:p>25731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9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5710" calcext:value-type="float">
            <text:p>2571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5S" calcext:value-type="time">
            <text:p>15:11:05</text:p>
          </table:table-cell>
          <table:table-cell office:value-type="float" office:value="47805" calcext:value-type="float">
            <text:p>4780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0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1527" calcext:value-type="float">
            <text:p>2152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7S" calcext:value-type="time">
            <text:p>15:11:27</text:p>
          </table:table-cell>
          <table:table-cell office:value-type="float" office:value="26306" calcext:value-type="float">
            <text:p>2630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6286" calcext:value-type="float">
            <text:p>2628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8S" calcext:value-type="time">
            <text:p>15:11:28</text:p>
          </table:table-cell>
          <table:table-cell office:value-type="float" office:value="25886" calcext:value-type="float">
            <text:p>25886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2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5864" calcext:value-type="float">
            <text:p>2586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9S" calcext:value-type="time">
            <text:p>15:11:29</text:p>
          </table:table-cell>
          <table:table-cell office:value-type="float" office:value="25605" calcext:value-type="float">
            <text:p>25605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0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5590" calcext:value-type="float">
            <text:p>2559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7S" calcext:value-type="time">
            <text:p>15:11:07</text:p>
          </table:table-cell>
          <table:table-cell office:value-type="float" office:value="48308" calcext:value-type="float">
            <text:p>4830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2202" calcext:value-type="float">
            <text:p>2220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8S" calcext:value-type="time">
            <text:p>15:11:08</text:p>
          </table:table-cell>
          <table:table-cell office:value-type="float" office:value="47485" calcext:value-type="float">
            <text:p>47485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1380" calcext:value-type="float">
            <text:p>2138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8S" calcext:value-type="time">
            <text:p>15:11:08</text:p>
          </table:table-cell>
          <table:table-cell office:value-type="float" office:value="48006" calcext:value-type="float">
            <text:p>4800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2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1514" calcext:value-type="float">
            <text:p>2151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1S" calcext:value-type="time">
            <text:p>15:11:31</text:p>
          </table:table-cell>
          <table:table-cell office:value-type="float" office:value="25556" calcext:value-type="float">
            <text:p>25556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1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25541" calcext:value-type="float">
            <text:p>2554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09S" calcext:value-type="time">
            <text:p>15:11:09</text:p>
          </table:table-cell>
          <table:table-cell office:value-type="float" office:value="48034" calcext:value-type="float">
            <text:p>48034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3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21982" calcext:value-type="float">
            <text:p>2198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2S" calcext:value-type="time">
            <text:p>15:11:32</text:p>
          </table:table-cell>
          <table:table-cell office:value-type="float" office:value="26050" calcext:value-type="float">
            <text:p>26050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7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6023" calcext:value-type="float">
            <text:p>2602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3S" calcext:value-type="time">
            <text:p>15:11:33</text:p>
          </table:table-cell>
          <table:table-cell office:value-type="float" office:value="26402" calcext:value-type="float">
            <text:p>26402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3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6380" calcext:value-type="float">
            <text:p>2638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3S" calcext:value-type="time">
            <text:p>15:11:33</text:p>
          </table:table-cell>
          <table:table-cell office:value-type="float" office:value="26282" calcext:value-type="float">
            <text:p>26282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2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6266" calcext:value-type="float">
            <text:p>2626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4S" calcext:value-type="time">
            <text:p>15:11:34</text:p>
          </table:table-cell>
          <table:table-cell office:value-type="float" office:value="26715" calcext:value-type="float">
            <text:p>26715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4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6694" calcext:value-type="float">
            <text:p>2669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2S" calcext:value-type="time">
            <text:p>15:11:12</text:p>
          </table:table-cell>
          <table:table-cell office:value-type="float" office:value="49885" calcext:value-type="float">
            <text:p>4988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4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2674" calcext:value-type="float">
            <text:p>2267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5S" calcext:value-type="time">
            <text:p>15:11:35</text:p>
          </table:table-cell>
          <table:table-cell office:value-type="float" office:value="27064" calcext:value-type="float">
            <text:p>27064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3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046" calcext:value-type="float">
            <text:p>2704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5S" calcext:value-type="time">
            <text:p>15:11:35</text:p>
          </table:table-cell>
          <table:table-cell office:value-type="float" office:value="27059" calcext:value-type="float">
            <text:p>2705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043" calcext:value-type="float">
            <text:p>2704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2S" calcext:value-type="time">
            <text:p>15:11:12</text:p>
          </table:table-cell>
          <table:table-cell office:value-type="float" office:value="50758" calcext:value-type="float">
            <text:p>5075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5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3217" calcext:value-type="float">
            <text:p>2321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3S" calcext:value-type="time">
            <text:p>15:11:13</text:p>
          </table:table-cell>
          <table:table-cell office:value-type="float" office:value="49951" calcext:value-type="float">
            <text:p>49951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2396" calcext:value-type="float">
            <text:p>223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3S" calcext:value-type="time">
            <text:p>15:11:13</text:p>
          </table:table-cell>
          <table:table-cell office:value-type="float" office:value="50520" calcext:value-type="float">
            <text:p>50520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6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2461" calcext:value-type="float">
            <text:p>2246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6S" calcext:value-type="time">
            <text:p>15:11:36</text:p>
          </table:table-cell>
          <table:table-cell office:value-type="float" office:value="28151" calcext:value-type="float">
            <text:p>2815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8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129" calcext:value-type="float">
            <text:p>2812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7S" calcext:value-type="time">
            <text:p>15:11:37</text:p>
          </table:table-cell>
          <table:table-cell office:value-type="float" office:value="28020" calcext:value-type="float">
            <text:p>28020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4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003" calcext:value-type="float">
            <text:p>2800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4S" calcext:value-type="time">
            <text:p>15:11:14</text:p>
          </table:table-cell>
          <table:table-cell office:value-type="float" office:value="51819" calcext:value-type="float">
            <text:p>51819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7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3366" calcext:value-type="float">
            <text:p>2336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9S" calcext:value-type="time">
            <text:p>15:11:39</text:p>
          </table:table-cell>
          <table:table-cell office:value-type="float" office:value="27969" calcext:value-type="float">
            <text:p>27969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5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7942" calcext:value-type="float">
            <text:p>2794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9S" calcext:value-type="time">
            <text:p>15:11:39</text:p>
          </table:table-cell>
          <table:table-cell office:value-type="float" office:value="28326" calcext:value-type="float">
            <text:p>28326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28301" calcext:value-type="float">
            <text:p>2830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0S" calcext:value-type="time">
            <text:p>15:11:40</text:p>
          </table:table-cell>
          <table:table-cell office:value-type="float" office:value="28213" calcext:value-type="float">
            <text:p>28213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5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28198" calcext:value-type="float">
            <text:p>2819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6S" calcext:value-type="time">
            <text:p>15:11:16</text:p>
          </table:table-cell>
          <table:table-cell office:value-type="float" office:value="52397" calcext:value-type="float">
            <text:p>5239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8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3692" calcext:value-type="float">
            <text:p>2369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0S" calcext:value-type="time">
            <text:p>15:11:40</text:p>
          </table:table-cell>
          <table:table-cell office:value-type="float" office:value="28702" calcext:value-type="float">
            <text:p>28702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8681" calcext:value-type="float">
            <text:p>2868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1S" calcext:value-type="time">
            <text:p>15:11:41</text:p>
          </table:table-cell>
          <table:table-cell office:value-type="float" office:value="28581" calcext:value-type="float">
            <text:p>28581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6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28566" calcext:value-type="float">
            <text:p>2856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8S" calcext:value-type="time">
            <text:p>15:11:18</text:p>
          </table:table-cell>
          <table:table-cell office:value-type="float" office:value="52587" calcext:value-type="float">
            <text:p>5258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9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24309" calcext:value-type="float">
            <text:p>2430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3S" calcext:value-type="time">
            <text:p>15:11:43</text:p>
          </table:table-cell>
          <table:table-cell office:value-type="float" office:value="28339" calcext:value-type="float">
            <text:p>28339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9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8317" calcext:value-type="float">
            <text:p>2831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3S" calcext:value-type="time">
            <text:p>15:11:43</text:p>
          </table:table-cell>
          <table:table-cell office:value-type="float" office:value="28773" calcext:value-type="float">
            <text:p>28773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6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8751" calcext:value-type="float">
            <text:p>2875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4S" calcext:value-type="time">
            <text:p>15:11:44</text:p>
          </table:table-cell>
          <table:table-cell office:value-type="float" office:value="28639" calcext:value-type="float">
            <text:p>28639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28625" calcext:value-type="float">
            <text:p>2862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19S" calcext:value-type="time">
            <text:p>15:11:19</text:p>
          </table:table-cell>
          <table:table-cell office:value-type="float" office:value="54156" calcext:value-type="float">
            <text:p>5415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0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25058" calcext:value-type="float">
            <text:p>2505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5S" calcext:value-type="time">
            <text:p>15:11:45</text:p>
          </table:table-cell>
          <table:table-cell office:value-type="float" office:value="29044" calcext:value-type="float">
            <text:p>29044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7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29030" calcext:value-type="float">
            <text:p>2903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0S" calcext:value-type="time">
            <text:p>15:11:20</text:p>
          </table:table-cell>
          <table:table-cell office:value-type="float" office:value="53813" calcext:value-type="float">
            <text:p>53813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24749" calcext:value-type="float">
            <text:p>2474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6S" calcext:value-type="time">
            <text:p>15:11:46</text:p>
          </table:table-cell>
          <table:table-cell office:value-type="float" office:value="29126" calcext:value-type="float">
            <text:p>29126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0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29104" calcext:value-type="float">
            <text:p>2910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7S" calcext:value-type="time">
            <text:p>15:11:47</text:p>
          </table:table-cell>
          <table:table-cell office:value-type="float" office:value="29573" calcext:value-type="float">
            <text:p>29573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7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9520" calcext:value-type="float">
            <text:p>2952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7S" calcext:value-type="time">
            <text:p>15:11:47</text:p>
          </table:table-cell>
          <table:table-cell office:value-type="float" office:value="29436" calcext:value-type="float">
            <text:p>29436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8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29421" calcext:value-type="float">
            <text:p>2942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3S" calcext:value-type="time">
            <text:p>15:11:23</text:p>
          </table:table-cell>
          <table:table-cell office:value-type="float" office:value="54682" calcext:value-type="float">
            <text:p>54682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25518" calcext:value-type="float">
            <text:p>2551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9S" calcext:value-type="time">
            <text:p>15:11:49</text:p>
          </table:table-cell>
          <table:table-cell office:value-type="float" office:value="29240" calcext:value-type="float">
            <text:p>29240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1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29218" calcext:value-type="float">
            <text:p>2921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0S" calcext:value-type="time">
            <text:p>15:11:50</text:p>
          </table:table-cell>
          <table:table-cell office:value-type="float" office:value="29633" calcext:value-type="float">
            <text:p>29633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8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29611" calcext:value-type="float">
            <text:p>2961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0S" calcext:value-type="time">
            <text:p>15:11:50</text:p>
          </table:table-cell>
          <table:table-cell office:value-type="float" office:value="29546" calcext:value-type="float">
            <text:p>29546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9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29532" calcext:value-type="float">
            <text:p>2953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2S" calcext:value-type="time">
            <text:p>15:11:52</text:p>
          </table:table-cell>
          <table:table-cell office:value-type="float" office:value="29003" calcext:value-type="float">
            <text:p>29003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9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8981" calcext:value-type="float">
            <text:p>2898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3S" calcext:value-type="time">
            <text:p>15:11:53</text:p>
          </table:table-cell>
          <table:table-cell office:value-type="float" office:value="28923" calcext:value-type="float">
            <text:p>28923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0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8908" calcext:value-type="float">
            <text:p>2890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28S" calcext:value-type="time">
            <text:p>15:11:28</text:p>
          </table:table-cell>
          <table:table-cell office:value-type="float" office:value="54429" calcext:value-type="float">
            <text:p>54429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5507" calcext:value-type="float">
            <text:p>2550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4S" calcext:value-type="time">
            <text:p>15:11:54</text:p>
          </table:table-cell>
          <table:table-cell office:value-type="float" office:value="28914" calcext:value-type="float">
            <text:p>28914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2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28891" calcext:value-type="float">
            <text:p>2889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5S" calcext:value-type="time">
            <text:p>15:11:55</text:p>
          </table:table-cell>
          <table:table-cell office:value-type="float" office:value="29405" calcext:value-type="float">
            <text:p>29405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0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9376" calcext:value-type="float">
            <text:p>2937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5S" calcext:value-type="time">
            <text:p>15:11:55</text:p>
          </table:table-cell>
          <table:table-cell office:value-type="float" office:value="29287" calcext:value-type="float">
            <text:p>2928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1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29272" calcext:value-type="float">
            <text:p>2927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5S" calcext:value-type="time">
            <text:p>15:11:55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29380" calcext:value-type="float">
            <text:p>2938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6S" calcext:value-type="time">
            <text:p>15:11:56</text:p>
          </table:table-cell>
          <table:table-cell office:value-type="float" office:value="29337" calcext:value-type="float">
            <text:p>2933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2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29317" calcext:value-type="float">
            <text:p>2931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0S" calcext:value-type="time">
            <text:p>15:11:30</text:p>
          </table:table-cell>
          <table:table-cell office:value-type="float" office:value="55049" calcext:value-type="float">
            <text:p>55049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2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25657" calcext:value-type="float">
            <text:p>2565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7S" calcext:value-type="time">
            <text:p>15:11:57</text:p>
          </table:table-cell>
          <table:table-cell office:value-type="float" office:value="29843" calcext:value-type="float">
            <text:p>29843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1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9822" calcext:value-type="float">
            <text:p>298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7S" calcext:value-type="time">
            <text:p>15:11:57</text:p>
          </table:table-cell>
          <table:table-cell office:value-type="float" office:value="29762" calcext:value-type="float">
            <text:p>29762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3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9747" calcext:value-type="float">
            <text:p>2974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9S" calcext:value-type="time">
            <text:p>15:11:59</text:p>
          </table:table-cell>
          <table:table-cell office:value-type="float" office:value="29306" calcext:value-type="float">
            <text:p>29306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3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29283" calcext:value-type="float">
            <text:p>2928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0S" calcext:value-type="time">
            <text:p>15:12:00</text:p>
          </table:table-cell>
          <table:table-cell office:value-type="float" office:value="29800" calcext:value-type="float">
            <text:p>29800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2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29773" calcext:value-type="float">
            <text:p>2977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4S" calcext:value-type="time">
            <text:p>15:11:34</text:p>
          </table:table-cell>
          <table:table-cell office:value-type="float" office:value="56616" calcext:value-type="float">
            <text:p>5661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26352" calcext:value-type="float">
            <text:p>2635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1S" calcext:value-type="time">
            <text:p>15:12:01</text:p>
          </table:table-cell>
          <table:table-cell office:value-type="float" office:value="30716" calcext:value-type="float">
            <text:p>30716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4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383" calcext:value-type="float">
            <text:p>3038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1S" calcext:value-type="time">
            <text:p>15:12:01</text:p>
          </table:table-cell>
          <table:table-cell office:value-type="float" office:value="30744" calcext:value-type="float">
            <text:p>30744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4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727" calcext:value-type="float">
            <text:p>3072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2S" calcext:value-type="time">
            <text:p>15:12:02</text:p>
          </table:table-cell>
          <table:table-cell office:value-type="float" office:value="31114" calcext:value-type="float">
            <text:p>31114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3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084" calcext:value-type="float">
            <text:p>3108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3S" calcext:value-type="time">
            <text:p>15:12:03</text:p>
          </table:table-cell>
          <table:table-cell office:value-type="float" office:value="31252" calcext:value-type="float">
            <text:p>31252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5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237" calcext:value-type="float">
            <text:p>3123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3S" calcext:value-type="time">
            <text:p>15:12:03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232" calcext:value-type="float">
            <text:p>3123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4S" calcext:value-type="time">
            <text:p>15:12:04</text:p>
          </table:table-cell>
          <table:table-cell office:value-type="float" office:value="31234" calcext:value-type="float">
            <text:p>31234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6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220" calcext:value-type="float">
            <text:p>3122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5S" calcext:value-type="time">
            <text:p>15:12:05</text:p>
          </table:table-cell>
          <table:table-cell office:value-type="float" office:value="30854" calcext:value-type="float">
            <text:p>30854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4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831" calcext:value-type="float">
            <text:p>3083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6S" calcext:value-type="time">
            <text:p>15:12:06</text:p>
          </table:table-cell>
          <table:table-cell office:value-type="float" office:value="30901" calcext:value-type="float">
            <text:p>30901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7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885" calcext:value-type="float">
            <text:p>3088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38S" calcext:value-type="time">
            <text:p>15:11:38</text:p>
          </table:table-cell>
          <table:table-cell office:value-type="float" office:value="58594" calcext:value-type="float">
            <text:p>58594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3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7613" calcext:value-type="float">
            <text:p>2761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7S" calcext:value-type="time">
            <text:p>15:12:07</text:p>
          </table:table-cell>
          <table:table-cell office:value-type="float" office:value="31170" calcext:value-type="float">
            <text:p>31170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5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130" calcext:value-type="float">
            <text:p>3113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8S" calcext:value-type="time">
            <text:p>15:12:08</text:p>
          </table:table-cell>
          <table:table-cell office:value-type="float" office:value="31366" calcext:value-type="float">
            <text:p>31366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332" calcext:value-type="float">
            <text:p>3133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8S" calcext:value-type="time">
            <text:p>15:12:08</text:p>
          </table:table-cell>
          <table:table-cell office:value-type="float" office:value="31776" calcext:value-type="float">
            <text:p>31776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5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750" calcext:value-type="float">
            <text:p>3175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9S" calcext:value-type="time">
            <text:p>15:12:09</text:p>
          </table:table-cell>
          <table:table-cell office:value-type="float" office:value="31964" calcext:value-type="float">
            <text:p>31964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8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920" calcext:value-type="float">
            <text:p>3192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9S" calcext:value-type="time">
            <text:p>15:12:09</text:p>
          </table:table-cell>
          <table:table-cell office:value-type="float" office:value="32546" calcext:value-type="float">
            <text:p>32546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6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518" calcext:value-type="float">
            <text:p>3251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2S" calcext:value-type="time">
            <text:p>15:11:42</text:p>
          </table:table-cell>
          <table:table-cell office:value-type="float" office:value="60588" calcext:value-type="float">
            <text:p>60588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4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7839" calcext:value-type="float">
            <text:p>2783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0S" calcext:value-type="time">
            <text:p>15:12:10</text:p>
          </table:table-cell>
          <table:table-cell office:value-type="float" office:value="32663" calcext:value-type="float">
            <text:p>32663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9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642" calcext:value-type="float">
            <text:p>3264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2S" calcext:value-type="time">
            <text:p>15:12:12</text:p>
          </table:table-cell>
          <table:table-cell office:value-type="float" office:value="32322" calcext:value-type="float">
            <text:p>32322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6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298" calcext:value-type="float">
            <text:p>3229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3S" calcext:value-type="time">
            <text:p>15:12:13</text:p>
          </table:table-cell>
          <table:table-cell office:value-type="float" office:value="32804" calcext:value-type="float">
            <text:p>32804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777" calcext:value-type="float">
            <text:p>3277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3S" calcext:value-type="time">
            <text:p>15:12:13</text:p>
          </table:table-cell>
          <table:table-cell office:value-type="float" office:value="32847" calcext:value-type="float">
            <text:p>3284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0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831" calcext:value-type="float">
            <text:p>3283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4S" calcext:value-type="time">
            <text:p>15:12:14</text:p>
          </table:table-cell>
          <table:table-cell office:value-type="float" office:value="33367" calcext:value-type="float">
            <text:p>33367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7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345" calcext:value-type="float">
            <text:p>3334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4S" calcext:value-type="time">
            <text:p>15:12:14</text:p>
          </table:table-cell>
          <table:table-cell office:value-type="float" office:value="33367" calcext:value-type="float">
            <text:p>33367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351" calcext:value-type="float">
            <text:p>3335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6S" calcext:value-type="time">
            <text:p>15:12:16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7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020" calcext:value-type="float">
            <text:p>3302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7S" calcext:value-type="time">
            <text:p>15:12:17</text:p>
          </table:table-cell>
          <table:table-cell office:value-type="float" office:value="33536" calcext:value-type="float">
            <text:p>33536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8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511" calcext:value-type="float">
            <text:p>3351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48S" calcext:value-type="time">
            <text:p>15:11:48</text:p>
          </table:table-cell>
          <table:table-cell office:value-type="float" office:value="62362" calcext:value-type="float">
            <text:p>62362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5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8703" calcext:value-type="float">
            <text:p>2870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7S" calcext:value-type="time">
            <text:p>15:12:17</text:p>
          </table:table-cell>
          <table:table-cell office:value-type="float" office:value="33719" calcext:value-type="float">
            <text:p>33719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689" calcext:value-type="float">
            <text:p>3368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9S" calcext:value-type="time">
            <text:p>15:12:19</text:p>
          </table:table-cell>
          <table:table-cell office:value-type="float" office:value="33711" calcext:value-type="float">
            <text:p>3371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8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669" calcext:value-type="float">
            <text:p>3366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0S" calcext:value-type="time">
            <text:p>15:12:20</text:p>
          </table:table-cell>
          <table:table-cell office:value-type="float" office:value="34237" calcext:value-type="float">
            <text:p>34237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9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4200" calcext:value-type="float">
            <text:p>3420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1S" calcext:value-type="time">
            <text:p>15:11:51</text:p>
          </table:table-cell>
          <table:table-cell office:value-type="float" office:value="63143" calcext:value-type="float">
            <text:p>63143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6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8742" calcext:value-type="float">
            <text:p>2874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1S" calcext:value-type="time">
            <text:p>15:12:21</text:p>
          </table:table-cell>
          <table:table-cell office:value-type="float" office:value="34623" calcext:value-type="float">
            <text:p>34623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9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4588" calcext:value-type="float">
            <text:p>3458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2S" calcext:value-type="time">
            <text:p>15:12:22</text:p>
          </table:table-cell>
          <table:table-cell office:value-type="float" office:value="35189" calcext:value-type="float">
            <text:p>35189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0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167" calcext:value-type="float">
            <text:p>3516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3S" calcext:value-type="time">
            <text:p>15:11:53</text:p>
          </table:table-cell>
          <table:table-cell office:value-type="float" office:value="64665" calcext:value-type="float">
            <text:p>6466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8924" calcext:value-type="float">
            <text:p>2892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2S" calcext:value-type="time">
            <text:p>15:12:22</text:p>
          </table:table-cell>
          <table:table-cell office:value-type="float" office:value="35737" calcext:value-type="float">
            <text:p>35737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721" calcext:value-type="float">
            <text:p>3572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4S" calcext:value-type="time">
            <text:p>15:12:24</text:p>
          </table:table-cell>
          <table:table-cell office:value-type="float" office:value="35523" calcext:value-type="float">
            <text:p>35523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0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496" calcext:value-type="float">
            <text:p>354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5S" calcext:value-type="time">
            <text:p>15:12:25</text:p>
          </table:table-cell>
          <table:table-cell office:value-type="float" office:value="36130" calcext:value-type="float">
            <text:p>36130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1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6089" calcext:value-type="float">
            <text:p>3608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5S" calcext:value-type="time">
            <text:p>15:12:25</text:p>
          </table:table-cell>
          <table:table-cell office:value-type="float" office:value="36791" calcext:value-type="float">
            <text:p>36791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2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6767" calcext:value-type="float">
            <text:p>3676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6S" calcext:value-type="time">
            <text:p>15:12:26</text:p>
          </table:table-cell>
          <table:table-cell office:value-type="float" office:value="37120" calcext:value-type="float">
            <text:p>3712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6871" calcext:value-type="float">
            <text:p>3687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7S" calcext:value-type="time">
            <text:p>15:12:27</text:p>
          </table:table-cell>
          <table:table-cell office:value-type="float" office:value="37849" calcext:value-type="float">
            <text:p>37849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1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7821" calcext:value-type="float">
            <text:p>3782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7S" calcext:value-type="time">
            <text:p>15:12:27</text:p>
          </table:table-cell>
          <table:table-cell office:value-type="float" office:value="38185" calcext:value-type="float">
            <text:p>38185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3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155" calcext:value-type="float">
            <text:p>3815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1M58S" calcext:value-type="time">
            <text:p>15:11:58</text:p>
          </table:table-cell>
          <table:table-cell office:value-type="float" office:value="67473" calcext:value-type="float">
            <text:p>67473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7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9106" calcext:value-type="float">
            <text:p>2910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9S" calcext:value-type="time">
            <text:p>15:12:29</text:p>
          </table:table-cell>
          <table:table-cell office:value-type="float" office:value="37859" calcext:value-type="float">
            <text:p>37859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2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7837" calcext:value-type="float">
            <text:p>3783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0S" calcext:value-type="time">
            <text:p>15:12:30</text:p>
          </table:table-cell>
          <table:table-cell office:value-type="float" office:value="37738" calcext:value-type="float">
            <text:p>37738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7722" calcext:value-type="float">
            <text:p>377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2S" calcext:value-type="time">
            <text:p>15:12:32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4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7148" calcext:value-type="float">
            <text:p>3714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3S" calcext:value-type="time">
            <text:p>15:12:33</text:p>
          </table:table-cell>
          <table:table-cell office:value-type="float" office:value="37239" calcext:value-type="float">
            <text:p>37239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3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7210" calcext:value-type="float">
            <text:p>3721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2S" calcext:value-type="time">
            <text:p>15:12:02</text:p>
          </table:table-cell>
          <table:table-cell office:value-type="float" office:value="68948" calcext:value-type="float">
            <text:p>6894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1175" calcext:value-type="float">
            <text:p>3117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4S" calcext:value-type="time">
            <text:p>15:12:34</text:p>
          </table:table-cell>
          <table:table-cell office:value-type="float" office:value="38191" calcext:value-type="float">
            <text:p>38191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5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165" calcext:value-type="float">
            <text:p>3816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5S" calcext:value-type="time">
            <text:p>15:12:35</text:p>
          </table:table-cell>
          <table:table-cell office:value-type="float" office:value="38648" calcext:value-type="float">
            <text:p>38648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6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621" calcext:value-type="float">
            <text:p>3862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5S" calcext:value-type="time">
            <text:p>15:12:05</text:p>
          </table:table-cell>
          <table:table-cell office:value-type="float" office:value="69247" calcext:value-type="float">
            <text:p>69247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8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462" calcext:value-type="float">
            <text:p>3046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6S" calcext:value-type="time">
            <text:p>15:12:36</text:p>
          </table:table-cell>
          <table:table-cell office:value-type="float" office:value="38785" calcext:value-type="float">
            <text:p>38785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4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762" calcext:value-type="float">
            <text:p>3876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7S" calcext:value-type="time">
            <text:p>15:12:37</text:p>
          </table:table-cell>
          <table:table-cell office:value-type="float" office:value="39168" calcext:value-type="float">
            <text:p>39168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7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9141" calcext:value-type="float">
            <text:p>3914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7S" calcext:value-type="time">
            <text:p>15:12:37</text:p>
          </table:table-cell>
          <table:table-cell office:value-type="float" office:value="39118" calcext:value-type="float">
            <text:p>39118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3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9104" calcext:value-type="float">
            <text:p>3910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0S" calcext:value-type="time">
            <text:p>15:12:40</text:p>
          </table:table-cell>
          <table:table-cell office:value-type="float" office:value="37481" calcext:value-type="float">
            <text:p>3748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5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7458" calcext:value-type="float">
            <text:p>3745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1S" calcext:value-type="time">
            <text:p>15:12:41</text:p>
          </table:table-cell>
          <table:table-cell office:value-type="float" office:value="37908" calcext:value-type="float">
            <text:p>37908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8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7819" calcext:value-type="float">
            <text:p>3781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09S" calcext:value-type="time">
            <text:p>15:12:09</text:p>
          </table:table-cell>
          <table:table-cell office:value-type="float" office:value="70435" calcext:value-type="float">
            <text:p>7043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047" calcext:value-type="float">
            <text:p>3204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2S" calcext:value-type="time">
            <text:p>15:12:42</text:p>
          </table:table-cell>
          <table:table-cell office:value-type="float" office:value="38607" calcext:value-type="float">
            <text:p>38607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6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571" calcext:value-type="float">
            <text:p>3857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2S" calcext:value-type="time">
            <text:p>15:12:42</text:p>
          </table:table-cell>
          <table:table-cell office:value-type="float" office:value="39183" calcext:value-type="float">
            <text:p>3918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4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39165" calcext:value-type="float">
            <text:p>3916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3S" calcext:value-type="time">
            <text:p>15:12:43</text:p>
          </table:table-cell>
          <table:table-cell office:value-type="float" office:value="39532" calcext:value-type="float">
            <text:p>39532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9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39510" calcext:value-type="float">
            <text:p>3951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1S" calcext:value-type="time">
            <text:p>15:12:11</text:p>
          </table:table-cell>
          <table:table-cell office:value-type="float" office:value="72277" calcext:value-type="float">
            <text:p>72277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9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32079" calcext:value-type="float">
            <text:p>3207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6S" calcext:value-type="time">
            <text:p>15:12:46</text:p>
          </table:table-cell>
          <table:table-cell office:value-type="float" office:value="40161" calcext:value-type="float">
            <text:p>4016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40133" calcext:value-type="float">
            <text:p>4013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6S" calcext:value-type="time">
            <text:p>15:12:46</text:p>
          </table:table-cell>
          <table:table-cell office:value-type="float" office:value="40617" calcext:value-type="float">
            <text:p>40617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0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40593" calcext:value-type="float">
            <text:p>4059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7S" calcext:value-type="time">
            <text:p>15:12:47</text:p>
          </table:table-cell>
          <table:table-cell office:value-type="float" office:value="41021" calcext:value-type="float">
            <text:p>4102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7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40996" calcext:value-type="float">
            <text:p>409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5S" calcext:value-type="time">
            <text:p>15:12:15</text:p>
          </table:table-cell>
          <table:table-cell office:value-type="float" office:value="74449" calcext:value-type="float">
            <text:p>74449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0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32789" calcext:value-type="float">
            <text:p>3278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0S" calcext:value-type="time">
            <text:p>15:12:50</text:p>
          </table:table-cell>
          <table:table-cell office:value-type="float" office:value="41411" calcext:value-type="float">
            <text:p>4141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8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41385" calcext:value-type="float">
            <text:p>4138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0S" calcext:value-type="time">
            <text:p>15:12:50</text:p>
          </table:table-cell>
          <table:table-cell office:value-type="float" office:value="41870" calcext:value-type="float">
            <text:p>4187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5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41855" calcext:value-type="float">
            <text:p>4185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1S" calcext:value-type="time">
            <text:p>15:12:51</text:p>
          </table:table-cell>
          <table:table-cell office:value-type="float" office:value="42464" calcext:value-type="float">
            <text:p>42464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42266" calcext:value-type="float">
            <text:p>4226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18S" calcext:value-type="time">
            <text:p>15:12:18</text:p>
          </table:table-cell>
          <table:table-cell office:value-type="float" office:value="76629" calcext:value-type="float">
            <text:p>76629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1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33211" calcext:value-type="float">
            <text:p>3321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4S" calcext:value-type="time">
            <text:p>15:12:54</text:p>
          </table:table-cell>
          <table:table-cell office:value-type="float" office:value="43342" calcext:value-type="float">
            <text:p>43342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9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3319" calcext:value-type="float">
            <text:p>4331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5S" calcext:value-type="time">
            <text:p>15:12:55</text:p>
          </table:table-cell>
          <table:table-cell office:value-type="float" office:value="43756" calcext:value-type="float">
            <text:p>4375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6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43740" calcext:value-type="float">
            <text:p>4374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7S" calcext:value-type="time">
            <text:p>15:12:57</text:p>
          </table:table-cell>
          <table:table-cell office:value-type="float" office:value="43538" calcext:value-type="float">
            <text:p>43538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0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43488" calcext:value-type="float">
            <text:p>4348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8S" calcext:value-type="time">
            <text:p>15:12:58</text:p>
          </table:table-cell>
          <table:table-cell office:value-type="float" office:value="43381" calcext:value-type="float">
            <text:p>43381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43364" calcext:value-type="float">
            <text:p>4336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3S" calcext:value-type="time">
            <text:p>15:12:23</text:p>
          </table:table-cell>
          <table:table-cell office:value-type="float" office:value="79188" calcext:value-type="float">
            <text:p>79188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2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35284" calcext:value-type="float">
            <text:p>3528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1S" calcext:value-type="time">
            <text:p>15:13:01</text:p>
          </table:table-cell>
          <table:table-cell office:value-type="float" office:value="43483" calcext:value-type="float">
            <text:p>43483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1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43455" calcext:value-type="float">
            <text:p>4345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5S" calcext:value-type="time">
            <text:p>15:12:25</text:p>
          </table:table-cell>
          <table:table-cell office:value-type="float" office:value="80726" calcext:value-type="float">
            <text:p>8072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6359" calcext:value-type="float">
            <text:p>3635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2S" calcext:value-type="time">
            <text:p>15:13:02</text:p>
          </table:table-cell>
          <table:table-cell office:value-type="float" office:value="44266" calcext:value-type="float">
            <text:p>44266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2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240" calcext:value-type="float">
            <text:p>4424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5S" calcext:value-type="time">
            <text:p>15:13:05</text:p>
          </table:table-cell>
          <table:table-cell office:value-type="float" office:value="43345" calcext:value-type="float">
            <text:p>43345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3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43316" calcext:value-type="float">
            <text:p>4331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6S" calcext:value-type="time">
            <text:p>15:13:06</text:p>
          </table:table-cell>
          <table:table-cell office:value-type="float" office:value="44103" calcext:value-type="float">
            <text:p>4410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7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44086" calcext:value-type="float">
            <text:p>4408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28S" calcext:value-type="time">
            <text:p>15:12:28</text:p>
          </table:table-cell>
          <table:table-cell office:value-type="float" office:value="82324" calcext:value-type="float">
            <text:p>82324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3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37661" calcext:value-type="float">
            <text:p>3766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8S" calcext:value-type="time">
            <text:p>15:13:08</text:p>
          </table:table-cell>
          <table:table-cell office:value-type="float" office:value="44704" calcext:value-type="float">
            <text:p>44704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44682" calcext:value-type="float">
            <text:p>4468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2S" calcext:value-type="time">
            <text:p>15:12:32</text:p>
          </table:table-cell>
          <table:table-cell office:value-type="float" office:value="82019" calcext:value-type="float">
            <text:p>82019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4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6789" calcext:value-type="float">
            <text:p>3678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9S" calcext:value-type="time">
            <text:p>15:13:09</text:p>
          </table:table-cell>
          <table:table-cell office:value-type="float" office:value="45723" calcext:value-type="float">
            <text:p>45723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4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45700" calcext:value-type="float">
            <text:p>4570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1S" calcext:value-type="time">
            <text:p>15:13:11</text:p>
          </table:table-cell>
          <table:table-cell office:value-type="float" office:value="44698" calcext:value-type="float">
            <text:p>44698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44684" calcext:value-type="float">
            <text:p>4468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2S" calcext:value-type="time">
            <text:p>15:13:12</text:p>
          </table:table-cell>
          <table:table-cell office:value-type="float" office:value="45106" calcext:value-type="float">
            <text:p>45106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5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45084" calcext:value-type="float">
            <text:p>4508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4S" calcext:value-type="time">
            <text:p>15:12:34</text:p>
          </table:table-cell>
          <table:table-cell office:value-type="float" office:value="83825" calcext:value-type="float">
            <text:p>83825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38222" calcext:value-type="float">
            <text:p>382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3S" calcext:value-type="time">
            <text:p>15:13:13</text:p>
          </table:table-cell>
          <table:table-cell office:value-type="float" office:value="46076" calcext:value-type="float">
            <text:p>46076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6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46054" calcext:value-type="float">
            <text:p>4605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4S" calcext:value-type="time">
            <text:p>15:13:14</text:p>
          </table:table-cell>
          <table:table-cell office:value-type="float" office:value="46486" calcext:value-type="float">
            <text:p>4648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8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46473" calcext:value-type="float">
            <text:p>4647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6S" calcext:value-type="time">
            <text:p>15:13:16</text:p>
          </table:table-cell>
          <table:table-cell office:value-type="float" office:value="46148" calcext:value-type="float">
            <text:p>46148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7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6121" calcext:value-type="float">
            <text:p>4612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8S" calcext:value-type="time">
            <text:p>15:12:38</text:p>
          </table:table-cell>
          <table:table-cell office:value-type="float" office:value="85074" calcext:value-type="float">
            <text:p>85074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5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38330" calcext:value-type="float">
            <text:p>3833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39S" calcext:value-type="time">
            <text:p>15:12:39</text:p>
          </table:table-cell>
          <table:table-cell office:value-type="float" office:value="84742" calcext:value-type="float">
            <text:p>84742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37511" calcext:value-type="float">
            <text:p>3751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9S" calcext:value-type="time">
            <text:p>15:13:19</text:p>
          </table:table-cell>
          <table:table-cell office:value-type="float" office:value="46701" calcext:value-type="float">
            <text:p>46701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8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46673" calcext:value-type="float">
            <text:p>4667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9S" calcext:value-type="time">
            <text:p>15:13:19</text:p>
          </table:table-cell>
          <table:table-cell office:value-type="float" office:value="46550" calcext:value-type="float">
            <text:p>46550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46534" calcext:value-type="float">
            <text:p>4653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23S" calcext:value-type="time">
            <text:p>15:13:23</text:p>
          </table:table-cell>
          <table:table-cell office:value-type="float" office:value="45243" calcext:value-type="float">
            <text:p>45243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9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45220" calcext:value-type="float">
            <text:p>4522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24S" calcext:value-type="time">
            <text:p>15:13:24</text:p>
          </table:table-cell>
          <table:table-cell office:value-type="float" office:value="44935" calcext:value-type="float">
            <text:p>4493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9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4922" calcext:value-type="float">
            <text:p>449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5S" calcext:value-type="time">
            <text:p>15:12:45</text:p>
          </table:table-cell>
          <table:table-cell office:value-type="float" office:value="84718" calcext:value-type="float">
            <text:p>84718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6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40012" calcext:value-type="float">
            <text:p>4001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27S" calcext:value-type="time">
            <text:p>15:13:27</text:p>
          </table:table-cell>
          <table:table-cell office:value-type="float" office:value="44752" calcext:value-type="float">
            <text:p>44752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0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4729" calcext:value-type="float">
            <text:p>4472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8S" calcext:value-type="time">
            <text:p>15:12:48</text:p>
          </table:table-cell>
          <table:table-cell office:value-type="float" office:value="84876" calcext:value-type="float">
            <text:p>8487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1076" calcext:value-type="float">
            <text:p>4107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30S" calcext:value-type="time">
            <text:p>15:13:30</text:p>
          </table:table-cell>
          <table:table-cell office:value-type="float" office:value="43587" calcext:value-type="float">
            <text:p>43587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0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3573" calcext:value-type="float">
            <text:p>4357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49S" calcext:value-type="time">
            <text:p>15:12:49</text:p>
          </table:table-cell>
          <table:table-cell office:value-type="float" office:value="84768" calcext:value-type="float">
            <text:p>84768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7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1327" calcext:value-type="float">
            <text:p>4132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34S" calcext:value-type="time">
            <text:p>15:13:34</text:p>
          </table:table-cell>
          <table:table-cell office:value-type="float" office:value="42767" calcext:value-type="float">
            <text:p>42767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42743" calcext:value-type="float">
            <text:p>4274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35S" calcext:value-type="time">
            <text:p>15:13:35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1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2109" calcext:value-type="float">
            <text:p>4210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3S" calcext:value-type="time">
            <text:p>15:12:53</text:p>
          </table:table-cell>
          <table:table-cell office:value-type="float" office:value="84865" calcext:value-type="float">
            <text:p>84865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8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2885" calcext:value-type="float">
            <text:p>4288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6S" calcext:value-type="time">
            <text:p>15:12:56</text:p>
          </table:table-cell>
          <table:table-cell office:value-type="float" office:value="83307" calcext:value-type="float">
            <text:p>83307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9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946" calcext:value-type="float">
            <text:p>4294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41S" calcext:value-type="time">
            <text:p>15:13:41</text:p>
          </table:table-cell>
          <table:table-cell office:value-type="float" office:value="39667" calcext:value-type="float">
            <text:p>39667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9640" calcext:value-type="float">
            <text:p>3964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2M58S" calcext:value-type="time">
            <text:p>15:12:58</text:p>
          </table:table-cell>
          <table:table-cell office:value-type="float" office:value="83578" calcext:value-type="float">
            <text:p>8357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3461" calcext:value-type="float">
            <text:p>4346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42S" calcext:value-type="time">
            <text:p>15:13:42</text:p>
          </table:table-cell>
          <table:table-cell office:value-type="float" office:value="39920" calcext:value-type="float">
            <text:p>3992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39903" calcext:value-type="float">
            <text:p>3990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0S" calcext:value-type="time">
            <text:p>15:13:00</text:p>
          </table:table-cell>
          <table:table-cell office:value-type="float" office:value="83302" calcext:value-type="float">
            <text:p>83302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0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3540" calcext:value-type="float">
            <text:p>4354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46S" calcext:value-type="time">
            <text:p>15:13:46</text:p>
          </table:table-cell>
          <table:table-cell office:value-type="float" office:value="38627" calcext:value-type="float">
            <text:p>38627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9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8612" calcext:value-type="float">
            <text:p>3861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3S" calcext:value-type="time">
            <text:p>15:13:03</text:p>
          </table:table-cell>
          <table:table-cell office:value-type="float" office:value="82906" calcext:value-type="float">
            <text:p>82906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2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4115" calcext:value-type="float">
            <text:p>4411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4S" calcext:value-type="time">
            <text:p>15:13:04</text:p>
          </table:table-cell>
          <table:table-cell office:value-type="float" office:value="81943" calcext:value-type="float">
            <text:p>81943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1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3318" calcext:value-type="float">
            <text:p>4331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51S" calcext:value-type="time">
            <text:p>15:13:51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3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7245" calcext:value-type="float">
            <text:p>3724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07S" calcext:value-type="time">
            <text:p>15:13:07</text:p>
          </table:table-cell>
          <table:table-cell office:value-type="float" office:value="81591" calcext:value-type="float">
            <text:p>81591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2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4348" calcext:value-type="float">
            <text:p>4434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53S" calcext:value-type="time">
            <text:p>15:13:53</text:p>
          </table:table-cell>
          <table:table-cell office:value-type="float" office:value="37247" calcext:value-type="float">
            <text:p>37247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7222" calcext:value-type="float">
            <text:p>3722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54S" calcext:value-type="time">
            <text:p>15:13:54</text:p>
          </table:table-cell>
          <table:table-cell office:value-type="float" office:value="37220" calcext:value-type="float">
            <text:p>3722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4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191" calcext:value-type="float">
            <text:p>3719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0S" calcext:value-type="time">
            <text:p>15:13:10</text:p>
          </table:table-cell>
          <table:table-cell office:value-type="float" office:value="80686" calcext:value-type="float">
            <text:p>80686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3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860" calcext:value-type="float">
            <text:p>4486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56S" calcext:value-type="time">
            <text:p>15:13:56</text:p>
          </table:table-cell>
          <table:table-cell office:value-type="float" office:value="36155" calcext:value-type="float">
            <text:p>36155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7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134" calcext:value-type="float">
            <text:p>3613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58S" calcext:value-type="time">
            <text:p>15:13:58</text:p>
          </table:table-cell>
          <table:table-cell office:value-type="float" office:value="34681" calcext:value-type="float">
            <text:p>34681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0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665" calcext:value-type="float">
            <text:p>3466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5S" calcext:value-type="time">
            <text:p>15:13:15</text:p>
          </table:table-cell>
          <table:table-cell office:value-type="float" office:value="78322" calcext:value-type="float">
            <text:p>78322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4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660" calcext:value-type="float">
            <text:p>4566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6S" calcext:value-type="time">
            <text:p>15:13:16</text:p>
          </table:table-cell>
          <table:table-cell office:value-type="float" office:value="77914" calcext:value-type="float">
            <text:p>77914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3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6252" calcext:value-type="float">
            <text:p>4625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3S" calcext:value-type="time">
            <text:p>15:14:03</text:p>
          </table:table-cell>
          <table:table-cell office:value-type="float" office:value="30985" calcext:value-type="float">
            <text:p>30985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5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967" calcext:value-type="float">
            <text:p>3096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4S" calcext:value-type="time">
            <text:p>15:14:04</text:p>
          </table:table-cell>
          <table:table-cell office:value-type="float" office:value="30327" calcext:value-type="float">
            <text:p>30327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313" calcext:value-type="float">
            <text:p>3031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17S" calcext:value-type="time">
            <text:p>15:13:17</text:p>
          </table:table-cell>
          <table:table-cell office:value-type="float" office:value="76749" calcext:value-type="float">
            <text:p>76749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5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6389" calcext:value-type="float">
            <text:p>4638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6S" calcext:value-type="time">
            <text:p>15:14:06</text:p>
          </table:table-cell>
          <table:table-cell office:value-type="float" office:value="29241" calcext:value-type="float">
            <text:p>29241</text:p>
          </table:table-cell>
          <table:table-cell office:value-type="string" calcext:value-type="string">
            <text:p>22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8</text:p>
          </table:table-cell>
          <table:table-cell office:value-type="string" calcext:value-type="string">
            <text:p>true</text:p>
          </table:table-cell>
          <table:table-cell office:value-type="float" office:value="46217" calcext:value-type="float">
            <text:p>462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216" calcext:value-type="float">
            <text:p>2921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21S" calcext:value-type="time">
            <text:p>15:13:21</text:p>
          </table:table-cell>
          <table:table-cell office:value-type="float" office:value="74664" calcext:value-type="float">
            <text:p>74664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6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6043" calcext:value-type="float">
            <text:p>4604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22S" calcext:value-type="time">
            <text:p>15:13:22</text:p>
          </table:table-cell>
          <table:table-cell office:value-type="float" office:value="74348" calcext:value-type="float">
            <text:p>7434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4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5235" calcext:value-type="float">
            <text:p>4523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9S" calcext:value-type="time">
            <text:p>15:14:09</text:p>
          </table:table-cell>
          <table:table-cell office:value-type="float" office:value="27048" calcext:value-type="float">
            <text:p>27048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6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034" calcext:value-type="float">
            <text:p>2703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26S" calcext:value-type="time">
            <text:p>15:13:26</text:p>
          </table:table-cell>
          <table:table-cell office:value-type="float" office:value="70732" calcext:value-type="float">
            <text:p>70732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4301" calcext:value-type="float">
            <text:p>4430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28S" calcext:value-type="time">
            <text:p>15:13:28</text:p>
          </table:table-cell>
          <table:table-cell office:value-type="float" office:value="68285" calcext:value-type="float">
            <text:p>68285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7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3297" calcext:value-type="float">
            <text:p>4329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12S" calcext:value-type="time">
            <text:p>15:14:12</text:p>
          </table:table-cell>
          <table:table-cell office:value-type="float" office:value="24855" calcext:value-type="float">
            <text:p>24855</text:p>
          </table:table-cell>
          <table:table-cell office:value-type="string" calcext:value-type="string">
            <text:p>15 /banking/accounts/overview/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1</text:p>
          </table:table-cell>
          <table:table-cell office:value-type="string" calcext:value-type="string">
            <text:p>true</text:p>
          </table:table-cell>
          <table:table-cell office:value-type="float" office:value="45378" calcext:value-type="float">
            <text:p>4537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840" calcext:value-type="float">
            <text:p>2484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14S" calcext:value-type="time">
            <text:p>15:14:14</text:p>
          </table:table-cell>
          <table:table-cell office:value-type="float" office:value="23642" calcext:value-type="float">
            <text:p>23642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7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628" calcext:value-type="float">
            <text:p>2362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32S" calcext:value-type="time">
            <text:p>15:13:32</text:p>
          </table:table-cell>
          <table:table-cell office:value-type="float" office:value="66109" calcext:value-type="float">
            <text:p>66109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8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3093" calcext:value-type="float">
            <text:p>4309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32S" calcext:value-type="time">
            <text:p>15:13:32</text:p>
          </table:table-cell>
          <table:table-cell office:value-type="float" office:value="65997" calcext:value-type="float">
            <text:p>6599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5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2474" calcext:value-type="float">
            <text:p>4247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18S" calcext:value-type="time">
            <text:p>15:14:18</text:p>
          </table:table-cell>
          <table:table-cell office:value-type="float" office:value="21030" calcext:value-type="float">
            <text:p>21030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8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004" calcext:value-type="float">
            <text:p>2100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38S" calcext:value-type="time">
            <text:p>15:13:38</text:p>
          </table:table-cell>
          <table:table-cell office:value-type="float" office:value="61614" calcext:value-type="float">
            <text:p>61614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39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0479" calcext:value-type="float">
            <text:p>4047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38S" calcext:value-type="time">
            <text:p>15:13:38</text:p>
          </table:table-cell>
          <table:table-cell office:value-type="float" office:value="61487" calcext:value-type="float">
            <text:p>6148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6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9865" calcext:value-type="float">
            <text:p>3986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19S" calcext:value-type="time">
            <text:p>15:14:19</text:p>
          </table:table-cell>
          <table:table-cell office:value-type="float" office:value="20956" calcext:value-type="float">
            <text:p>20956</text:p>
          </table:table-cell>
          <table:table-cell office:value-type="string" calcext:value-type="string">
            <text:p>1 /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9</text:p>
          </table:table-cell>
          <table:table-cell office:value-type="string" calcext:value-type="string">
            <text:p>true</text:p>
          </table:table-cell>
          <table:table-cell office:value-type="float" office:value="43786" calcext:value-type="float">
            <text:p>4378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939" calcext:value-type="float">
            <text:p>2093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40S" calcext:value-type="time">
            <text:p>15:13:40</text:p>
          </table:table-cell>
          <table:table-cell office:value-type="float" office:value="59639" calcext:value-type="float">
            <text:p>59639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0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318" calcext:value-type="float">
            <text:p>3931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21S" calcext:value-type="time">
            <text:p>15:14:21</text:p>
          </table:table-cell>
          <table:table-cell office:value-type="float" office:value="20435" calcext:value-type="float">
            <text:p>20435</text:p>
          </table:table-cell>
          <table:table-cell office:value-type="string" calcext:value-type="string">
            <text:p>29 /banking/account/operations/6164494900756522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6</text:p>
          </table:table-cell>
          <table:table-cell office:value-type="string" calcext:value-type="string">
            <text:p>true</text:p>
          </table:table-cell>
          <table:table-cell office:value-type="float" office:value="46237" calcext:value-type="float">
            <text:p>462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342" calcext:value-type="float">
            <text:p>20342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44S" calcext:value-type="time">
            <text:p>15:13:44</text:p>
          </table:table-cell>
          <table:table-cell office:value-type="float" office:value="57130" calcext:value-type="float">
            <text:p>57130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1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394" calcext:value-type="float">
            <text:p>3939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46S" calcext:value-type="time">
            <text:p>15:13:46</text:p>
          </table:table-cell>
          <table:table-cell office:value-type="float" office:value="55032" calcext:value-type="float">
            <text:p>55032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2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808" calcext:value-type="float">
            <text:p>3780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49S" calcext:value-type="time">
            <text:p>15:13:49</text:p>
          </table:table-cell>
          <table:table-cell office:value-type="float" office:value="52940" calcext:value-type="float">
            <text:p>52940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3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797" calcext:value-type="float">
            <text:p>3779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50S" calcext:value-type="time">
            <text:p>15:13:50</text:p>
          </table:table-cell>
          <table:table-cell office:value-type="float" office:value="52407" calcext:value-type="float">
            <text:p>5240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7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7425" calcext:value-type="float">
            <text:p>3742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55S" calcext:value-type="time">
            <text:p>15:13:55</text:p>
          </table:table-cell>
          <table:table-cell office:value-type="float" office:value="47252" calcext:value-type="float">
            <text:p>47252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4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5768" calcext:value-type="float">
            <text:p>3576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3M57S" calcext:value-type="time">
            <text:p>15:13:57</text:p>
          </table:table-cell>
          <table:table-cell office:value-type="float" office:value="45177" calcext:value-type="float">
            <text:p>45177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5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724" calcext:value-type="float">
            <text:p>34724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0S" calcext:value-type="time">
            <text:p>15:14:00</text:p>
          </table:table-cell>
          <table:table-cell office:value-type="float" office:value="43080" calcext:value-type="float">
            <text:p>43080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6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211" calcext:value-type="float">
            <text:p>3321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0S" calcext:value-type="time">
            <text:p>15:14:00</text:p>
          </table:table-cell>
          <table:table-cell office:value-type="float" office:value="42958" calcext:value-type="float">
            <text:p>42958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8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617" calcext:value-type="float">
            <text:p>3261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2S" calcext:value-type="time">
            <text:p>15:14:02</text:p>
          </table:table-cell>
          <table:table-cell office:value-type="float" office:value="41417" calcext:value-type="float">
            <text:p>41417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7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197" calcext:value-type="float">
            <text:p>31197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5S" calcext:value-type="time">
            <text:p>15:14:05</text:p>
          </table:table-cell>
          <table:table-cell office:value-type="float" office:value="38084" calcext:value-type="float">
            <text:p>38084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8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881" calcext:value-type="float">
            <text:p>2888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8S" calcext:value-type="time">
            <text:p>15:14:08</text:p>
          </table:table-cell>
          <table:table-cell office:value-type="float" office:value="35834" calcext:value-type="float">
            <text:p>35834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9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296" calcext:value-type="float">
            <text:p>282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09S" calcext:value-type="time">
            <text:p>15:14:09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19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711" calcext:value-type="float">
            <text:p>27711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12S" calcext:value-type="time">
            <text:p>15:14:12</text:p>
          </table:table-cell>
          <table:table-cell office:value-type="float" office:value="32747" calcext:value-type="float">
            <text:p>32747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50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956" calcext:value-type="float">
            <text:p>2495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13S" calcext:value-type="time">
            <text:p>15:14:13</text:p>
          </table:table-cell>
          <table:table-cell office:value-type="float" office:value="31877" calcext:value-type="float">
            <text:p>31877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0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279" calcext:value-type="float">
            <text:p>24279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16S" calcext:value-type="time">
            <text:p>15:14:16</text:p>
          </table:table-cell>
          <table:table-cell office:value-type="float" office:value="28743" calcext:value-type="float">
            <text:p>28743</text:p>
          </table:table-cell>
          <table:table-cell office:value-type="string" calcext:value-type="string">
            <text:p>36 /log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4</text:p>
          </table:table-cell>
          <table:table-cell office:value-type="string" calcext:value-type="string">
            <text:p>true</text:p>
          </table:table-cell>
          <table:table-cell office:value-type="float" office:value="44577" calcext:value-type="float">
            <text:p>445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085" calcext:value-type="float">
            <text:p>2208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time" office:time-value="PT15H14M17S" calcext:value-type="time">
            <text:p>15:14:17</text:p>
          </table:table-cell>
          <table:table-cell office:value-type="float" office:value="28629" calcext:value-type="float">
            <text:p>28629</text:p>
          </table:table-cell>
          <table:table-cell office:value-type="string" calcext:value-type="string">
            <text:p>7 /login_che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<text:s/>1-21</text:p>
          </table:table-cell>
          <table:table-cell office:value-type="string" calcext:value-type="string">
            <text:p>true</text:p>
          </table:table-cell>
          <table:table-cell office:value-type="float" office:value="47029" calcext:value-type="float">
            <text:p>47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59" calcext:value-type="float">
            <text:p>21559</text:p>
          </table:table-cell>
          <table:table-cell table:number-columns-repeated="1012"/>
        </table:table-row>
        <table:table-row table:style-name="ro1" table:number-rows-repeated="10481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 du pilote_jmeter-results_1" table:style-name="ta1">
        <table:table-column table:style-name="co13" table:default-cell-style-name="ce10"/>
        <table:table-column table:style-name="co13" table:default-cell-style-name="ce16"/>
        <table:table-column table:style-name="co13" table:default-cell-style-name="ce22"/>
        <table:table-row table:style-name="ro1">
          <table:table-cell table:style-name="Table_20_du_20_pilote_20_-_20_Champ" office:value-type="string" calcext:value-type="string">
            <text:p>Transaction</text:p>
          </table:table-cell>
          <table:table-cell table:style-name="ce12" office:value-type="string" calcext:value-type="string">
            <text:p>15 /banking/accounts/overview/1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/>
          <table:table-cell table:style-name="ce13" office:value-type="string" calcext:value-type="string">
            <text:p>Données</text:p>
          </table:table-cell>
          <table:table-cell table:style-name="ce19"/>
        </table:table-row>
        <table:table-row table:style-name="ro1">
          <table:table-cell table:style-name="ce8" office:value-type="string" calcext:value-type="string">
            <text:p>Heure</text:p>
          </table:table-cell>
          <table:table-cell table:style-name="ce14" office:value-type="string" calcext:value-type="string">
            <text:p>Somme - Temps de réponse(ms)</text:p>
          </table:table-cell>
          <table:table-cell table:style-name="ce20" office:value-type="string" calcext:value-type="string">
            <text:p>Somme - VU total</text:p>
          </table:table-cell>
        </table:table-row>
        <table:table-row table:style-name="ro1">
          <table:table-cell table:style-name="ce9" office:value-type="time" office:time-value="PT15H10M13S" calcext:value-type="time">
            <text:p>15:10:13</text:p>
          </table:table-cell>
          <table:table-cell table:style-name="ce15" office:value-type="float" office:value="734" calcext:value-type="float">
            <text:p>734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15H10M15S" calcext:value-type="time">
            <text:p>15:10:15</text:p>
          </table:table-cell>
          <table:table-cell office:value-type="float" office:value="2430" calcext:value-type="float">
            <text:p>24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time" office:time-value="PT15H10M19S" calcext:value-type="time">
            <text:p>15:10:19</text:p>
          </table:table-cell>
          <table:table-cell office:value-type="float" office:value="2396" calcext:value-type="float">
            <text:p>2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15H10M22S" calcext:value-type="time">
            <text:p>15:10:22</text:p>
          </table:table-cell>
          <table:table-cell office:value-type="float" office:value="4132" calcext:value-type="float">
            <text:p>41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time" office:time-value="PT15H10M23S" calcext:value-type="time">
            <text:p>15:10:23</text:p>
          </table:table-cell>
          <table:table-cell office:value-type="float" office:value="4397" calcext:value-type="float">
            <text:p>43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time" office:time-value="PT15H10M26S" calcext:value-type="time">
            <text:p>15:10:26</text:p>
          </table:table-cell>
          <table:table-cell office:value-type="float" office:value="5465" calcext:value-type="float">
            <text:p>54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15H10M28S" calcext:value-type="time">
            <text:p>15:10:28</text:p>
          </table:table-cell>
          <table:table-cell office:value-type="float" office:value="6419" calcext:value-type="float">
            <text:p>64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time" office:time-value="PT15H10M29S" calcext:value-type="time">
            <text:p>15:10:29</text:p>
          </table:table-cell>
          <table:table-cell office:value-type="float" office:value="6827" calcext:value-type="float">
            <text:p>68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15H10M33S" calcext:value-type="time">
            <text:p>15:10:33</text:p>
          </table:table-cell>
          <table:table-cell office:value-type="float" office:value="7887" calcext:value-type="float">
            <text:p>78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5H10M35S" calcext:value-type="time">
            <text:p>15:10:35</text:p>
          </table:table-cell>
          <table:table-cell office:value-type="float" office:value="8854" calcext:value-type="float">
            <text:p>88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15H10M37S" calcext:value-type="time">
            <text:p>15:10:37</text:p>
          </table:table-cell>
          <table:table-cell office:value-type="float" office:value="10399" calcext:value-type="float">
            <text:p>1039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15H10M40S" calcext:value-type="time">
            <text:p>15:10:40</text:p>
          </table:table-cell>
          <table:table-cell office:value-type="float" office:value="10883" calcext:value-type="float">
            <text:p>108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10M41S" calcext:value-type="time">
            <text:p>15:10:41</text:p>
          </table:table-cell>
          <table:table-cell office:value-type="float" office:value="11612" calcext:value-type="float">
            <text:p>116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10M45S" calcext:value-type="time">
            <text:p>15:10:45</text:p>
          </table:table-cell>
          <table:table-cell office:value-type="float" office:value="12631" calcext:value-type="float">
            <text:p>126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time" office:time-value="PT15H10M46S" calcext:value-type="time">
            <text:p>15:10:46</text:p>
          </table:table-cell>
          <table:table-cell office:value-type="float" office:value="12857" calcext:value-type="float">
            <text:p>128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time" office:time-value="PT15H10M48S" calcext:value-type="time">
            <text:p>15:10:48</text:p>
          </table:table-cell>
          <table:table-cell office:value-type="float" office:value="14658" calcext:value-type="float">
            <text:p>146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0M49S" calcext:value-type="time">
            <text:p>15:10:49</text:p>
          </table:table-cell>
          <table:table-cell office:value-type="float" office:value="15348" calcext:value-type="float">
            <text:p>153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0M54S" calcext:value-type="time">
            <text:p>15:10:54</text:p>
          </table:table-cell>
          <table:table-cell office:value-type="float" office:value="16169" calcext:value-type="float">
            <text:p>161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0M57S" calcext:value-type="time">
            <text:p>15:10:57</text:p>
          </table:table-cell>
          <table:table-cell office:value-type="float" office:value="16881" calcext:value-type="float">
            <text:p>168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1M00S" calcext:value-type="time">
            <text:p>15:11:00</text:p>
          </table:table-cell>
          <table:table-cell office:value-type="float" office:value="18376" calcext:value-type="float">
            <text:p>183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1M02S" calcext:value-type="time">
            <text:p>15:11:02</text:p>
          </table:table-cell>
          <table:table-cell office:value-type="float" office:value="18890" calcext:value-type="float">
            <text:p>188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1M04S" calcext:value-type="time">
            <text:p>15:11:04</text:p>
          </table:table-cell>
          <table:table-cell office:value-type="float" office:value="19512" calcext:value-type="float">
            <text:p>195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1M07S" calcext:value-type="time">
            <text:p>15:11:07</text:p>
          </table:table-cell>
          <table:table-cell office:value-type="float" office:value="21498" calcext:value-type="float">
            <text:p>214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1M11S" calcext:value-type="time">
            <text:p>15:11:11</text:p>
          </table:table-cell>
          <table:table-cell office:value-type="float" office:value="44862" calcext:value-type="float">
            <text:p>448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1M15S" calcext:value-type="time">
            <text:p>15:11:15</text:p>
          </table:table-cell>
          <table:table-cell office:value-type="float" office:value="23292" calcext:value-type="float">
            <text:p>232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1M16S" calcext:value-type="time">
            <text:p>15:11:16</text:p>
          </table:table-cell>
          <table:table-cell office:value-type="float" office:value="23179" calcext:value-type="float">
            <text:p>231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15H11M19S" calcext:value-type="time">
            <text:p>15:11:19</text:p>
          </table:table-cell>
          <table:table-cell office:value-type="float" office:value="24541" calcext:value-type="float">
            <text:p>245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15H11M22S" calcext:value-type="time">
            <text:p>15:11:22</text:p>
          </table:table-cell>
          <table:table-cell office:value-type="float" office:value="24978" calcext:value-type="float">
            <text:p>2497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time" office:time-value="PT15H11M24S" calcext:value-type="time">
            <text:p>15:11:24</text:p>
          </table:table-cell>
          <table:table-cell office:value-type="float" office:value="25437" calcext:value-type="float">
            <text:p>254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15H11M26S" calcext:value-type="time">
            <text:p>15:11:26</text:p>
          </table:table-cell>
          <table:table-cell office:value-type="float" office:value="25731" calcext:value-type="float">
            <text:p>257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15H11M29S" calcext:value-type="time">
            <text:p>15:11:29</text:p>
          </table:table-cell>
          <table:table-cell office:value-type="float" office:value="25605" calcext:value-type="float">
            <text:p>256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time" office:time-value="PT15H11M31S" calcext:value-type="time">
            <text:p>15:11:31</text:p>
          </table:table-cell>
          <table:table-cell office:value-type="float" office:value="25556" calcext:value-type="float">
            <text:p>255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time" office:time-value="PT15H11M33S" calcext:value-type="time">
            <text:p>15:11:33</text:p>
          </table:table-cell>
          <table:table-cell office:value-type="float" office:value="26282" calcext:value-type="float">
            <text:p>262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time" office:time-value="PT15H11M35S" calcext:value-type="time">
            <text:p>15:11:35</text:p>
          </table:table-cell>
          <table:table-cell office:value-type="float" office:value="27064" calcext:value-type="float">
            <text:p>270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15H11M37S" calcext:value-type="time">
            <text:p>15:11:37</text:p>
          </table:table-cell>
          <table:table-cell office:value-type="float" office:value="28020" calcext:value-type="float">
            <text:p>280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time" office:time-value="PT15H11M40S" calcext:value-type="time">
            <text:p>15:11:40</text:p>
          </table:table-cell>
          <table:table-cell office:value-type="float" office:value="28213" calcext:value-type="float">
            <text:p>282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time" office:time-value="PT15H11M41S" calcext:value-type="time">
            <text:p>15:11:41</text:p>
          </table:table-cell>
          <table:table-cell office:value-type="float" office:value="28581" calcext:value-type="float">
            <text:p>285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time" office:time-value="PT15H11M44S" calcext:value-type="time">
            <text:p>15:11:44</text:p>
          </table:table-cell>
          <table:table-cell office:value-type="float" office:value="28639" calcext:value-type="float">
            <text:p>286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time" office:time-value="PT15H11M45S" calcext:value-type="time">
            <text:p>15:11:45</text:p>
          </table:table-cell>
          <table:table-cell office:value-type="float" office:value="29044" calcext:value-type="float">
            <text:p>290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time" office:time-value="PT15H11M47S" calcext:value-type="time">
            <text:p>15:11:47</text:p>
          </table:table-cell>
          <table:table-cell office:value-type="float" office:value="29436" calcext:value-type="float">
            <text:p>294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time" office:time-value="PT15H11M50S" calcext:value-type="time">
            <text:p>15:11:50</text:p>
          </table:table-cell>
          <table:table-cell office:value-type="float" office:value="29546" calcext:value-type="float">
            <text:p>2954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time" office:time-value="PT15H11M53S" calcext:value-type="time">
            <text:p>15:11:53</text:p>
          </table:table-cell>
          <table:table-cell office:value-type="float" office:value="28923" calcext:value-type="float">
            <text:p>289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15H11M55S" calcext:value-type="time">
            <text:p>15:11:55</text:p>
          </table:table-cell>
          <table:table-cell office:value-type="float" office:value="29287" calcext:value-type="float">
            <text:p>2928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15H11M56S" calcext:value-type="time">
            <text:p>15:11:56</text:p>
          </table:table-cell>
          <table:table-cell office:value-type="float" office:value="29337" calcext:value-type="float">
            <text:p>293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time" office:time-value="PT15H11M57S" calcext:value-type="time">
            <text:p>15:11:57</text:p>
          </table:table-cell>
          <table:table-cell office:value-type="float" office:value="29762" calcext:value-type="float">
            <text:p>297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time" office:time-value="PT15H12M01S" calcext:value-type="time">
            <text:p>15:12:01</text:p>
          </table:table-cell>
          <table:table-cell office:value-type="float" office:value="30744" calcext:value-type="float">
            <text:p>307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03S" calcext:value-type="time">
            <text:p>15:12:03</text:p>
          </table:table-cell>
          <table:table-cell office:value-type="float" office:value="31252" calcext:value-type="float">
            <text:p>312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04S" calcext:value-type="time">
            <text:p>15:12:04</text:p>
          </table:table-cell>
          <table:table-cell office:value-type="float" office:value="31234" calcext:value-type="float">
            <text:p>312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06S" calcext:value-type="time">
            <text:p>15:12:06</text:p>
          </table:table-cell>
          <table:table-cell office:value-type="float" office:value="30901" calcext:value-type="float">
            <text:p>309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09S" calcext:value-type="time">
            <text:p>15:12:09</text:p>
          </table:table-cell>
          <table:table-cell office:value-type="float" office:value="31964" calcext:value-type="float">
            <text:p>31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10S" calcext:value-type="time">
            <text:p>15:12:10</text:p>
          </table:table-cell>
          <table:table-cell office:value-type="float" office:value="32663" calcext:value-type="float">
            <text:p>32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13S" calcext:value-type="time">
            <text:p>15:12:13</text:p>
          </table:table-cell>
          <table:table-cell office:value-type="float" office:value="32847" calcext:value-type="float">
            <text:p>328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17S" calcext:value-type="time">
            <text:p>15:12:17</text:p>
          </table:table-cell>
          <table:table-cell office:value-type="float" office:value="33719" calcext:value-type="float">
            <text:p>337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30S" calcext:value-type="time">
            <text:p>15:12:30</text:p>
          </table:table-cell>
          <table:table-cell office:value-type="float" office:value="37738" calcext:value-type="float">
            <text:p>377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5H12M58S" calcext:value-type="time">
            <text:p>15:12:58</text:p>
          </table:table-cell>
          <table:table-cell office:value-type="float" office:value="43381" calcext:value-type="float">
            <text:p>433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time" office:time-value="PT15H13M11S" calcext:value-type="time">
            <text:p>15:13:11</text:p>
          </table:table-cell>
          <table:table-cell office:value-type="float" office:value="44698" calcext:value-type="float">
            <text:p>4469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time" office:time-value="PT15H13M19S" calcext:value-type="time">
            <text:p>15:13:19</text:p>
          </table:table-cell>
          <table:table-cell office:value-type="float" office:value="46550" calcext:value-type="float">
            <text:p>465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15H13M46S" calcext:value-type="time">
            <text:p>15:13:46</text:p>
          </table:table-cell>
          <table:table-cell office:value-type="float" office:value="38627" calcext:value-type="float">
            <text:p>386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15H13M58S" calcext:value-type="time">
            <text:p>15:13:58</text:p>
          </table:table-cell>
          <table:table-cell office:value-type="float" office:value="34681" calcext:value-type="float">
            <text:p>346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5H14M12S" calcext:value-type="time">
            <text:p>15:14:12</text:p>
          </table:table-cell>
          <table:table-cell table:style-name="ce17" office:value-type="float" office:value="24855" calcext:value-type="float">
            <text:p>24855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1" office:value-type="string" calcext:value-type="string">
            <text:p>Total Résultat</text:p>
          </table:table-cell>
          <table:table-cell table:style-name="ce18" office:value-type="float" office:value="1390424" calcext:value-type="float">
            <text:p>1390424</text:p>
          </table:table-cell>
          <table:table-cell table:style-name="ce24" office:value-type="float" office:value="3700" calcext:value-type="float">
            <text:p>3700</text:p>
          </table:table-cell>
        </table:table-row>
      </table:table>
      <table:table table:name="login" table:style-name="ta1">
        <table:shapes>
          <draw:frame draw:z-index="0" draw:style-name="gr1" draw:text-style-name="P1" svg:width="159.99mm" svg:height="89.99mm" svg:x="157.27mm" svg:y="14.54mm">
            <loext:p draw:notify-on-update-of-ranges="login.A4:login.A4 login.A5:login.A82 login.C4:login.C4 login.C5:login.C82 login.D4:login.D4 login.D5:login.D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3" table:number-columns-repeated="1020" table:default-cell-style-name="ce3"/>
        <table:table-row table:style-name="ro1">
          <table:table-cell table:style-name="ce25" office:value-type="string" calcext:value-type="string">
            <text:p>Transaction</text:p>
          </table:table-cell>
          <table:table-cell table:style-name="ce31" office:value-type="string" calcext:value-type="string">
            <text:p>1 /log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32" office:value-type="string" calcext:value-type="string">
            <text:p>Données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27" office:value-type="string" calcext:value-type="string">
            <text:p>Heure</text:p>
          </table:table-cell>
          <table:table-cell table:style-name="ce33" office:value-type="string" calcext:value-type="string">
            <text:p>Somme - Temps de réponse(ms)</text:p>
          </table:table-cell>
          <table:table-cell table:style-name="ce39" office:value-type="string" calcext:value-type="string">
            <text:p>Somme - VU total</text:p>
          </table:table-cell>
          <table:table-cell table:style-name="ce6" office:value-type="string" calcext:value-type="string">
            <text:p>Temps de réponse(s)</text:p>
          </table:table-cell>
          <table:table-cell table:style-name="ce6" table:number-columns-repeated="1020"/>
        </table:table-row>
        <table:table-row table:style-name="ro1">
          <table:table-cell table:style-name="ce28" office:value-type="time" office:time-value="PT15H10M11S" calcext:value-type="time">
            <text:p>15:10:11</text:p>
          </table:table-cell>
          <table:table-cell table:style-name="ce34" office:value-type="float" office:value="464" calcext:value-type="float">
            <text:p>464</text:p>
          </table:table-cell>
          <table:table-cell table:style-name="ce40" office:value-type="float" office:value="1" calcext:value-type="float">
            <text:p>1</text:p>
          </table:table-cell>
          <table:table-cell table:formula="of:=[.B5]/1000" office:value-type="float" office:value="0.464" calcext:value-type="float">
            <text:p>0,464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2S" calcext:value-type="time">
            <text:p>15:10:12</text:p>
          </table:table-cell>
          <table:table-cell table:style-name="ce35" office:value-type="float" office:value="539" calcext:value-type="float">
            <text:p>539</text:p>
          </table:table-cell>
          <table:table-cell table:style-name="ce41" office:value-type="float" office:value="2" calcext:value-type="float">
            <text:p>2</text:p>
          </table:table-cell>
          <table:table-cell table:formula="of:=[.B6]/1000" office:value-type="float" office:value="0.539" calcext:value-type="float">
            <text:p>0,53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3S" calcext:value-type="time">
            <text:p>15:10:13</text:p>
          </table:table-cell>
          <table:table-cell table:style-name="ce35" office:value-type="float" office:value="512" calcext:value-type="float">
            <text:p>512</text:p>
          </table:table-cell>
          <table:table-cell table:style-name="ce41" office:value-type="float" office:value="3" calcext:value-type="float">
            <text:p>3</text:p>
          </table:table-cell>
          <table:table-cell table:formula="of:=[.B7]/1000" office:value-type="float" office:value="0.512" calcext:value-type="float">
            <text:p>0,51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4S" calcext:value-type="time">
            <text:p>15:10:14</text:p>
          </table:table-cell>
          <table:table-cell table:style-name="ce35" office:value-type="float" office:value="1433" calcext:value-type="float">
            <text:p>1433</text:p>
          </table:table-cell>
          <table:table-cell table:style-name="ce41" office:value-type="float" office:value="5" calcext:value-type="float">
            <text:p>5</text:p>
          </table:table-cell>
          <table:table-cell table:formula="of:=[.B8]/1000" office:value-type="float" office:value="1.433" calcext:value-type="float">
            <text:p>1,43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5S" calcext:value-type="time">
            <text:p>15:10:15</text:p>
          </table:table-cell>
          <table:table-cell table:style-name="ce35" office:value-type="float" office:value="1850" calcext:value-type="float">
            <text:p>1850</text:p>
          </table:table-cell>
          <table:table-cell table:style-name="ce41" office:value-type="float" office:value="6" calcext:value-type="float">
            <text:p>6</text:p>
          </table:table-cell>
          <table:table-cell table:formula="of:=[.B9]/1000" office:value-type="float" office:value="1.85" calcext:value-type="float">
            <text:p>1,8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6S" calcext:value-type="time">
            <text:p>15:10:16</text:p>
          </table:table-cell>
          <table:table-cell table:style-name="ce35" office:value-type="float" office:value="2675" calcext:value-type="float">
            <text:p>2675</text:p>
          </table:table-cell>
          <table:table-cell table:style-name="ce41" office:value-type="float" office:value="8" calcext:value-type="float">
            <text:p>8</text:p>
          </table:table-cell>
          <table:table-cell table:formula="of:=[.B10]/1000" office:value-type="float" office:value="2.675" calcext:value-type="float">
            <text:p>2,67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7S" calcext:value-type="time">
            <text:p>15:10:17</text:p>
          </table:table-cell>
          <table:table-cell table:style-name="ce35" office:value-type="float" office:value="2135" calcext:value-type="float">
            <text:p>2135</text:p>
          </table:table-cell>
          <table:table-cell table:style-name="ce41" office:value-type="float" office:value="9" calcext:value-type="float">
            <text:p>9</text:p>
          </table:table-cell>
          <table:table-cell table:formula="of:=[.B11]/1000" office:value-type="float" office:value="2.135" calcext:value-type="float">
            <text:p>2,13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8S" calcext:value-type="time">
            <text:p>15:10:18</text:p>
          </table:table-cell>
          <table:table-cell table:style-name="ce35" office:value-type="float" office:value="2149" calcext:value-type="float">
            <text:p>2149</text:p>
          </table:table-cell>
          <table:table-cell table:style-name="ce41" office:value-type="float" office:value="10" calcext:value-type="float">
            <text:p>10</text:p>
          </table:table-cell>
          <table:table-cell table:formula="of:=[.B12]/1000" office:value-type="float" office:value="2.149" calcext:value-type="float">
            <text:p>2,14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9S" calcext:value-type="time">
            <text:p>15:10:19</text:p>
          </table:table-cell>
          <table:table-cell table:style-name="ce35" office:value-type="float" office:value="2983" calcext:value-type="float">
            <text:p>2983</text:p>
          </table:table-cell>
          <table:table-cell table:style-name="ce41" office:value-type="float" office:value="11" calcext:value-type="float">
            <text:p>11</text:p>
          </table:table-cell>
          <table:table-cell table:formula="of:=[.B13]/1000" office:value-type="float" office:value="2.983" calcext:value-type="float">
            <text:p>2,98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0S" calcext:value-type="time">
            <text:p>15:10:20</text:p>
          </table:table-cell>
          <table:table-cell table:style-name="ce35" office:value-type="float" office:value="2913" calcext:value-type="float">
            <text:p>2913</text:p>
          </table:table-cell>
          <table:table-cell table:style-name="ce41" office:value-type="float" office:value="12" calcext:value-type="float">
            <text:p>12</text:p>
          </table:table-cell>
          <table:table-cell table:formula="of:=[.B14]/1000" office:value-type="float" office:value="2.913" calcext:value-type="float">
            <text:p>2,91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1S" calcext:value-type="time">
            <text:p>15:10:21</text:p>
          </table:table-cell>
          <table:table-cell table:style-name="ce35" office:value-type="float" office:value="3943" calcext:value-type="float">
            <text:p>3943</text:p>
          </table:table-cell>
          <table:table-cell table:style-name="ce41" office:value-type="float" office:value="14" calcext:value-type="float">
            <text:p>14</text:p>
          </table:table-cell>
          <table:table-cell table:formula="of:=[.B15]/1000" office:value-type="float" office:value="3.943" calcext:value-type="float">
            <text:p>3,94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2S" calcext:value-type="time">
            <text:p>15:10:22</text:p>
          </table:table-cell>
          <table:table-cell table:style-name="ce35" office:value-type="float" office:value="8861" calcext:value-type="float">
            <text:p>8861</text:p>
          </table:table-cell>
          <table:table-cell table:style-name="ce41" office:value-type="float" office:value="32" calcext:value-type="float">
            <text:p>32</text:p>
          </table:table-cell>
          <table:table-cell table:formula="of:=[.B16]/1000" office:value-type="float" office:value="8.861" calcext:value-type="float">
            <text:p>8,86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3S" calcext:value-type="time">
            <text:p>15:10:23</text:p>
          </table:table-cell>
          <table:table-cell table:style-name="ce35" office:value-type="float" office:value="5030" calcext:value-type="float">
            <text:p>5030</text:p>
          </table:table-cell>
          <table:table-cell table:style-name="ce41" office:value-type="float" office:value="18" calcext:value-type="float">
            <text:p>18</text:p>
          </table:table-cell>
          <table:table-cell table:formula="of:=[.B17]/1000" office:value-type="float" office:value="5.03" calcext:value-type="float">
            <text:p>5,0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4S" calcext:value-type="time">
            <text:p>15:10:24</text:p>
          </table:table-cell>
          <table:table-cell table:style-name="ce35" office:value-type="float" office:value="4899" calcext:value-type="float">
            <text:p>4899</text:p>
          </table:table-cell>
          <table:table-cell table:style-name="ce41" office:value-type="float" office:value="18" calcext:value-type="float">
            <text:p>18</text:p>
          </table:table-cell>
          <table:table-cell table:formula="of:=[.B18]/1000" office:value-type="float" office:value="4.899" calcext:value-type="float">
            <text:p>4,89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5S" calcext:value-type="time">
            <text:p>15:10:25</text:p>
          </table:table-cell>
          <table:table-cell table:style-name="ce35" office:value-type="float" office:value="5061" calcext:value-type="float">
            <text:p>5061</text:p>
          </table:table-cell>
          <table:table-cell table:style-name="ce41" office:value-type="float" office:value="20" calcext:value-type="float">
            <text:p>20</text:p>
          </table:table-cell>
          <table:table-cell table:formula="of:=[.B19]/1000" office:value-type="float" office:value="5.061" calcext:value-type="float">
            <text:p>5,06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6S" calcext:value-type="time">
            <text:p>15:10:26</text:p>
          </table:table-cell>
          <table:table-cell table:style-name="ce35" office:value-type="float" office:value="5036" calcext:value-type="float">
            <text:p>5036</text:p>
          </table:table-cell>
          <table:table-cell table:style-name="ce41" office:value-type="float" office:value="21" calcext:value-type="float">
            <text:p>21</text:p>
          </table:table-cell>
          <table:table-cell table:formula="of:=[.B20]/1000" office:value-type="float" office:value="5.036" calcext:value-type="float">
            <text:p>5,03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7S" calcext:value-type="time">
            <text:p>15:10:27</text:p>
          </table:table-cell>
          <table:table-cell table:style-name="ce35" office:value-type="float" office:value="5685" calcext:value-type="float">
            <text:p>5685</text:p>
          </table:table-cell>
          <table:table-cell table:style-name="ce41" office:value-type="float" office:value="22" calcext:value-type="float">
            <text:p>22</text:p>
          </table:table-cell>
          <table:table-cell table:formula="of:=[.B21]/1000" office:value-type="float" office:value="5.685" calcext:value-type="float">
            <text:p>5,68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8S" calcext:value-type="time">
            <text:p>15:10:28</text:p>
          </table:table-cell>
          <table:table-cell table:style-name="ce35" office:value-type="float" office:value="6819" calcext:value-type="float">
            <text:p>6819</text:p>
          </table:table-cell>
          <table:table-cell table:style-name="ce41" office:value-type="float" office:value="24" calcext:value-type="float">
            <text:p>24</text:p>
          </table:table-cell>
          <table:table-cell table:formula="of:=[.B22]/1000" office:value-type="float" office:value="6.819" calcext:value-type="float">
            <text:p>6,81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9S" calcext:value-type="time">
            <text:p>15:10:29</text:p>
          </table:table-cell>
          <table:table-cell table:style-name="ce35" office:value-type="float" office:value="6898" calcext:value-type="float">
            <text:p>6898</text:p>
          </table:table-cell>
          <table:table-cell table:style-name="ce41" office:value-type="float" office:value="25" calcext:value-type="float">
            <text:p>25</text:p>
          </table:table-cell>
          <table:table-cell table:formula="of:=[.B23]/1000" office:value-type="float" office:value="6.898" calcext:value-type="float">
            <text:p>6,89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0S" calcext:value-type="time">
            <text:p>15:10:30</text:p>
          </table:table-cell>
          <table:table-cell table:style-name="ce35" office:value-type="float" office:value="6730" calcext:value-type="float">
            <text:p>6730</text:p>
          </table:table-cell>
          <table:table-cell table:style-name="ce41" office:value-type="float" office:value="26" calcext:value-type="float">
            <text:p>26</text:p>
          </table:table-cell>
          <table:table-cell table:formula="of:=[.B24]/1000" office:value-type="float" office:value="6.73" calcext:value-type="float">
            <text:p>6,7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1S" calcext:value-type="time">
            <text:p>15:10:31</text:p>
          </table:table-cell>
          <table:table-cell table:style-name="ce35" office:value-type="float" office:value="6993" calcext:value-type="float">
            <text:p>6993</text:p>
          </table:table-cell>
          <table:table-cell table:style-name="ce41" office:value-type="float" office:value="27" calcext:value-type="float">
            <text:p>27</text:p>
          </table:table-cell>
          <table:table-cell table:formula="of:=[.B25]/1000" office:value-type="float" office:value="6.993" calcext:value-type="float">
            <text:p>6,99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2S" calcext:value-type="time">
            <text:p>15:10:32</text:p>
          </table:table-cell>
          <table:table-cell table:style-name="ce35" office:value-type="float" office:value="7765" calcext:value-type="float">
            <text:p>7765</text:p>
          </table:table-cell>
          <table:table-cell table:style-name="ce41" office:value-type="float" office:value="29" calcext:value-type="float">
            <text:p>29</text:p>
          </table:table-cell>
          <table:table-cell table:formula="of:=[.B26]/1000" office:value-type="float" office:value="7.765" calcext:value-type="float">
            <text:p>7,76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3S" calcext:value-type="time">
            <text:p>15:10:33</text:p>
          </table:table-cell>
          <table:table-cell table:style-name="ce35" office:value-type="float" office:value="8199" calcext:value-type="float">
            <text:p>8199</text:p>
          </table:table-cell>
          <table:table-cell table:style-name="ce41" office:value-type="float" office:value="31" calcext:value-type="float">
            <text:p>31</text:p>
          </table:table-cell>
          <table:table-cell table:formula="of:=[.B27]/1000" office:value-type="float" office:value="8.199" calcext:value-type="float">
            <text:p>8,19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4S" calcext:value-type="time">
            <text:p>15:10:34</text:p>
          </table:table-cell>
          <table:table-cell table:style-name="ce35" office:value-type="float" office:value="8186" calcext:value-type="float">
            <text:p>8186</text:p>
          </table:table-cell>
          <table:table-cell table:style-name="ce41" office:value-type="float" office:value="32" calcext:value-type="float">
            <text:p>32</text:p>
          </table:table-cell>
          <table:table-cell table:formula="of:=[.B28]/1000" office:value-type="float" office:value="8.186" calcext:value-type="float">
            <text:p>8,18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5S" calcext:value-type="time">
            <text:p>15:10:35</text:p>
          </table:table-cell>
          <table:table-cell table:style-name="ce35" office:value-type="float" office:value="19018" calcext:value-type="float">
            <text:p>19018</text:p>
          </table:table-cell>
          <table:table-cell table:style-name="ce41" office:value-type="float" office:value="68" calcext:value-type="float">
            <text:p>68</text:p>
          </table:table-cell>
          <table:table-cell table:formula="of:=[.B29]/1000" office:value-type="float" office:value="19.018" calcext:value-type="float">
            <text:p>19,01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6S" calcext:value-type="time">
            <text:p>15:10:36</text:p>
          </table:table-cell>
          <table:table-cell table:style-name="ce35" office:value-type="float" office:value="10383" calcext:value-type="float">
            <text:p>10383</text:p>
          </table:table-cell>
          <table:table-cell table:style-name="ce41" office:value-type="float" office:value="36" calcext:value-type="float">
            <text:p>36</text:p>
          </table:table-cell>
          <table:table-cell table:formula="of:=[.B30]/1000" office:value-type="float" office:value="10.383" calcext:value-type="float">
            <text:p>10,38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7S" calcext:value-type="time">
            <text:p>15:10:37</text:p>
          </table:table-cell>
          <table:table-cell table:style-name="ce35" office:value-type="float" office:value="10420" calcext:value-type="float">
            <text:p>10420</text:p>
          </table:table-cell>
          <table:table-cell table:style-name="ce41" office:value-type="float" office:value="37" calcext:value-type="float">
            <text:p>37</text:p>
          </table:table-cell>
          <table:table-cell table:formula="of:=[.B31]/1000" office:value-type="float" office:value="10.42" calcext:value-type="float">
            <text:p>10,4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8S" calcext:value-type="time">
            <text:p>15:10:38</text:p>
          </table:table-cell>
          <table:table-cell table:style-name="ce35" office:value-type="float" office:value="10406" calcext:value-type="float">
            <text:p>10406</text:p>
          </table:table-cell>
          <table:table-cell table:style-name="ce41" office:value-type="float" office:value="38" calcext:value-type="float">
            <text:p>38</text:p>
          </table:table-cell>
          <table:table-cell table:formula="of:=[.B32]/1000" office:value-type="float" office:value="10.406" calcext:value-type="float">
            <text:p>10,40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9S" calcext:value-type="time">
            <text:p>15:10:39</text:p>
          </table:table-cell>
          <table:table-cell table:style-name="ce35" office:value-type="float" office:value="10129" calcext:value-type="float">
            <text:p>10129</text:p>
          </table:table-cell>
          <table:table-cell table:style-name="ce41" office:value-type="float" office:value="39" calcext:value-type="float">
            <text:p>39</text:p>
          </table:table-cell>
          <table:table-cell table:formula="of:=[.B33]/1000" office:value-type="float" office:value="10.129" calcext:value-type="float">
            <text:p>10,12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0S" calcext:value-type="time">
            <text:p>15:10:40</text:p>
          </table:table-cell>
          <table:table-cell table:style-name="ce35" office:value-type="float" office:value="10889" calcext:value-type="float">
            <text:p>10889</text:p>
          </table:table-cell>
          <table:table-cell table:style-name="ce41" office:value-type="float" office:value="40" calcext:value-type="float">
            <text:p>40</text:p>
          </table:table-cell>
          <table:table-cell table:formula="of:=[.B34]/1000" office:value-type="float" office:value="10.889" calcext:value-type="float">
            <text:p>10,88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1S" calcext:value-type="time">
            <text:p>15:10:41</text:p>
          </table:table-cell>
          <table:table-cell table:style-name="ce35" office:value-type="float" office:value="11641" calcext:value-type="float">
            <text:p>11641</text:p>
          </table:table-cell>
          <table:table-cell table:style-name="ce41" office:value-type="float" office:value="42" calcext:value-type="float">
            <text:p>42</text:p>
          </table:table-cell>
          <table:table-cell table:formula="of:=[.B35]/1000" office:value-type="float" office:value="11.641" calcext:value-type="float">
            <text:p>11,64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2S" calcext:value-type="time">
            <text:p>15:10:42</text:p>
          </table:table-cell>
          <table:table-cell table:style-name="ce35" office:value-type="float" office:value="11655" calcext:value-type="float">
            <text:p>11655</text:p>
          </table:table-cell>
          <table:table-cell table:style-name="ce41" office:value-type="float" office:value="43" calcext:value-type="float">
            <text:p>43</text:p>
          </table:table-cell>
          <table:table-cell table:formula="of:=[.B36]/1000" office:value-type="float" office:value="11.655" calcext:value-type="float">
            <text:p>11,65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3S" calcext:value-type="time">
            <text:p>15:10:43</text:p>
          </table:table-cell>
          <table:table-cell table:style-name="ce35" office:value-type="float" office:value="11037" calcext:value-type="float">
            <text:p>11037</text:p>
          </table:table-cell>
          <table:table-cell table:style-name="ce41" office:value-type="float" office:value="44" calcext:value-type="float">
            <text:p>44</text:p>
          </table:table-cell>
          <table:table-cell table:formula="of:=[.B37]/1000" office:value-type="float" office:value="11.037" calcext:value-type="float">
            <text:p>11,03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4S" calcext:value-type="time">
            <text:p>15:10:44</text:p>
          </table:table-cell>
          <table:table-cell table:style-name="ce35" office:value-type="float" office:value="12513" calcext:value-type="float">
            <text:p>12513</text:p>
          </table:table-cell>
          <table:table-cell table:style-name="ce41" office:value-type="float" office:value="46" calcext:value-type="float">
            <text:p>46</text:p>
          </table:table-cell>
          <table:table-cell table:formula="of:=[.B38]/1000" office:value-type="float" office:value="12.513" calcext:value-type="float">
            <text:p>12,51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5S" calcext:value-type="time">
            <text:p>15:10:45</text:p>
          </table:table-cell>
          <table:table-cell table:style-name="ce35" office:value-type="float" office:value="12460" calcext:value-type="float">
            <text:p>12460</text:p>
          </table:table-cell>
          <table:table-cell table:style-name="ce41" office:value-type="float" office:value="47" calcext:value-type="float">
            <text:p>47</text:p>
          </table:table-cell>
          <table:table-cell table:formula="of:=[.B39]/1000" office:value-type="float" office:value="12.46" calcext:value-type="float">
            <text:p>12,4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6S" calcext:value-type="time">
            <text:p>15:10:46</text:p>
          </table:table-cell>
          <table:table-cell table:style-name="ce35" office:value-type="float" office:value="12443" calcext:value-type="float">
            <text:p>12443</text:p>
          </table:table-cell>
          <table:table-cell table:style-name="ce41" office:value-type="float" office:value="48" calcext:value-type="float">
            <text:p>48</text:p>
          </table:table-cell>
          <table:table-cell table:formula="of:=[.B40]/1000" office:value-type="float" office:value="12.443" calcext:value-type="float">
            <text:p>12,44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7S" calcext:value-type="time">
            <text:p>15:10:47</text:p>
          </table:table-cell>
          <table:table-cell table:style-name="ce35" office:value-type="float" office:value="26485" calcext:value-type="float">
            <text:p>26485</text:p>
          </table:table-cell>
          <table:table-cell table:style-name="ce41" office:value-type="float" office:value="99" calcext:value-type="float">
            <text:p>99</text:p>
          </table:table-cell>
          <table:table-cell table:formula="of:=[.B41]/1000" office:value-type="float" office:value="26.485" calcext:value-type="float">
            <text:p>26,48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8S" calcext:value-type="time">
            <text:p>15:10:48</text:p>
          </table:table-cell>
          <table:table-cell table:style-name="ce35" office:value-type="float" office:value="14136" calcext:value-type="float">
            <text:p>14136</text:p>
          </table:table-cell>
          <table:table-cell table:style-name="ce41" office:value-type="float" office:value="50" calcext:value-type="float">
            <text:p>50</text:p>
          </table:table-cell>
          <table:table-cell table:formula="of:=[.B42]/1000" office:value-type="float" office:value="14.136" calcext:value-type="float">
            <text:p>14,13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9S" calcext:value-type="time">
            <text:p>15:10:49</text:p>
          </table:table-cell>
          <table:table-cell table:style-name="ce35" office:value-type="float" office:value="14813" calcext:value-type="float">
            <text:p>14813</text:p>
          </table:table-cell>
          <table:table-cell table:style-name="ce41" office:value-type="float" office:value="50" calcext:value-type="float">
            <text:p>50</text:p>
          </table:table-cell>
          <table:table-cell table:formula="of:=[.B43]/1000" office:value-type="float" office:value="14.813" calcext:value-type="float">
            <text:p>14,81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0S" calcext:value-type="time">
            <text:p>15:10:50</text:p>
          </table:table-cell>
          <table:table-cell table:style-name="ce35" office:value-type="float" office:value="14686" calcext:value-type="float">
            <text:p>14686</text:p>
          </table:table-cell>
          <table:table-cell table:style-name="ce41" office:value-type="float" office:value="50" calcext:value-type="float">
            <text:p>50</text:p>
          </table:table-cell>
          <table:table-cell table:formula="of:=[.B44]/1000" office:value-type="float" office:value="14.686" calcext:value-type="float">
            <text:p>14,68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1S" calcext:value-type="time">
            <text:p>15:10:51</text:p>
          </table:table-cell>
          <table:table-cell table:style-name="ce35" office:value-type="float" office:value="15677" calcext:value-type="float">
            <text:p>15677</text:p>
          </table:table-cell>
          <table:table-cell table:style-name="ce41" office:value-type="float" office:value="50" calcext:value-type="float">
            <text:p>50</text:p>
          </table:table-cell>
          <table:table-cell table:formula="of:=[.B45]/1000" office:value-type="float" office:value="15.677" calcext:value-type="float">
            <text:p>15,67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2S" calcext:value-type="time">
            <text:p>15:10:52</text:p>
          </table:table-cell>
          <table:table-cell table:style-name="ce35" office:value-type="float" office:value="15731" calcext:value-type="float">
            <text:p>15731</text:p>
          </table:table-cell>
          <table:table-cell table:style-name="ce41" office:value-type="float" office:value="50" calcext:value-type="float">
            <text:p>50</text:p>
          </table:table-cell>
          <table:table-cell table:formula="of:=[.B46]/1000" office:value-type="float" office:value="15.731" calcext:value-type="float">
            <text:p>15,73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3S" calcext:value-type="time">
            <text:p>15:10:53</text:p>
          </table:table-cell>
          <table:table-cell table:style-name="ce35" office:value-type="float" office:value="16006" calcext:value-type="float">
            <text:p>16006</text:p>
          </table:table-cell>
          <table:table-cell table:style-name="ce41" office:value-type="float" office:value="50" calcext:value-type="float">
            <text:p>50</text:p>
          </table:table-cell>
          <table:table-cell table:formula="of:=[.B47]/1000" office:value-type="float" office:value="16.006" calcext:value-type="float">
            <text:p>16,00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4S" calcext:value-type="time">
            <text:p>15:10:54</text:p>
          </table:table-cell>
          <table:table-cell table:style-name="ce35" office:value-type="float" office:value="17265" calcext:value-type="float">
            <text:p>17265</text:p>
          </table:table-cell>
          <table:table-cell table:style-name="ce41" office:value-type="float" office:value="50" calcext:value-type="float">
            <text:p>50</text:p>
          </table:table-cell>
          <table:table-cell table:formula="of:=[.B48]/1000" office:value-type="float" office:value="17.265" calcext:value-type="float">
            <text:p>17,26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5S" calcext:value-type="time">
            <text:p>15:10:55</text:p>
          </table:table-cell>
          <table:table-cell table:style-name="ce35" office:value-type="float" office:value="16680" calcext:value-type="float">
            <text:p>16680</text:p>
          </table:table-cell>
          <table:table-cell table:style-name="ce41" office:value-type="float" office:value="50" calcext:value-type="float">
            <text:p>50</text:p>
          </table:table-cell>
          <table:table-cell table:formula="of:=[.B49]/1000" office:value-type="float" office:value="16.68" calcext:value-type="float">
            <text:p>16,6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6S" calcext:value-type="time">
            <text:p>15:10:56</text:p>
          </table:table-cell>
          <table:table-cell table:style-name="ce35" office:value-type="float" office:value="16728" calcext:value-type="float">
            <text:p>16728</text:p>
          </table:table-cell>
          <table:table-cell table:style-name="ce41" office:value-type="float" office:value="50" calcext:value-type="float">
            <text:p>50</text:p>
          </table:table-cell>
          <table:table-cell table:formula="of:=[.B50]/1000" office:value-type="float" office:value="16.728" calcext:value-type="float">
            <text:p>16,72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7S" calcext:value-type="time">
            <text:p>15:10:57</text:p>
          </table:table-cell>
          <table:table-cell table:style-name="ce35" office:value-type="float" office:value="16592" calcext:value-type="float">
            <text:p>16592</text:p>
          </table:table-cell>
          <table:table-cell table:style-name="ce41" office:value-type="float" office:value="50" calcext:value-type="float">
            <text:p>50</text:p>
          </table:table-cell>
          <table:table-cell table:formula="of:=[.B51]/1000" office:value-type="float" office:value="16.592" calcext:value-type="float">
            <text:p>16,59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8S" calcext:value-type="time">
            <text:p>15:10:58</text:p>
          </table:table-cell>
          <table:table-cell table:style-name="ce35" office:value-type="float" office:value="18110" calcext:value-type="float">
            <text:p>18110</text:p>
          </table:table-cell>
          <table:table-cell table:style-name="ce41" office:value-type="float" office:value="50" calcext:value-type="float">
            <text:p>50</text:p>
          </table:table-cell>
          <table:table-cell table:formula="of:=[.B52]/1000" office:value-type="float" office:value="18.11" calcext:value-type="float">
            <text:p>18,1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9S" calcext:value-type="time">
            <text:p>15:10:59</text:p>
          </table:table-cell>
          <table:table-cell table:style-name="ce35" office:value-type="float" office:value="18427" calcext:value-type="float">
            <text:p>18427</text:p>
          </table:table-cell>
          <table:table-cell table:style-name="ce41" office:value-type="float" office:value="50" calcext:value-type="float">
            <text:p>50</text:p>
          </table:table-cell>
          <table:table-cell table:formula="of:=[.B53]/1000" office:value-type="float" office:value="18.427" calcext:value-type="float">
            <text:p>18,42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00S" calcext:value-type="time">
            <text:p>15:11:00</text:p>
          </table:table-cell>
          <table:table-cell table:style-name="ce35" office:value-type="float" office:value="18947" calcext:value-type="float">
            <text:p>18947</text:p>
          </table:table-cell>
          <table:table-cell table:style-name="ce41" office:value-type="float" office:value="50" calcext:value-type="float">
            <text:p>50</text:p>
          </table:table-cell>
          <table:table-cell table:formula="of:=[.B54]/1000" office:value-type="float" office:value="18.947" calcext:value-type="float">
            <text:p>18,94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03S" calcext:value-type="time">
            <text:p>15:11:03</text:p>
          </table:table-cell>
          <table:table-cell table:style-name="ce35" office:value-type="float" office:value="19653" calcext:value-type="float">
            <text:p>19653</text:p>
          </table:table-cell>
          <table:table-cell table:style-name="ce41" office:value-type="float" office:value="50" calcext:value-type="float">
            <text:p>50</text:p>
          </table:table-cell>
          <table:table-cell table:formula="of:=[.B55]/1000" office:value-type="float" office:value="19.653" calcext:value-type="float">
            <text:p>19,65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11S" calcext:value-type="time">
            <text:p>15:11:11</text:p>
          </table:table-cell>
          <table:table-cell table:style-name="ce35" office:value-type="float" office:value="22741" calcext:value-type="float">
            <text:p>22741</text:p>
          </table:table-cell>
          <table:table-cell table:style-name="ce41" office:value-type="float" office:value="50" calcext:value-type="float">
            <text:p>50</text:p>
          </table:table-cell>
          <table:table-cell table:formula="of:=[.B56]/1000" office:value-type="float" office:value="22.741" calcext:value-type="float">
            <text:p>22,74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27S" calcext:value-type="time">
            <text:p>15:11:27</text:p>
          </table:table-cell>
          <table:table-cell table:style-name="ce35" office:value-type="float" office:value="26306" calcext:value-type="float">
            <text:p>26306</text:p>
          </table:table-cell>
          <table:table-cell table:style-name="ce41" office:value-type="float" office:value="62" calcext:value-type="float">
            <text:p>62</text:p>
          </table:table-cell>
          <table:table-cell table:formula="of:=[.B57]/1000" office:value-type="float" office:value="26.306" calcext:value-type="float">
            <text:p>26,30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35S" calcext:value-type="time">
            <text:p>15:11:35</text:p>
          </table:table-cell>
          <table:table-cell table:style-name="ce35" office:value-type="float" office:value="27059" calcext:value-type="float">
            <text:p>27059</text:p>
          </table:table-cell>
          <table:table-cell table:style-name="ce41" office:value-type="float" office:value="71" calcext:value-type="float">
            <text:p>71</text:p>
          </table:table-cell>
          <table:table-cell table:formula="of:=[.B58]/1000" office:value-type="float" office:value="27.059" calcext:value-type="float">
            <text:p>27,05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40S" calcext:value-type="time">
            <text:p>15:11:40</text:p>
          </table:table-cell>
          <table:table-cell table:style-name="ce35" office:value-type="float" office:value="28702" calcext:value-type="float">
            <text:p>28702</text:p>
          </table:table-cell>
          <table:table-cell table:style-name="ce41" office:value-type="float" office:value="78" calcext:value-type="float">
            <text:p>78</text:p>
          </table:table-cell>
          <table:table-cell table:formula="of:=[.B59]/1000" office:value-type="float" office:value="28.702" calcext:value-type="float">
            <text:p>28,70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55S" calcext:value-type="time">
            <text:p>15:11:55</text:p>
          </table:table-cell>
          <table:table-cell table:style-name="ce35" office:value-type="float" office:value="29393" calcext:value-type="float">
            <text:p>29393</text:p>
          </table:table-cell>
          <table:table-cell table:style-name="ce41" office:value-type="float" office:value="94" calcext:value-type="float">
            <text:p>94</text:p>
          </table:table-cell>
          <table:table-cell table:formula="of:=[.B60]/1000" office:value-type="float" office:value="29.393" calcext:value-type="float">
            <text:p>29,39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03S" calcext:value-type="time">
            <text:p>15:12:03</text:p>
          </table:table-cell>
          <table:table-cell table:style-name="ce35" office:value-type="float" office:value="31249" calcext:value-type="float">
            <text:p>31249</text:p>
          </table:table-cell>
          <table:table-cell table:style-name="ce41" office:value-type="float" office:value="100" calcext:value-type="float">
            <text:p>100</text:p>
          </table:table-cell>
          <table:table-cell table:formula="of:=[.B61]/1000" office:value-type="float" office:value="31.249" calcext:value-type="float">
            <text:p>31,24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14S" calcext:value-type="time">
            <text:p>15:12:14</text:p>
          </table:table-cell>
          <table:table-cell table:style-name="ce35" office:value-type="float" office:value="33367" calcext:value-type="float">
            <text:p>33367</text:p>
          </table:table-cell>
          <table:table-cell table:style-name="ce41" office:value-type="float" office:value="100" calcext:value-type="float">
            <text:p>100</text:p>
          </table:table-cell>
          <table:table-cell table:formula="of:=[.B62]/1000" office:value-type="float" office:value="33.367" calcext:value-type="float">
            <text:p>33,36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22S" calcext:value-type="time">
            <text:p>15:12:22</text:p>
          </table:table-cell>
          <table:table-cell table:style-name="ce35" office:value-type="float" office:value="35737" calcext:value-type="float">
            <text:p>35737</text:p>
          </table:table-cell>
          <table:table-cell table:style-name="ce41" office:value-type="float" office:value="100" calcext:value-type="float">
            <text:p>100</text:p>
          </table:table-cell>
          <table:table-cell table:formula="of:=[.B63]/1000" office:value-type="float" office:value="35.737" calcext:value-type="float">
            <text:p>35,73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26S" calcext:value-type="time">
            <text:p>15:12:26</text:p>
          </table:table-cell>
          <table:table-cell table:style-name="ce35" office:value-type="float" office:value="37120" calcext:value-type="float">
            <text:p>37120</text:p>
          </table:table-cell>
          <table:table-cell table:style-name="ce41" office:value-type="float" office:value="100" calcext:value-type="float">
            <text:p>100</text:p>
          </table:table-cell>
          <table:table-cell table:formula="of:=[.B64]/1000" office:value-type="float" office:value="37.12" calcext:value-type="float">
            <text:p>37,1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37S" calcext:value-type="time">
            <text:p>15:12:37</text:p>
          </table:table-cell>
          <table:table-cell table:style-name="ce35" office:value-type="float" office:value="39118" calcext:value-type="float">
            <text:p>39118</text:p>
          </table:table-cell>
          <table:table-cell table:style-name="ce41" office:value-type="float" office:value="100" calcext:value-type="float">
            <text:p>100</text:p>
          </table:table-cell>
          <table:table-cell table:formula="of:=[.B65]/1000" office:value-type="float" office:value="39.118" calcext:value-type="float">
            <text:p>39,11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42S" calcext:value-type="time">
            <text:p>15:12:42</text:p>
          </table:table-cell>
          <table:table-cell table:style-name="ce35" office:value-type="float" office:value="39183" calcext:value-type="float">
            <text:p>39183</text:p>
          </table:table-cell>
          <table:table-cell table:style-name="ce41" office:value-type="float" office:value="99" calcext:value-type="float">
            <text:p>99</text:p>
          </table:table-cell>
          <table:table-cell table:formula="of:=[.B66]/1000" office:value-type="float" office:value="39.183" calcext:value-type="float">
            <text:p>39,18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50S" calcext:value-type="time">
            <text:p>15:12:50</text:p>
          </table:table-cell>
          <table:table-cell table:style-name="ce35" office:value-type="float" office:value="41870" calcext:value-type="float">
            <text:p>41870</text:p>
          </table:table-cell>
          <table:table-cell table:style-name="ce41" office:value-type="float" office:value="93" calcext:value-type="float">
            <text:p>93</text:p>
          </table:table-cell>
          <table:table-cell table:formula="of:=[.B67]/1000" office:value-type="float" office:value="41.87" calcext:value-type="float">
            <text:p>41,8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55S" calcext:value-type="time">
            <text:p>15:12:55</text:p>
          </table:table-cell>
          <table:table-cell table:style-name="ce35" office:value-type="float" office:value="43756" calcext:value-type="float">
            <text:p>43756</text:p>
          </table:table-cell>
          <table:table-cell table:style-name="ce41" office:value-type="float" office:value="89" calcext:value-type="float">
            <text:p>89</text:p>
          </table:table-cell>
          <table:table-cell table:formula="of:=[.B68]/1000" office:value-type="float" office:value="43.756" calcext:value-type="float">
            <text:p>43,75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06S" calcext:value-type="time">
            <text:p>15:13:06</text:p>
          </table:table-cell>
          <table:table-cell table:style-name="ce35" office:value-type="float" office:value="44103" calcext:value-type="float">
            <text:p>44103</text:p>
          </table:table-cell>
          <table:table-cell table:style-name="ce41" office:value-type="float" office:value="83" calcext:value-type="float">
            <text:p>83</text:p>
          </table:table-cell>
          <table:table-cell table:formula="of:=[.B69]/1000" office:value-type="float" office:value="44.103" calcext:value-type="float">
            <text:p>44,10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14S" calcext:value-type="time">
            <text:p>15:13:14</text:p>
          </table:table-cell>
          <table:table-cell table:style-name="ce35" office:value-type="float" office:value="46486" calcext:value-type="float">
            <text:p>46486</text:p>
          </table:table-cell>
          <table:table-cell table:style-name="ce41" office:value-type="float" office:value="76" calcext:value-type="float">
            <text:p>76</text:p>
          </table:table-cell>
          <table:table-cell table:formula="of:=[.B70]/1000" office:value-type="float" office:value="46.486" calcext:value-type="float">
            <text:p>46,48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24S" calcext:value-type="time">
            <text:p>15:13:24</text:p>
          </table:table-cell>
          <table:table-cell table:style-name="ce35" office:value-type="float" office:value="44935" calcext:value-type="float">
            <text:p>44935</text:p>
          </table:table-cell>
          <table:table-cell table:style-name="ce41" office:value-type="float" office:value="70" calcext:value-type="float">
            <text:p>70</text:p>
          </table:table-cell>
          <table:table-cell table:formula="of:=[.B71]/1000" office:value-type="float" office:value="44.935" calcext:value-type="float">
            <text:p>44,93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30S" calcext:value-type="time">
            <text:p>15:13:30</text:p>
          </table:table-cell>
          <table:table-cell table:style-name="ce35" office:value-type="float" office:value="43587" calcext:value-type="float">
            <text:p>43587</text:p>
          </table:table-cell>
          <table:table-cell table:style-name="ce41" office:value-type="float" office:value="66" calcext:value-type="float">
            <text:p>66</text:p>
          </table:table-cell>
          <table:table-cell table:formula="of:=[.B72]/1000" office:value-type="float" office:value="43.587" calcext:value-type="float">
            <text:p>43,58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35S" calcext:value-type="time">
            <text:p>15:13:35</text:p>
          </table:table-cell>
          <table:table-cell table:style-name="ce35" office:value-type="float" office:value="42123" calcext:value-type="float">
            <text:p>42123</text:p>
          </table:table-cell>
          <table:table-cell table:style-name="ce41" office:value-type="float" office:value="62" calcext:value-type="float">
            <text:p>62</text:p>
          </table:table-cell>
          <table:table-cell table:formula="of:=[.B73]/1000" office:value-type="float" office:value="42.123" calcext:value-type="float">
            <text:p>42,12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42S" calcext:value-type="time">
            <text:p>15:13:42</text:p>
          </table:table-cell>
          <table:table-cell table:style-name="ce35" office:value-type="float" office:value="39920" calcext:value-type="float">
            <text:p>39920</text:p>
          </table:table-cell>
          <table:table-cell table:style-name="ce41" office:value-type="float" office:value="57" calcext:value-type="float">
            <text:p>57</text:p>
          </table:table-cell>
          <table:table-cell table:formula="of:=[.B74]/1000" office:value-type="float" office:value="39.92" calcext:value-type="float">
            <text:p>39,9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51S" calcext:value-type="time">
            <text:p>15:13:51</text:p>
          </table:table-cell>
          <table:table-cell table:style-name="ce35" office:value-type="float" office:value="37270" calcext:value-type="float">
            <text:p>37270</text:p>
          </table:table-cell>
          <table:table-cell table:style-name="ce41" office:value-type="float" office:value="46" calcext:value-type="float">
            <text:p>46</text:p>
          </table:table-cell>
          <table:table-cell table:formula="of:=[.B75]/1000" office:value-type="float" office:value="37.27" calcext:value-type="float">
            <text:p>37,2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54S" calcext:value-type="time">
            <text:p>15:13:54</text:p>
          </table:table-cell>
          <table:table-cell table:style-name="ce35" office:value-type="float" office:value="37220" calcext:value-type="float">
            <text:p>37220</text:p>
          </table:table-cell>
          <table:table-cell table:style-name="ce41" office:value-type="float" office:value="41" calcext:value-type="float">
            <text:p>41</text:p>
          </table:table-cell>
          <table:table-cell table:formula="of:=[.B76]/1000" office:value-type="float" office:value="37.22" calcext:value-type="float">
            <text:p>37,2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4M03S" calcext:value-type="time">
            <text:p>15:14:03</text:p>
          </table:table-cell>
          <table:table-cell table:style-name="ce35" office:value-type="float" office:value="30985" calcext:value-type="float">
            <text:p>30985</text:p>
          </table:table-cell>
          <table:table-cell table:style-name="ce41" office:value-type="float" office:value="35" calcext:value-type="float">
            <text:p>35</text:p>
          </table:table-cell>
          <table:table-cell table:formula="of:=[.B77]/1000" office:value-type="float" office:value="30.985" calcext:value-type="float">
            <text:p>30,98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4M04S" calcext:value-type="time">
            <text:p>15:14:04</text:p>
          </table:table-cell>
          <table:table-cell table:style-name="ce35" office:value-type="float" office:value="30327" calcext:value-type="float">
            <text:p>30327</text:p>
          </table:table-cell>
          <table:table-cell table:style-name="ce41" office:value-type="float" office:value="34" calcext:value-type="float">
            <text:p>34</text:p>
          </table:table-cell>
          <table:table-cell table:formula="of:=[.B78]/1000" office:value-type="float" office:value="30.327" calcext:value-type="float">
            <text:p>30,32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4M09S" calcext:value-type="time">
            <text:p>15:14:09</text:p>
          </table:table-cell>
          <table:table-cell table:style-name="ce35" office:value-type="float" office:value="27048" calcext:value-type="float">
            <text:p>27048</text:p>
          </table:table-cell>
          <table:table-cell table:style-name="ce41" office:value-type="float" office:value="29" calcext:value-type="float">
            <text:p>29</text:p>
          </table:table-cell>
          <table:table-cell table:formula="of:=[.B79]/1000" office:value-type="float" office:value="27.048" calcext:value-type="float">
            <text:p>27,04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4M14S" calcext:value-type="time">
            <text:p>15:14:14</text:p>
          </table:table-cell>
          <table:table-cell table:style-name="ce35" office:value-type="float" office:value="23642" calcext:value-type="float">
            <text:p>23642</text:p>
          </table:table-cell>
          <table:table-cell table:style-name="ce41" office:value-type="float" office:value="25" calcext:value-type="float">
            <text:p>25</text:p>
          </table:table-cell>
          <table:table-cell table:formula="of:=[.B80]/1000" office:value-type="float" office:value="23.642" calcext:value-type="float">
            <text:p>23,64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4M18S" calcext:value-type="time">
            <text:p>15:14:18</text:p>
          </table:table-cell>
          <table:table-cell table:style-name="ce35" office:value-type="float" office:value="21030" calcext:value-type="float">
            <text:p>21030</text:p>
          </table:table-cell>
          <table:table-cell table:style-name="ce41" office:value-type="float" office:value="22" calcext:value-type="float">
            <text:p>22</text:p>
          </table:table-cell>
          <table:table-cell table:formula="of:=[.B81]/1000" office:value-type="float" office:value="21.03" calcext:value-type="float">
            <text:p>21,0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4M19S" calcext:value-type="time">
            <text:p>15:14:19</text:p>
          </table:table-cell>
          <table:table-cell table:style-name="ce36" office:value-type="float" office:value="20956" calcext:value-type="float">
            <text:p>20956</text:p>
          </table:table-cell>
          <table:table-cell table:style-name="ce42" office:value-type="float" office:value="19" calcext:value-type="float">
            <text:p>19</text:p>
          </table:table-cell>
          <table:table-cell table:formula="of:=[.B82]/1000" office:value-type="float" office:value="20.956" calcext:value-type="float">
            <text:p>20,956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otal Résultat</text:p>
          </table:table-cell>
          <table:table-cell table:style-name="ce37" office:value-type="float" office:value="1435921" calcext:value-type="float">
            <text:p>1435921</text:p>
          </table:table-cell>
          <table:table-cell table:style-name="ce43" office:value-type="float" office:value="3534" calcext:value-type="float">
            <text:p>3534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ounts_overview" table:style-name="ta1">
        <table:shapes>
          <draw:frame draw:z-index="0" draw:style-name="gr1" draw:text-style-name="P1" svg:width="160.01mm" svg:height="90.04mm" svg:x="177.07mm" svg:y="18.33mm">
            <loext:p draw:notify-on-update-of-ranges="accounts_overview.A4:accounts_overview.A4 accounts_overview.A5:accounts_overview.A64 accounts_overview.C4:accounts_overview.C4 accounts_overview.C5:accounts_overview.C64 accounts_overview.D4:accounts_overview.D4 accounts_overview.D5:accounts_overview.D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3" table:number-columns-repeated="1020" table:default-cell-style-name="ce3"/>
        <table:table-row table:style-name="ro1">
          <table:table-cell table:style-name="ce25" office:value-type="string" calcext:value-type="string">
            <text:p>Transaction</text:p>
          </table:table-cell>
          <table:table-cell table:style-name="ce31" office:value-type="string" calcext:value-type="string">
            <text:p>15 /banking/accounts/overview/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32" office:value-type="string" calcext:value-type="string">
            <text:p>Données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27" office:value-type="string" calcext:value-type="string">
            <text:p>Heure</text:p>
          </table:table-cell>
          <table:table-cell table:style-name="ce33" office:value-type="string" calcext:value-type="string">
            <text:p>Somme - Temps de réponse(ms)</text:p>
          </table:table-cell>
          <table:table-cell table:style-name="ce39" office:value-type="string" calcext:value-type="string">
            <text:p>Somme - VU total</text:p>
          </table:table-cell>
          <table:table-cell table:style-name="ce6" office:value-type="string" calcext:value-type="string">
            <text:p>Temps de réponse(s)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1019"/>
        </table:table-row>
        <table:table-row table:style-name="ro1">
          <table:table-cell table:style-name="ce28" office:value-type="time" office:time-value="PT15H10M13S" calcext:value-type="time">
            <text:p>15:10:13</text:p>
          </table:table-cell>
          <table:table-cell table:style-name="ce34" office:value-type="float" office:value="734" calcext:value-type="float">
            <text:p>734</text:p>
          </table:table-cell>
          <table:table-cell table:style-name="ce40" office:value-type="float" office:value="3" calcext:value-type="float">
            <text:p>3</text:p>
          </table:table-cell>
          <table:table-cell table:formula="of:=[.B5]/1000" office:value-type="float" office:value="0.734" calcext:value-type="float">
            <text:p>0,734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5S" calcext:value-type="time">
            <text:p>15:10:15</text:p>
          </table:table-cell>
          <table:table-cell table:style-name="ce35" office:value-type="float" office:value="2430" calcext:value-type="float">
            <text:p>2430</text:p>
          </table:table-cell>
          <table:table-cell table:style-name="ce41" office:value-type="float" office:value="7" calcext:value-type="float">
            <text:p>7</text:p>
          </table:table-cell>
          <table:table-cell table:formula="of:=[.B6]/1000" office:value-type="float" office:value="2.43" calcext:value-type="float">
            <text:p>2,4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19S" calcext:value-type="time">
            <text:p>15:10:19</text:p>
          </table:table-cell>
          <table:table-cell table:style-name="ce35" office:value-type="float" office:value="2396" calcext:value-type="float">
            <text:p>2396</text:p>
          </table:table-cell>
          <table:table-cell table:style-name="ce41" office:value-type="float" office:value="10" calcext:value-type="float">
            <text:p>10</text:p>
          </table:table-cell>
          <table:table-cell table:formula="of:=[.B7]/1000" office:value-type="float" office:value="2.396" calcext:value-type="float">
            <text:p>2,39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2S" calcext:value-type="time">
            <text:p>15:10:22</text:p>
          </table:table-cell>
          <table:table-cell table:style-name="ce35" office:value-type="float" office:value="4132" calcext:value-type="float">
            <text:p>4132</text:p>
          </table:table-cell>
          <table:table-cell table:style-name="ce41" office:value-type="float" office:value="15" calcext:value-type="float">
            <text:p>15</text:p>
          </table:table-cell>
          <table:table-cell table:formula="of:=[.B8]/1000" office:value-type="float" office:value="4.132" calcext:value-type="float">
            <text:p>4,13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3S" calcext:value-type="time">
            <text:p>15:10:23</text:p>
          </table:table-cell>
          <table:table-cell table:style-name="ce35" office:value-type="float" office:value="4397" calcext:value-type="float">
            <text:p>4397</text:p>
          </table:table-cell>
          <table:table-cell table:style-name="ce41" office:value-type="float" office:value="17" calcext:value-type="float">
            <text:p>17</text:p>
          </table:table-cell>
          <table:table-cell table:formula="of:=[.B9]/1000" office:value-type="float" office:value="4.397" calcext:value-type="float">
            <text:p>4,39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6S" calcext:value-type="time">
            <text:p>15:10:26</text:p>
          </table:table-cell>
          <table:table-cell table:style-name="ce35" office:value-type="float" office:value="5465" calcext:value-type="float">
            <text:p>5465</text:p>
          </table:table-cell>
          <table:table-cell table:style-name="ce41" office:value-type="float" office:value="21" calcext:value-type="float">
            <text:p>21</text:p>
          </table:table-cell>
          <table:table-cell table:formula="of:=[.B10]/1000" office:value-type="float" office:value="5.465" calcext:value-type="float">
            <text:p>5,46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8S" calcext:value-type="time">
            <text:p>15:10:28</text:p>
          </table:table-cell>
          <table:table-cell table:style-name="ce35" office:value-type="float" office:value="6419" calcext:value-type="float">
            <text:p>6419</text:p>
          </table:table-cell>
          <table:table-cell table:style-name="ce41" office:value-type="float" office:value="24" calcext:value-type="float">
            <text:p>24</text:p>
          </table:table-cell>
          <table:table-cell table:formula="of:=[.B11]/1000" office:value-type="float" office:value="6.419" calcext:value-type="float">
            <text:p>6,41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29S" calcext:value-type="time">
            <text:p>15:10:29</text:p>
          </table:table-cell>
          <table:table-cell table:style-name="ce35" office:value-type="float" office:value="6827" calcext:value-type="float">
            <text:p>6827</text:p>
          </table:table-cell>
          <table:table-cell table:style-name="ce41" office:value-type="float" office:value="25" calcext:value-type="float">
            <text:p>25</text:p>
          </table:table-cell>
          <table:table-cell table:formula="of:=[.B12]/1000" office:value-type="float" office:value="6.827" calcext:value-type="float">
            <text:p>6,82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3S" calcext:value-type="time">
            <text:p>15:10:33</text:p>
          </table:table-cell>
          <table:table-cell table:style-name="ce35" office:value-type="float" office:value="7887" calcext:value-type="float">
            <text:p>7887</text:p>
          </table:table-cell>
          <table:table-cell table:style-name="ce41" office:value-type="float" office:value="30" calcext:value-type="float">
            <text:p>30</text:p>
          </table:table-cell>
          <table:table-cell table:formula="of:=[.B13]/1000" office:value-type="float" office:value="7.887" calcext:value-type="float">
            <text:p>7,88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5S" calcext:value-type="time">
            <text:p>15:10:35</text:p>
          </table:table-cell>
          <table:table-cell table:style-name="ce35" office:value-type="float" office:value="8854" calcext:value-type="float">
            <text:p>8854</text:p>
          </table:table-cell>
          <table:table-cell table:style-name="ce41" office:value-type="float" office:value="33" calcext:value-type="float">
            <text:p>33</text:p>
          </table:table-cell>
          <table:table-cell table:formula="of:=[.B14]/1000" office:value-type="float" office:value="8.854" calcext:value-type="float">
            <text:p>8,854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37S" calcext:value-type="time">
            <text:p>15:10:37</text:p>
          </table:table-cell>
          <table:table-cell table:style-name="ce35" office:value-type="float" office:value="10399" calcext:value-type="float">
            <text:p>10399</text:p>
          </table:table-cell>
          <table:table-cell table:style-name="ce41" office:value-type="float" office:value="37" calcext:value-type="float">
            <text:p>37</text:p>
          </table:table-cell>
          <table:table-cell table:formula="of:=[.B15]/1000" office:value-type="float" office:value="10.399" calcext:value-type="float">
            <text:p>10,39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0S" calcext:value-type="time">
            <text:p>15:10:40</text:p>
          </table:table-cell>
          <table:table-cell table:style-name="ce35" office:value-type="float" office:value="10883" calcext:value-type="float">
            <text:p>10883</text:p>
          </table:table-cell>
          <table:table-cell table:style-name="ce41" office:value-type="float" office:value="40" calcext:value-type="float">
            <text:p>40</text:p>
          </table:table-cell>
          <table:table-cell table:formula="of:=[.B16]/1000" office:value-type="float" office:value="10.883" calcext:value-type="float">
            <text:p>10,88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1S" calcext:value-type="time">
            <text:p>15:10:41</text:p>
          </table:table-cell>
          <table:table-cell table:style-name="ce35" office:value-type="float" office:value="11612" calcext:value-type="float">
            <text:p>11612</text:p>
          </table:table-cell>
          <table:table-cell table:style-name="ce41" office:value-type="float" office:value="42" calcext:value-type="float">
            <text:p>42</text:p>
          </table:table-cell>
          <table:table-cell table:formula="of:=[.B17]/1000" office:value-type="float" office:value="11.612" calcext:value-type="float">
            <text:p>11,61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5S" calcext:value-type="time">
            <text:p>15:10:45</text:p>
          </table:table-cell>
          <table:table-cell table:style-name="ce35" office:value-type="float" office:value="12631" calcext:value-type="float">
            <text:p>12631</text:p>
          </table:table-cell>
          <table:table-cell table:style-name="ce41" office:value-type="float" office:value="47" calcext:value-type="float">
            <text:p>47</text:p>
          </table:table-cell>
          <table:table-cell table:formula="of:=[.B18]/1000" office:value-type="float" office:value="12.631" calcext:value-type="float">
            <text:p>12,63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6S" calcext:value-type="time">
            <text:p>15:10:46</text:p>
          </table:table-cell>
          <table:table-cell table:style-name="ce35" office:value-type="float" office:value="12857" calcext:value-type="float">
            <text:p>12857</text:p>
          </table:table-cell>
          <table:table-cell table:style-name="ce41" office:value-type="float" office:value="48" calcext:value-type="float">
            <text:p>48</text:p>
          </table:table-cell>
          <table:table-cell table:formula="of:=[.B19]/1000" office:value-type="float" office:value="12.857" calcext:value-type="float">
            <text:p>12,85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8S" calcext:value-type="time">
            <text:p>15:10:48</text:p>
          </table:table-cell>
          <table:table-cell table:style-name="ce35" office:value-type="float" office:value="14658" calcext:value-type="float">
            <text:p>14658</text:p>
          </table:table-cell>
          <table:table-cell table:style-name="ce41" office:value-type="float" office:value="50" calcext:value-type="float">
            <text:p>50</text:p>
          </table:table-cell>
          <table:table-cell table:formula="of:=[.B20]/1000" office:value-type="float" office:value="14.658" calcext:value-type="float">
            <text:p>14,65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49S" calcext:value-type="time">
            <text:p>15:10:49</text:p>
          </table:table-cell>
          <table:table-cell table:style-name="ce35" office:value-type="float" office:value="15348" calcext:value-type="float">
            <text:p>15348</text:p>
          </table:table-cell>
          <table:table-cell table:style-name="ce41" office:value-type="float" office:value="50" calcext:value-type="float">
            <text:p>50</text:p>
          </table:table-cell>
          <table:table-cell table:formula="of:=[.B21]/1000" office:value-type="float" office:value="15.348" calcext:value-type="float">
            <text:p>15,34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4S" calcext:value-type="time">
            <text:p>15:10:54</text:p>
          </table:table-cell>
          <table:table-cell table:style-name="ce35" office:value-type="float" office:value="16169" calcext:value-type="float">
            <text:p>16169</text:p>
          </table:table-cell>
          <table:table-cell table:style-name="ce41" office:value-type="float" office:value="50" calcext:value-type="float">
            <text:p>50</text:p>
          </table:table-cell>
          <table:table-cell table:formula="of:=[.B22]/1000" office:value-type="float" office:value="16.169" calcext:value-type="float">
            <text:p>16,16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0M57S" calcext:value-type="time">
            <text:p>15:10:57</text:p>
          </table:table-cell>
          <table:table-cell table:style-name="ce35" office:value-type="float" office:value="16881" calcext:value-type="float">
            <text:p>16881</text:p>
          </table:table-cell>
          <table:table-cell table:style-name="ce41" office:value-type="float" office:value="50" calcext:value-type="float">
            <text:p>50</text:p>
          </table:table-cell>
          <table:table-cell table:formula="of:=[.B23]/1000" office:value-type="float" office:value="16.881" calcext:value-type="float">
            <text:p>16,88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00S" calcext:value-type="time">
            <text:p>15:11:00</text:p>
          </table:table-cell>
          <table:table-cell table:style-name="ce35" office:value-type="float" office:value="18376" calcext:value-type="float">
            <text:p>18376</text:p>
          </table:table-cell>
          <table:table-cell table:style-name="ce41" office:value-type="float" office:value="50" calcext:value-type="float">
            <text:p>50</text:p>
          </table:table-cell>
          <table:table-cell table:formula="of:=[.B24]/1000" office:value-type="float" office:value="18.376" calcext:value-type="float">
            <text:p>18,37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02S" calcext:value-type="time">
            <text:p>15:11:02</text:p>
          </table:table-cell>
          <table:table-cell table:style-name="ce35" office:value-type="float" office:value="18890" calcext:value-type="float">
            <text:p>18890</text:p>
          </table:table-cell>
          <table:table-cell table:style-name="ce41" office:value-type="float" office:value="50" calcext:value-type="float">
            <text:p>50</text:p>
          </table:table-cell>
          <table:table-cell table:formula="of:=[.B25]/1000" office:value-type="float" office:value="18.89" calcext:value-type="float">
            <text:p>18,8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04S" calcext:value-type="time">
            <text:p>15:11:04</text:p>
          </table:table-cell>
          <table:table-cell table:style-name="ce35" office:value-type="float" office:value="19512" calcext:value-type="float">
            <text:p>19512</text:p>
          </table:table-cell>
          <table:table-cell table:style-name="ce41" office:value-type="float" office:value="50" calcext:value-type="float">
            <text:p>50</text:p>
          </table:table-cell>
          <table:table-cell table:formula="of:=[.B26]/1000" office:value-type="float" office:value="19.512" calcext:value-type="float">
            <text:p>19,51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07S" calcext:value-type="time">
            <text:p>15:11:07</text:p>
          </table:table-cell>
          <table:table-cell table:style-name="ce35" office:value-type="float" office:value="21498" calcext:value-type="float">
            <text:p>21498</text:p>
          </table:table-cell>
          <table:table-cell table:style-name="ce41" office:value-type="float" office:value="50" calcext:value-type="float">
            <text:p>50</text:p>
          </table:table-cell>
          <table:table-cell table:formula="of:=[.B27]/1000" office:value-type="float" office:value="21.498" calcext:value-type="float">
            <text:p>21,49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11S" calcext:value-type="time">
            <text:p>15:11:11</text:p>
          </table:table-cell>
          <table:table-cell table:style-name="ce35" office:value-type="float" office:value="44862" calcext:value-type="float">
            <text:p>44862</text:p>
          </table:table-cell>
          <table:table-cell table:style-name="ce41" office:value-type="float" office:value="100" calcext:value-type="float">
            <text:p>100</text:p>
          </table:table-cell>
          <table:table-cell table:formula="of:=[.B28]/1000" office:value-type="float" office:value="44.862" calcext:value-type="float">
            <text:p>44,86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15S" calcext:value-type="time">
            <text:p>15:11:15</text:p>
          </table:table-cell>
          <table:table-cell table:style-name="ce35" office:value-type="float" office:value="23292" calcext:value-type="float">
            <text:p>23292</text:p>
          </table:table-cell>
          <table:table-cell table:style-name="ce41" office:value-type="float" office:value="50" calcext:value-type="float">
            <text:p>50</text:p>
          </table:table-cell>
          <table:table-cell table:formula="of:=[.B29]/1000" office:value-type="float" office:value="23.292" calcext:value-type="float">
            <text:p>23,29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16S" calcext:value-type="time">
            <text:p>15:11:16</text:p>
          </table:table-cell>
          <table:table-cell table:style-name="ce35" office:value-type="float" office:value="23179" calcext:value-type="float">
            <text:p>23179</text:p>
          </table:table-cell>
          <table:table-cell table:style-name="ce41" office:value-type="float" office:value="50" calcext:value-type="float">
            <text:p>50</text:p>
          </table:table-cell>
          <table:table-cell table:formula="of:=[.B30]/1000" office:value-type="float" office:value="23.179" calcext:value-type="float">
            <text:p>23,17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19S" calcext:value-type="time">
            <text:p>15:11:19</text:p>
          </table:table-cell>
          <table:table-cell table:style-name="ce35" office:value-type="float" office:value="24541" calcext:value-type="float">
            <text:p>24541</text:p>
          </table:table-cell>
          <table:table-cell table:style-name="ce41" office:value-type="float" office:value="53" calcext:value-type="float">
            <text:p>53</text:p>
          </table:table-cell>
          <table:table-cell table:formula="of:=[.B31]/1000" office:value-type="float" office:value="24.541" calcext:value-type="float">
            <text:p>24,54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22S" calcext:value-type="time">
            <text:p>15:11:22</text:p>
          </table:table-cell>
          <table:table-cell table:style-name="ce35" office:value-type="float" office:value="24978" calcext:value-type="float">
            <text:p>24978</text:p>
          </table:table-cell>
          <table:table-cell table:style-name="ce41" office:value-type="float" office:value="56" calcext:value-type="float">
            <text:p>56</text:p>
          </table:table-cell>
          <table:table-cell table:formula="of:=[.B32]/1000" office:value-type="float" office:value="24.978" calcext:value-type="float">
            <text:p>24,97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24S" calcext:value-type="time">
            <text:p>15:11:24</text:p>
          </table:table-cell>
          <table:table-cell table:style-name="ce35" office:value-type="float" office:value="25437" calcext:value-type="float">
            <text:p>25437</text:p>
          </table:table-cell>
          <table:table-cell table:style-name="ce41" office:value-type="float" office:value="59" calcext:value-type="float">
            <text:p>59</text:p>
          </table:table-cell>
          <table:table-cell table:formula="of:=[.B33]/1000" office:value-type="float" office:value="25.437" calcext:value-type="float">
            <text:p>25,43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26S" calcext:value-type="time">
            <text:p>15:11:26</text:p>
          </table:table-cell>
          <table:table-cell table:style-name="ce35" office:value-type="float" office:value="25731" calcext:value-type="float">
            <text:p>25731</text:p>
          </table:table-cell>
          <table:table-cell table:style-name="ce41" office:value-type="float" office:value="61" calcext:value-type="float">
            <text:p>61</text:p>
          </table:table-cell>
          <table:table-cell table:formula="of:=[.B34]/1000" office:value-type="float" office:value="25.731" calcext:value-type="float">
            <text:p>25,73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29S" calcext:value-type="time">
            <text:p>15:11:29</text:p>
          </table:table-cell>
          <table:table-cell table:style-name="ce35" office:value-type="float" office:value="25605" calcext:value-type="float">
            <text:p>25605</text:p>
          </table:table-cell>
          <table:table-cell table:style-name="ce41" office:value-type="float" office:value="64" calcext:value-type="float">
            <text:p>64</text:p>
          </table:table-cell>
          <table:table-cell table:formula="of:=[.B35]/1000" office:value-type="float" office:value="25.605" calcext:value-type="float">
            <text:p>25,60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31S" calcext:value-type="time">
            <text:p>15:11:31</text:p>
          </table:table-cell>
          <table:table-cell table:style-name="ce35" office:value-type="float" office:value="25556" calcext:value-type="float">
            <text:p>25556</text:p>
          </table:table-cell>
          <table:table-cell table:style-name="ce41" office:value-type="float" office:value="66" calcext:value-type="float">
            <text:p>66</text:p>
          </table:table-cell>
          <table:table-cell table:formula="of:=[.B36]/1000" office:value-type="float" office:value="25.556" calcext:value-type="float">
            <text:p>25,55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33S" calcext:value-type="time">
            <text:p>15:11:33</text:p>
          </table:table-cell>
          <table:table-cell table:style-name="ce35" office:value-type="float" office:value="26282" calcext:value-type="float">
            <text:p>26282</text:p>
          </table:table-cell>
          <table:table-cell table:style-name="ce41" office:value-type="float" office:value="69" calcext:value-type="float">
            <text:p>69</text:p>
          </table:table-cell>
          <table:table-cell table:formula="of:=[.B37]/1000" office:value-type="float" office:value="26.282" calcext:value-type="float">
            <text:p>26,28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35S" calcext:value-type="time">
            <text:p>15:11:35</text:p>
          </table:table-cell>
          <table:table-cell table:style-name="ce35" office:value-type="float" office:value="27064" calcext:value-type="float">
            <text:p>27064</text:p>
          </table:table-cell>
          <table:table-cell table:style-name="ce41" office:value-type="float" office:value="71" calcext:value-type="float">
            <text:p>71</text:p>
          </table:table-cell>
          <table:table-cell table:formula="of:=[.B38]/1000" office:value-type="float" office:value="27.064" calcext:value-type="float">
            <text:p>27,064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37S" calcext:value-type="time">
            <text:p>15:11:37</text:p>
          </table:table-cell>
          <table:table-cell table:style-name="ce35" office:value-type="float" office:value="28020" calcext:value-type="float">
            <text:p>28020</text:p>
          </table:table-cell>
          <table:table-cell table:style-name="ce41" office:value-type="float" office:value="74" calcext:value-type="float">
            <text:p>74</text:p>
          </table:table-cell>
          <table:table-cell table:formula="of:=[.B39]/1000" office:value-type="float" office:value="28.02" calcext:value-type="float">
            <text:p>28,0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40S" calcext:value-type="time">
            <text:p>15:11:40</text:p>
          </table:table-cell>
          <table:table-cell table:style-name="ce35" office:value-type="float" office:value="28213" calcext:value-type="float">
            <text:p>28213</text:p>
          </table:table-cell>
          <table:table-cell table:style-name="ce41" office:value-type="float" office:value="77" calcext:value-type="float">
            <text:p>77</text:p>
          </table:table-cell>
          <table:table-cell table:formula="of:=[.B40]/1000" office:value-type="float" office:value="28.213" calcext:value-type="float">
            <text:p>28,21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41S" calcext:value-type="time">
            <text:p>15:11:41</text:p>
          </table:table-cell>
          <table:table-cell table:style-name="ce35" office:value-type="float" office:value="28581" calcext:value-type="float">
            <text:p>28581</text:p>
          </table:table-cell>
          <table:table-cell table:style-name="ce41" office:value-type="float" office:value="79" calcext:value-type="float">
            <text:p>79</text:p>
          </table:table-cell>
          <table:table-cell table:formula="of:=[.B41]/1000" office:value-type="float" office:value="28.581" calcext:value-type="float">
            <text:p>28,58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44S" calcext:value-type="time">
            <text:p>15:11:44</text:p>
          </table:table-cell>
          <table:table-cell table:style-name="ce35" office:value-type="float" office:value="28639" calcext:value-type="float">
            <text:p>28639</text:p>
          </table:table-cell>
          <table:table-cell table:style-name="ce41" office:value-type="float" office:value="82" calcext:value-type="float">
            <text:p>82</text:p>
          </table:table-cell>
          <table:table-cell table:formula="of:=[.B42]/1000" office:value-type="float" office:value="28.639" calcext:value-type="float">
            <text:p>28,63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45S" calcext:value-type="time">
            <text:p>15:11:45</text:p>
          </table:table-cell>
          <table:table-cell table:style-name="ce35" office:value-type="float" office:value="29044" calcext:value-type="float">
            <text:p>29044</text:p>
          </table:table-cell>
          <table:table-cell table:style-name="ce41" office:value-type="float" office:value="83" calcext:value-type="float">
            <text:p>83</text:p>
          </table:table-cell>
          <table:table-cell table:formula="of:=[.B43]/1000" office:value-type="float" office:value="29.044" calcext:value-type="float">
            <text:p>29,044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47S" calcext:value-type="time">
            <text:p>15:11:47</text:p>
          </table:table-cell>
          <table:table-cell table:style-name="ce35" office:value-type="float" office:value="29436" calcext:value-type="float">
            <text:p>29436</text:p>
          </table:table-cell>
          <table:table-cell table:style-name="ce41" office:value-type="float" office:value="86" calcext:value-type="float">
            <text:p>86</text:p>
          </table:table-cell>
          <table:table-cell table:formula="of:=[.B44]/1000" office:value-type="float" office:value="29.436" calcext:value-type="float">
            <text:p>29,43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50S" calcext:value-type="time">
            <text:p>15:11:50</text:p>
          </table:table-cell>
          <table:table-cell table:style-name="ce35" office:value-type="float" office:value="29546" calcext:value-type="float">
            <text:p>29546</text:p>
          </table:table-cell>
          <table:table-cell table:style-name="ce41" office:value-type="float" office:value="89" calcext:value-type="float">
            <text:p>89</text:p>
          </table:table-cell>
          <table:table-cell table:formula="of:=[.B45]/1000" office:value-type="float" office:value="29.546" calcext:value-type="float">
            <text:p>29,546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53S" calcext:value-type="time">
            <text:p>15:11:53</text:p>
          </table:table-cell>
          <table:table-cell table:style-name="ce35" office:value-type="float" office:value="28923" calcext:value-type="float">
            <text:p>28923</text:p>
          </table:table-cell>
          <table:table-cell table:style-name="ce41" office:value-type="float" office:value="91" calcext:value-type="float">
            <text:p>91</text:p>
          </table:table-cell>
          <table:table-cell table:formula="of:=[.B46]/1000" office:value-type="float" office:value="28.923" calcext:value-type="float">
            <text:p>28,92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55S" calcext:value-type="time">
            <text:p>15:11:55</text:p>
          </table:table-cell>
          <table:table-cell table:style-name="ce35" office:value-type="float" office:value="29287" calcext:value-type="float">
            <text:p>29287</text:p>
          </table:table-cell>
          <table:table-cell table:style-name="ce41" office:value-type="float" office:value="94" calcext:value-type="float">
            <text:p>94</text:p>
          </table:table-cell>
          <table:table-cell table:formula="of:=[.B47]/1000" office:value-type="float" office:value="29.287" calcext:value-type="float">
            <text:p>29,28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56S" calcext:value-type="time">
            <text:p>15:11:56</text:p>
          </table:table-cell>
          <table:table-cell table:style-name="ce35" office:value-type="float" office:value="29337" calcext:value-type="float">
            <text:p>29337</text:p>
          </table:table-cell>
          <table:table-cell table:style-name="ce41" office:value-type="float" office:value="95" calcext:value-type="float">
            <text:p>95</text:p>
          </table:table-cell>
          <table:table-cell table:formula="of:=[.B48]/1000" office:value-type="float" office:value="29.337" calcext:value-type="float">
            <text:p>29,33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1M57S" calcext:value-type="time">
            <text:p>15:11:57</text:p>
          </table:table-cell>
          <table:table-cell table:style-name="ce35" office:value-type="float" office:value="29762" calcext:value-type="float">
            <text:p>29762</text:p>
          </table:table-cell>
          <table:table-cell table:style-name="ce41" office:value-type="float" office:value="96" calcext:value-type="float">
            <text:p>96</text:p>
          </table:table-cell>
          <table:table-cell table:formula="of:=[.B49]/1000" office:value-type="float" office:value="29.762" calcext:value-type="float">
            <text:p>29,76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01S" calcext:value-type="time">
            <text:p>15:12:01</text:p>
          </table:table-cell>
          <table:table-cell table:style-name="ce35" office:value-type="float" office:value="30744" calcext:value-type="float">
            <text:p>30744</text:p>
          </table:table-cell>
          <table:table-cell table:style-name="ce41" office:value-type="float" office:value="100" calcext:value-type="float">
            <text:p>100</text:p>
          </table:table-cell>
          <table:table-cell table:formula="of:=[.B50]/1000" office:value-type="float" office:value="30.744" calcext:value-type="float">
            <text:p>30,744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03S" calcext:value-type="time">
            <text:p>15:12:03</text:p>
          </table:table-cell>
          <table:table-cell table:style-name="ce35" office:value-type="float" office:value="31252" calcext:value-type="float">
            <text:p>31252</text:p>
          </table:table-cell>
          <table:table-cell table:style-name="ce41" office:value-type="float" office:value="100" calcext:value-type="float">
            <text:p>100</text:p>
          </table:table-cell>
          <table:table-cell table:formula="of:=[.B51]/1000" office:value-type="float" office:value="31.252" calcext:value-type="float">
            <text:p>31,252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04S" calcext:value-type="time">
            <text:p>15:12:04</text:p>
          </table:table-cell>
          <table:table-cell table:style-name="ce35" office:value-type="float" office:value="31234" calcext:value-type="float">
            <text:p>31234</text:p>
          </table:table-cell>
          <table:table-cell table:style-name="ce41" office:value-type="float" office:value="100" calcext:value-type="float">
            <text:p>100</text:p>
          </table:table-cell>
          <table:table-cell table:formula="of:=[.B52]/1000" office:value-type="float" office:value="31.234" calcext:value-type="float">
            <text:p>31,234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06S" calcext:value-type="time">
            <text:p>15:12:06</text:p>
          </table:table-cell>
          <table:table-cell table:style-name="ce35" office:value-type="float" office:value="30901" calcext:value-type="float">
            <text:p>30901</text:p>
          </table:table-cell>
          <table:table-cell table:style-name="ce41" office:value-type="float" office:value="100" calcext:value-type="float">
            <text:p>100</text:p>
          </table:table-cell>
          <table:table-cell table:formula="of:=[.B53]/1000" office:value-type="float" office:value="30.901" calcext:value-type="float">
            <text:p>30,90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09S" calcext:value-type="time">
            <text:p>15:12:09</text:p>
          </table:table-cell>
          <table:table-cell table:style-name="ce35" office:value-type="float" office:value="31964" calcext:value-type="float">
            <text:p>31964</text:p>
          </table:table-cell>
          <table:table-cell table:style-name="ce41" office:value-type="float" office:value="100" calcext:value-type="float">
            <text:p>100</text:p>
          </table:table-cell>
          <table:table-cell table:formula="of:=[.B54]/1000" office:value-type="float" office:value="31.964" calcext:value-type="float">
            <text:p>31,964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10S" calcext:value-type="time">
            <text:p>15:12:10</text:p>
          </table:table-cell>
          <table:table-cell table:style-name="ce35" office:value-type="float" office:value="32663" calcext:value-type="float">
            <text:p>32663</text:p>
          </table:table-cell>
          <table:table-cell table:style-name="ce41" office:value-type="float" office:value="100" calcext:value-type="float">
            <text:p>100</text:p>
          </table:table-cell>
          <table:table-cell table:formula="of:=[.B55]/1000" office:value-type="float" office:value="32.663" calcext:value-type="float">
            <text:p>32,663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13S" calcext:value-type="time">
            <text:p>15:12:13</text:p>
          </table:table-cell>
          <table:table-cell table:style-name="ce35" office:value-type="float" office:value="32847" calcext:value-type="float">
            <text:p>32847</text:p>
          </table:table-cell>
          <table:table-cell table:style-name="ce41" office:value-type="float" office:value="100" calcext:value-type="float">
            <text:p>100</text:p>
          </table:table-cell>
          <table:table-cell table:formula="of:=[.B56]/1000" office:value-type="float" office:value="32.847" calcext:value-type="float">
            <text:p>32,84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17S" calcext:value-type="time">
            <text:p>15:12:17</text:p>
          </table:table-cell>
          <table:table-cell table:style-name="ce35" office:value-type="float" office:value="33719" calcext:value-type="float">
            <text:p>33719</text:p>
          </table:table-cell>
          <table:table-cell table:style-name="ce41" office:value-type="float" office:value="100" calcext:value-type="float">
            <text:p>100</text:p>
          </table:table-cell>
          <table:table-cell table:formula="of:=[.B57]/1000" office:value-type="float" office:value="33.719" calcext:value-type="float">
            <text:p>33,719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30S" calcext:value-type="time">
            <text:p>15:12:30</text:p>
          </table:table-cell>
          <table:table-cell table:style-name="ce35" office:value-type="float" office:value="37738" calcext:value-type="float">
            <text:p>37738</text:p>
          </table:table-cell>
          <table:table-cell table:style-name="ce41" office:value-type="float" office:value="100" calcext:value-type="float">
            <text:p>100</text:p>
          </table:table-cell>
          <table:table-cell table:formula="of:=[.B58]/1000" office:value-type="float" office:value="37.738" calcext:value-type="float">
            <text:p>37,73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2M58S" calcext:value-type="time">
            <text:p>15:12:58</text:p>
          </table:table-cell>
          <table:table-cell table:style-name="ce35" office:value-type="float" office:value="43381" calcext:value-type="float">
            <text:p>43381</text:p>
          </table:table-cell>
          <table:table-cell table:style-name="ce41" office:value-type="float" office:value="88" calcext:value-type="float">
            <text:p>88</text:p>
          </table:table-cell>
          <table:table-cell table:formula="of:=[.B59]/1000" office:value-type="float" office:value="43.381" calcext:value-type="float">
            <text:p>43,38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11S" calcext:value-type="time">
            <text:p>15:13:11</text:p>
          </table:table-cell>
          <table:table-cell table:style-name="ce35" office:value-type="float" office:value="44698" calcext:value-type="float">
            <text:p>44698</text:p>
          </table:table-cell>
          <table:table-cell table:style-name="ce41" office:value-type="float" office:value="79" calcext:value-type="float">
            <text:p>79</text:p>
          </table:table-cell>
          <table:table-cell table:formula="of:=[.B60]/1000" office:value-type="float" office:value="44.698" calcext:value-type="float">
            <text:p>44,698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19S" calcext:value-type="time">
            <text:p>15:13:19</text:p>
          </table:table-cell>
          <table:table-cell table:style-name="ce35" office:value-type="float" office:value="46550" calcext:value-type="float">
            <text:p>46550</text:p>
          </table:table-cell>
          <table:table-cell table:style-name="ce41" office:value-type="float" office:value="72" calcext:value-type="float">
            <text:p>72</text:p>
          </table:table-cell>
          <table:table-cell table:formula="of:=[.B61]/1000" office:value-type="float" office:value="46.55" calcext:value-type="float">
            <text:p>46,55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46S" calcext:value-type="time">
            <text:p>15:13:46</text:p>
          </table:table-cell>
          <table:table-cell table:style-name="ce35" office:value-type="float" office:value="38627" calcext:value-type="float">
            <text:p>38627</text:p>
          </table:table-cell>
          <table:table-cell table:style-name="ce41" office:value-type="float" office:value="53" calcext:value-type="float">
            <text:p>53</text:p>
          </table:table-cell>
          <table:table-cell table:formula="of:=[.B62]/1000" office:value-type="float" office:value="38.627" calcext:value-type="float">
            <text:p>38,627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3M58S" calcext:value-type="time">
            <text:p>15:13:58</text:p>
          </table:table-cell>
          <table:table-cell table:style-name="ce35" office:value-type="float" office:value="34681" calcext:value-type="float">
            <text:p>34681</text:p>
          </table:table-cell>
          <table:table-cell table:style-name="ce41" office:value-type="float" office:value="38" calcext:value-type="float">
            <text:p>38</text:p>
          </table:table-cell>
          <table:table-cell table:formula="of:=[.B63]/1000" office:value-type="float" office:value="34.681" calcext:value-type="float">
            <text:p>34,681</text:p>
          </table:table-cell>
          <table:table-cell table:number-columns-repeated="1020"/>
        </table:table-row>
        <table:table-row table:style-name="ro1">
          <table:table-cell table:style-name="ce29" office:value-type="time" office:time-value="PT15H14M12S" calcext:value-type="time">
            <text:p>15:14:12</text:p>
          </table:table-cell>
          <table:table-cell table:style-name="ce36" office:value-type="float" office:value="24855" calcext:value-type="float">
            <text:p>24855</text:p>
          </table:table-cell>
          <table:table-cell table:style-name="ce42" office:value-type="float" office:value="26" calcext:value-type="float">
            <text:p>26</text:p>
          </table:table-cell>
          <table:table-cell table:formula="of:=[.B64]/1000" office:value-type="float" office:value="24.855" calcext:value-type="float">
            <text:p>24,855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otal Résultat</text:p>
          </table:table-cell>
          <table:table-cell table:style-name="ce37" office:value-type="float" office:value="1390424" calcext:value-type="float">
            <text:p>1390424</text:p>
          </table:table-cell>
          <table:table-cell table:style-name="ce43" office:value-type="float" office:value="3700" calcext:value-type="float">
            <text:p>3700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Tables du pilote_jmeter-results_1'.A1:'Tables du pilote_jmeter-results_1'.C65" table:buttons="'Tables du pilote_jmeter-results_1'.A1 'Tables du pilote_jmeter-results_1'.A4 'Tables du pilote_jmeter-results_1'.B3" table:show-filter-button="false" table:drill-down-on-double-click="false">
          <table:source-cell-range table:cell-range-address="'jmeter-results'.A1:'jmeter-results'.L383"/>
          <table:data-pilot-field table:source-field-name="Transaction" table:orientation="page" table:used-hierarchy="0" table:function="auto" loext:ignore-selected-page="true" table:selected-page="15 /banking/accounts/overview/1">
            <table:data-pilot-level table:show-empty="false" calcext:repeat-item-labels="false">
              <table:data-pilot-members>
                <table:data-pilot-member table:name="1 /login" table:display="false" table:show-details="true"/>
                <table:data-pilot-member table:name="15 /banking/accounts/overview/1" table:display="true" table:show-details="true"/>
                <table:data-pilot-member table:name="22 /banking/account/operations/6164494900756522776" table:display="false" table:show-details="true"/>
                <table:data-pilot-member table:name="29 /banking/account/operations/6164494900756522776" table:display="false" table:show-details="true"/>
                <table:data-pilot-member table:name="36 /logout" table:display="false" table:show-details="true"/>
                <table:data-pilot-member table:name="7 /login_check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eure" table:orientation="row" table:used-hierarchy="0" table:function="auto">
            <table:data-pilot-level table:show-empty="false" calcext:repeat-item-labels="false">
              <table:data-pilot-members>
                <table:data-pilot-member table:name="15:10:11" table:display="true" table:show-details="true"/>
                <table:data-pilot-member table:name="15:10:12" table:display="true" table:show-details="true"/>
                <table:data-pilot-member table:name="15:10:13" table:display="true" table:show-details="true"/>
                <table:data-pilot-member table:name="15:10:14" table:display="true" table:show-details="true"/>
                <table:data-pilot-member table:name="15:10:15" table:display="true" table:show-details="true"/>
                <table:data-pilot-member table:name="15:10:16" table:display="true" table:show-details="true"/>
                <table:data-pilot-member table:name="15:10:17" table:display="true" table:show-details="true"/>
                <table:data-pilot-member table:name="15:10:18" table:display="true" table:show-details="true"/>
                <table:data-pilot-member table:name="15:10:19" table:display="true" table:show-details="true"/>
                <table:data-pilot-member table:name="15:10:20" table:display="true" table:show-details="true"/>
                <table:data-pilot-member table:name="15:10:21" table:display="true" table:show-details="true"/>
                <table:data-pilot-member table:name="15:10:22" table:display="true" table:show-details="true"/>
                <table:data-pilot-member table:name="15:10:23" table:display="true" table:show-details="true"/>
                <table:data-pilot-member table:name="15:10:24" table:display="true" table:show-details="true"/>
                <table:data-pilot-member table:name="15:10:25" table:display="true" table:show-details="true"/>
                <table:data-pilot-member table:name="15:10:26" table:display="true" table:show-details="true"/>
                <table:data-pilot-member table:name="15:10:27" table:display="true" table:show-details="true"/>
                <table:data-pilot-member table:name="15:10:28" table:display="true" table:show-details="true"/>
                <table:data-pilot-member table:name="15:10:29" table:display="true" table:show-details="true"/>
                <table:data-pilot-member table:name="15:10:30" table:display="true" table:show-details="true"/>
                <table:data-pilot-member table:name="15:10:31" table:display="true" table:show-details="true"/>
                <table:data-pilot-member table:name="15:10:32" table:display="true" table:show-details="true"/>
                <table:data-pilot-member table:name="15:10:33" table:display="true" table:show-details="true"/>
                <table:data-pilot-member table:name="15:10:34" table:display="true" table:show-details="true"/>
                <table:data-pilot-member table:name="15:10:35" table:display="true" table:show-details="true"/>
                <table:data-pilot-member table:name="15:10:36" table:display="true" table:show-details="true"/>
                <table:data-pilot-member table:name="15:10:37" table:display="true" table:show-details="true"/>
                <table:data-pilot-member table:name="15:10:38" table:display="true" table:show-details="true"/>
                <table:data-pilot-member table:name="15:10:39" table:display="true" table:show-details="true"/>
                <table:data-pilot-member table:name="15:10:40" table:display="true" table:show-details="true"/>
                <table:data-pilot-member table:name="15:10:41" table:display="true" table:show-details="true"/>
                <table:data-pilot-member table:name="15:10:42" table:display="true" table:show-details="true"/>
                <table:data-pilot-member table:name="15:10:43" table:display="true" table:show-details="true"/>
                <table:data-pilot-member table:name="15:10:44" table:display="true" table:show-details="true"/>
                <table:data-pilot-member table:name="15:10:45" table:display="true" table:show-details="true"/>
                <table:data-pilot-member table:name="15:10:46" table:display="true" table:show-details="true"/>
                <table:data-pilot-member table:name="15:10:47" table:display="true" table:show-details="true"/>
                <table:data-pilot-member table:name="15:10:48" table:display="true" table:show-details="true"/>
                <table:data-pilot-member table:name="15:10:49" table:display="true" table:show-details="true"/>
                <table:data-pilot-member table:name="15:10:50" table:display="true" table:show-details="true"/>
                <table:data-pilot-member table:name="15:10:51" table:display="true" table:show-details="true"/>
                <table:data-pilot-member table:name="15:10:52" table:display="true" table:show-details="true"/>
                <table:data-pilot-member table:name="15:10:53" table:display="true" table:show-details="true"/>
                <table:data-pilot-member table:name="15:10:54" table:display="true" table:show-details="true"/>
                <table:data-pilot-member table:name="15:10:55" table:display="true" table:show-details="true"/>
                <table:data-pilot-member table:name="15:10:56" table:display="true" table:show-details="true"/>
                <table:data-pilot-member table:name="15:10:57" table:display="true" table:show-details="true"/>
                <table:data-pilot-member table:name="15:10:58" table:display="true" table:show-details="true"/>
                <table:data-pilot-member table:name="15:10:59" table:display="true" table:show-details="true"/>
                <table:data-pilot-member table:name="15:11:00" table:display="true" table:show-details="true"/>
                <table:data-pilot-member table:name="15:11:01" table:display="true" table:show-details="true"/>
                <table:data-pilot-member table:name="15:11:02" table:display="true" table:show-details="true"/>
                <table:data-pilot-member table:name="15:11:03" table:display="true" table:show-details="true"/>
                <table:data-pilot-member table:name="15:11:04" table:display="true" table:show-details="true"/>
                <table:data-pilot-member table:name="15:11:05" table:display="true" table:show-details="true"/>
                <table:data-pilot-member table:name="15:11:06" table:display="true" table:show-details="true"/>
                <table:data-pilot-member table:name="15:11:07" table:display="true" table:show-details="true"/>
                <table:data-pilot-member table:name="15:11:08" table:display="true" table:show-details="true"/>
                <table:data-pilot-member table:name="15:11:09" table:display="true" table:show-details="true"/>
                <table:data-pilot-member table:name="15:11:10" table:display="true" table:show-details="true"/>
                <table:data-pilot-member table:name="15:11:11" table:display="true" table:show-details="true"/>
                <table:data-pilot-member table:name="15:11:12" table:display="true" table:show-details="true"/>
                <table:data-pilot-member table:name="15:11:13" table:display="true" table:show-details="true"/>
                <table:data-pilot-member table:name="15:11:14" table:display="true" table:show-details="true"/>
                <table:data-pilot-member table:name="15:11:15" table:display="true" table:show-details="true"/>
                <table:data-pilot-member table:name="15:11:16" table:display="true" table:show-details="true"/>
                <table:data-pilot-member table:name="15:11:18" table:display="true" table:show-details="true"/>
                <table:data-pilot-member table:name="15:11:19" table:display="true" table:show-details="true"/>
                <table:data-pilot-member table:name="15:11:20" table:display="true" table:show-details="true"/>
                <table:data-pilot-member table:name="15:11:21" table:display="true" table:show-details="true"/>
                <table:data-pilot-member table:name="15:11:22" table:display="true" table:show-details="true"/>
                <table:data-pilot-member table:name="15:11:23" table:display="true" table:show-details="true"/>
                <table:data-pilot-member table:name="15:11:24" table:display="true" table:show-details="true"/>
                <table:data-pilot-member table:name="15:11:26" table:display="true" table:show-details="true"/>
                <table:data-pilot-member table:name="15:11:27" table:display="true" table:show-details="true"/>
                <table:data-pilot-member table:name="15:11:28" table:display="true" table:show-details="true"/>
                <table:data-pilot-member table:name="15:11:29" table:display="true" table:show-details="true"/>
                <table:data-pilot-member table:name="15:11:30" table:display="true" table:show-details="true"/>
                <table:data-pilot-member table:name="15:11:31" table:display="true" table:show-details="true"/>
                <table:data-pilot-member table:name="15:11:32" table:display="true" table:show-details="true"/>
                <table:data-pilot-member table:name="15:11:33" table:display="true" table:show-details="true"/>
                <table:data-pilot-member table:name="15:11:34" table:display="true" table:show-details="true"/>
                <table:data-pilot-member table:name="15:11:35" table:display="true" table:show-details="true"/>
                <table:data-pilot-member table:name="15:11:36" table:display="true" table:show-details="true"/>
                <table:data-pilot-member table:name="15:11:37" table:display="true" table:show-details="true"/>
                <table:data-pilot-member table:name="15:11:38" table:display="true" table:show-details="true"/>
                <table:data-pilot-member table:name="15:11:39" table:display="true" table:show-details="true"/>
                <table:data-pilot-member table:name="15:11:40" table:display="true" table:show-details="true"/>
                <table:data-pilot-member table:name="15:11:41" table:display="true" table:show-details="true"/>
                <table:data-pilot-member table:name="15:11:42" table:display="true" table:show-details="true"/>
                <table:data-pilot-member table:name="15:11:43" table:display="true" table:show-details="true"/>
                <table:data-pilot-member table:name="15:11:44" table:display="true" table:show-details="true"/>
                <table:data-pilot-member table:name="15:11:45" table:display="true" table:show-details="true"/>
                <table:data-pilot-member table:name="15:11:46" table:display="true" table:show-details="true"/>
                <table:data-pilot-member table:name="15:11:47" table:display="true" table:show-details="true"/>
                <table:data-pilot-member table:name="15:11:48" table:display="true" table:show-details="true"/>
                <table:data-pilot-member table:name="15:11:49" table:display="true" table:show-details="true"/>
                <table:data-pilot-member table:name="15:11:50" table:display="true" table:show-details="true"/>
                <table:data-pilot-member table:name="15:11:51" table:display="true" table:show-details="true"/>
                <table:data-pilot-member table:name="15:11:52" table:display="true" table:show-details="true"/>
                <table:data-pilot-member table:name="15:11:53" table:display="true" table:show-details="true"/>
                <table:data-pilot-member table:name="15:11:54" table:display="true" table:show-details="true"/>
                <table:data-pilot-member table:name="15:11:55" table:display="true" table:show-details="true"/>
                <table:data-pilot-member table:name="15:11:56" table:display="true" table:show-details="true"/>
                <table:data-pilot-member table:name="15:11:57" table:display="true" table:show-details="true"/>
                <table:data-pilot-member table:name="15:11:58" table:display="true" table:show-details="true"/>
                <table:data-pilot-member table:name="15:11:59" table:display="true" table:show-details="true"/>
                <table:data-pilot-member table:name="15:12:00" table:display="true" table:show-details="true"/>
                <table:data-pilot-member table:name="15:12:01" table:display="true" table:show-details="true"/>
                <table:data-pilot-member table:name="15:12:02" table:display="true" table:show-details="true"/>
                <table:data-pilot-member table:name="15:12:03" table:display="true" table:show-details="true"/>
                <table:data-pilot-member table:name="15:12:04" table:display="true" table:show-details="true"/>
                <table:data-pilot-member table:name="15:12:05" table:display="true" table:show-details="true"/>
                <table:data-pilot-member table:name="15:12:06" table:display="true" table:show-details="true"/>
                <table:data-pilot-member table:name="15:12:07" table:display="true" table:show-details="true"/>
                <table:data-pilot-member table:name="15:12:08" table:display="true" table:show-details="true"/>
                <table:data-pilot-member table:name="15:12:09" table:display="true" table:show-details="true"/>
                <table:data-pilot-member table:name="15:12:10" table:display="true" table:show-details="true"/>
                <table:data-pilot-member table:name="15:12:11" table:display="true" table:show-details="true"/>
                <table:data-pilot-member table:name="15:12:12" table:display="true" table:show-details="true"/>
                <table:data-pilot-member table:name="15:12:13" table:display="true" table:show-details="true"/>
                <table:data-pilot-member table:name="15:12:14" table:display="true" table:show-details="true"/>
                <table:data-pilot-member table:name="15:12:15" table:display="true" table:show-details="true"/>
                <table:data-pilot-member table:name="15:12:16" table:display="true" table:show-details="true"/>
                <table:data-pilot-member table:name="15:12:17" table:display="true" table:show-details="true"/>
                <table:data-pilot-member table:name="15:12:18" table:display="true" table:show-details="true"/>
                <table:data-pilot-member table:name="15:12:19" table:display="true" table:show-details="true"/>
                <table:data-pilot-member table:name="15:12:20" table:display="true" table:show-details="true"/>
                <table:data-pilot-member table:name="15:12:21" table:display="true" table:show-details="true"/>
                <table:data-pilot-member table:name="15:12:22" table:display="true" table:show-details="true"/>
                <table:data-pilot-member table:name="15:12:23" table:display="true" table:show-details="true"/>
                <table:data-pilot-member table:name="15:12:24" table:display="true" table:show-details="true"/>
                <table:data-pilot-member table:name="15:12:25" table:display="true" table:show-details="true"/>
                <table:data-pilot-member table:name="15:12:26" table:display="true" table:show-details="true"/>
                <table:data-pilot-member table:name="15:12:27" table:display="true" table:show-details="true"/>
                <table:data-pilot-member table:name="15:12:28" table:display="true" table:show-details="true"/>
                <table:data-pilot-member table:name="15:12:29" table:display="true" table:show-details="true"/>
                <table:data-pilot-member table:name="15:12:30" table:display="true" table:show-details="true"/>
                <table:data-pilot-member table:name="15:12:32" table:display="true" table:show-details="true"/>
                <table:data-pilot-member table:name="15:12:33" table:display="true" table:show-details="true"/>
                <table:data-pilot-member table:name="15:12:34" table:display="true" table:show-details="true"/>
                <table:data-pilot-member table:name="15:12:35" table:display="true" table:show-details="true"/>
                <table:data-pilot-member table:name="15:12:36" table:display="true" table:show-details="true"/>
                <table:data-pilot-member table:name="15:12:37" table:display="true" table:show-details="true"/>
                <table:data-pilot-member table:name="15:12:38" table:display="true" table:show-details="true"/>
                <table:data-pilot-member table:name="15:12:39" table:display="true" table:show-details="true"/>
                <table:data-pilot-member table:name="15:12:40" table:display="true" table:show-details="true"/>
                <table:data-pilot-member table:name="15:12:41" table:display="true" table:show-details="true"/>
                <table:data-pilot-member table:name="15:12:42" table:display="true" table:show-details="true"/>
                <table:data-pilot-member table:name="15:12:43" table:display="true" table:show-details="true"/>
                <table:data-pilot-member table:name="15:12:45" table:display="true" table:show-details="true"/>
                <table:data-pilot-member table:name="15:12:46" table:display="true" table:show-details="true"/>
                <table:data-pilot-member table:name="15:12:47" table:display="true" table:show-details="true"/>
                <table:data-pilot-member table:name="15:12:48" table:display="true" table:show-details="true"/>
                <table:data-pilot-member table:name="15:12:49" table:display="true" table:show-details="true"/>
                <table:data-pilot-member table:name="15:12:50" table:display="true" table:show-details="true"/>
                <table:data-pilot-member table:name="15:12:51" table:display="true" table:show-details="true"/>
                <table:data-pilot-member table:name="15:12:53" table:display="true" table:show-details="true"/>
                <table:data-pilot-member table:name="15:12:54" table:display="true" table:show-details="true"/>
                <table:data-pilot-member table:name="15:12:55" table:display="true" table:show-details="true"/>
                <table:data-pilot-member table:name="15:12:56" table:display="true" table:show-details="true"/>
                <table:data-pilot-member table:name="15:12:57" table:display="true" table:show-details="true"/>
                <table:data-pilot-member table:name="15:12:58" table:display="true" table:show-details="true"/>
                <table:data-pilot-member table:name="15:13:00" table:display="true" table:show-details="true"/>
                <table:data-pilot-member table:name="15:13:01" table:display="true" table:show-details="true"/>
                <table:data-pilot-member table:name="15:13:02" table:display="true" table:show-details="true"/>
                <table:data-pilot-member table:name="15:13:03" table:display="true" table:show-details="true"/>
                <table:data-pilot-member table:name="15:13:04" table:display="true" table:show-details="true"/>
                <table:data-pilot-member table:name="15:13:05" table:display="true" table:show-details="true"/>
                <table:data-pilot-member table:name="15:13:06" table:display="true" table:show-details="true"/>
                <table:data-pilot-member table:name="15:13:07" table:display="true" table:show-details="true"/>
                <table:data-pilot-member table:name="15:13:08" table:display="true" table:show-details="true"/>
                <table:data-pilot-member table:name="15:13:09" table:display="true" table:show-details="true"/>
                <table:data-pilot-member table:name="15:13:10" table:display="true" table:show-details="true"/>
                <table:data-pilot-member table:name="15:13:11" table:display="true" table:show-details="true"/>
                <table:data-pilot-member table:name="15:13:12" table:display="true" table:show-details="true"/>
                <table:data-pilot-member table:name="15:13:13" table:display="true" table:show-details="true"/>
                <table:data-pilot-member table:name="15:13:14" table:display="true" table:show-details="true"/>
                <table:data-pilot-member table:name="15:13:15" table:display="true" table:show-details="true"/>
                <table:data-pilot-member table:name="15:13:16" table:display="true" table:show-details="true"/>
                <table:data-pilot-member table:name="15:13:17" table:display="true" table:show-details="true"/>
                <table:data-pilot-member table:name="15:13:19" table:display="true" table:show-details="true"/>
                <table:data-pilot-member table:name="15:13:21" table:display="true" table:show-details="true"/>
                <table:data-pilot-member table:name="15:13:22" table:display="true" table:show-details="true"/>
                <table:data-pilot-member table:name="15:13:23" table:display="true" table:show-details="true"/>
                <table:data-pilot-member table:name="15:13:24" table:display="true" table:show-details="true"/>
                <table:data-pilot-member table:name="15:13:26" table:display="true" table:show-details="true"/>
                <table:data-pilot-member table:name="15:13:27" table:display="true" table:show-details="true"/>
                <table:data-pilot-member table:name="15:13:28" table:display="true" table:show-details="true"/>
                <table:data-pilot-member table:name="15:13:30" table:display="true" table:show-details="true"/>
                <table:data-pilot-member table:name="15:13:32" table:display="true" table:show-details="true"/>
                <table:data-pilot-member table:name="15:13:34" table:display="true" table:show-details="true"/>
                <table:data-pilot-member table:name="15:13:35" table:display="true" table:show-details="true"/>
                <table:data-pilot-member table:name="15:13:38" table:display="true" table:show-details="true"/>
                <table:data-pilot-member table:name="15:13:40" table:display="true" table:show-details="true"/>
                <table:data-pilot-member table:name="15:13:41" table:display="true" table:show-details="true"/>
                <table:data-pilot-member table:name="15:13:42" table:display="true" table:show-details="true"/>
                <table:data-pilot-member table:name="15:13:44" table:display="true" table:show-details="true"/>
                <table:data-pilot-member table:name="15:13:46" table:display="true" table:show-details="true"/>
                <table:data-pilot-member table:name="15:13:49" table:display="true" table:show-details="true"/>
                <table:data-pilot-member table:name="15:13:50" table:display="true" table:show-details="true"/>
                <table:data-pilot-member table:name="15:13:51" table:display="true" table:show-details="true"/>
                <table:data-pilot-member table:name="15:13:53" table:display="true" table:show-details="true"/>
                <table:data-pilot-member table:name="15:13:54" table:display="true" table:show-details="true"/>
                <table:data-pilot-member table:name="15:13:55" table:display="true" table:show-details="true"/>
                <table:data-pilot-member table:name="15:13:56" table:display="true" table:show-details="true"/>
                <table:data-pilot-member table:name="15:13:57" table:display="true" table:show-details="true"/>
                <table:data-pilot-member table:name="15:13:58" table:display="true" table:show-details="true"/>
                <table:data-pilot-member table:name="15:14:00" table:display="true" table:show-details="true"/>
                <table:data-pilot-member table:name="15:14:02" table:display="true" table:show-details="true"/>
                <table:data-pilot-member table:name="15:14:03" table:display="true" table:show-details="true"/>
                <table:data-pilot-member table:name="15:14:04" table:display="true" table:show-details="true"/>
                <table:data-pilot-member table:name="15:14:05" table:display="true" table:show-details="true"/>
                <table:data-pilot-member table:name="15:14:06" table:display="true" table:show-details="true"/>
                <table:data-pilot-member table:name="15:14:08" table:display="true" table:show-details="true"/>
                <table:data-pilot-member table:name="15:14:09" table:display="true" table:show-details="true"/>
                <table:data-pilot-member table:name="15:14:12" table:display="true" table:show-details="true"/>
                <table:data-pilot-member table:name="15:14:13" table:display="true" table:show-details="true"/>
                <table:data-pilot-member table:name="15:14:14" table:display="true" table:show-details="true"/>
                <table:data-pilot-member table:name="15:14:16" table:display="true" table:show-details="true"/>
                <table:data-pilot-member table:name="15:14:17" table:display="true" table:show-details="true"/>
                <table:data-pilot-member table:name="15:14:18" table:display="true" table:show-details="true"/>
                <table:data-pilot-member table:name="15:14:19" table:display="true" table:show-details="true"/>
                <table:data-pilot-member table:name="15:14: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de réponse(ms)" table:orientation="data" table:used-hierarchy="0" table:function="sum">
            <table:data-pilot-level table:show-empty="false" calcext:repeat-item-labels="false">
              <table:data-pilot-members>
                <table:data-pilot-member table:name="464" table:display="true" table:show-details="true"/>
                <table:data-pilot-member table:name="512" table:display="true" table:show-details="true"/>
                <table:data-pilot-member table:name="539" table:display="true" table:show-details="true"/>
                <table:data-pilot-member table:name="734" table:display="true" table:show-details="true"/>
                <table:data-pilot-member table:name="929" table:display="true" table:show-details="true"/>
                <table:data-pilot-member table:name="1301" table:display="true" table:show-details="true"/>
                <table:data-pilot-member table:name="1433" table:display="true" table:show-details="true"/>
                <table:data-pilot-member table:name="1850" table:display="true" table:show-details="true"/>
                <table:data-pilot-member table:name="2135" table:display="true" table:show-details="true"/>
                <table:data-pilot-member table:name="2149" table:display="true" table:show-details="true"/>
                <table:data-pilot-member table:name="2235" table:display="true" table:show-details="true"/>
                <table:data-pilot-member table:name="2396" table:display="true" table:show-details="true"/>
                <table:data-pilot-member table:name="2430" table:display="true" table:show-details="true"/>
                <table:data-pilot-member table:name="2476" table:display="true" table:show-details="true"/>
                <table:data-pilot-member table:name="2588" table:display="true" table:show-details="true"/>
                <table:data-pilot-member table:name="2675" table:display="true" table:show-details="true"/>
                <table:data-pilot-member table:name="2913" table:display="true" table:show-details="true"/>
                <table:data-pilot-member table:name="2983" table:display="true" table:show-details="true"/>
                <table:data-pilot-member table:name="3779" table:display="true" table:show-details="true"/>
                <table:data-pilot-member table:name="3943" table:display="true" table:show-details="true"/>
                <table:data-pilot-member table:name="4132" table:display="true" table:show-details="true"/>
                <table:data-pilot-member table:name="4134" table:display="true" table:show-details="true"/>
                <table:data-pilot-member table:name="4360" table:display="true" table:show-details="true"/>
                <table:data-pilot-member table:name="4397" table:display="true" table:show-details="true"/>
                <table:data-pilot-member table:name="4501" table:display="true" table:show-details="true"/>
                <table:data-pilot-member table:name="4784" table:display="true" table:show-details="true"/>
                <table:data-pilot-member table:name="4899" table:display="true" table:show-details="true"/>
                <table:data-pilot-member table:name="4966" table:display="true" table:show-details="true"/>
                <table:data-pilot-member table:name="5030" table:display="true" table:show-details="true"/>
                <table:data-pilot-member table:name="5036" table:display="true" table:show-details="true"/>
                <table:data-pilot-member table:name="5061" table:display="true" table:show-details="true"/>
                <table:data-pilot-member table:name="5180" table:display="true" table:show-details="true"/>
                <table:data-pilot-member table:name="5451" table:display="true" table:show-details="true"/>
                <table:data-pilot-member table:name="5465" table:display="true" table:show-details="true"/>
                <table:data-pilot-member table:name="5685" table:display="true" table:show-details="true"/>
                <table:data-pilot-member table:name="5783" table:display="true" table:show-details="true"/>
                <table:data-pilot-member table:name="5906" table:display="true" table:show-details="true"/>
                <table:data-pilot-member table:name="6419" table:display="true" table:show-details="true"/>
                <table:data-pilot-member table:name="6523" table:display="true" table:show-details="true"/>
                <table:data-pilot-member table:name="6730" table:display="true" table:show-details="true"/>
                <table:data-pilot-member table:name="6819" table:display="true" table:show-details="true"/>
                <table:data-pilot-member table:name="6827" table:display="true" table:show-details="true"/>
                <table:data-pilot-member table:name="6898" table:display="true" table:show-details="true"/>
                <table:data-pilot-member table:name="6950" table:display="true" table:show-details="true"/>
                <table:data-pilot-member table:name="6993" table:display="true" table:show-details="true"/>
                <table:data-pilot-member table:name="7433" table:display="true" table:show-details="true"/>
                <table:data-pilot-member table:name="7461" table:display="true" table:show-details="true"/>
                <table:data-pilot-member table:name="7765" table:display="true" table:show-details="true"/>
                <table:data-pilot-member table:name="7887" table:display="true" table:show-details="true"/>
                <table:data-pilot-member table:name="8186" table:display="true" table:show-details="true"/>
                <table:data-pilot-member table:name="8199" table:display="true" table:show-details="true"/>
                <table:data-pilot-member table:name="8521" table:display="true" table:show-details="true"/>
                <table:data-pilot-member table:name="8638" table:display="true" table:show-details="true"/>
                <table:data-pilot-member table:name="8854" table:display="true" table:show-details="true"/>
                <table:data-pilot-member table:name="8959" table:display="true" table:show-details="true"/>
                <table:data-pilot-member table:name="9504" table:display="true" table:show-details="true"/>
                <table:data-pilot-member table:name="9514" table:display="true" table:show-details="true"/>
                <table:data-pilot-member table:name="9848" table:display="true" table:show-details="true"/>
                <table:data-pilot-member table:name="10129" table:display="true" table:show-details="true"/>
                <table:data-pilot-member table:name="10383" table:display="true" table:show-details="true"/>
                <table:data-pilot-member table:name="10399" table:display="true" table:show-details="true"/>
                <table:data-pilot-member table:name="10406" table:display="true" table:show-details="true"/>
                <table:data-pilot-member table:name="10417" table:display="true" table:show-details="true"/>
                <table:data-pilot-member table:name="10420" table:display="true" table:show-details="true"/>
                <table:data-pilot-member table:name="10883" table:display="true" table:show-details="true"/>
                <table:data-pilot-member table:name="10889" table:display="true" table:show-details="true"/>
                <table:data-pilot-member table:name="10975" table:display="true" table:show-details="true"/>
                <table:data-pilot-member table:name="11037" table:display="true" table:show-details="true"/>
                <table:data-pilot-member table:name="11278" table:display="true" table:show-details="true"/>
                <table:data-pilot-member table:name="11541" table:display="true" table:show-details="true"/>
                <table:data-pilot-member table:name="11612" table:display="true" table:show-details="true"/>
                <table:data-pilot-member table:name="11641" table:display="true" table:show-details="true"/>
                <table:data-pilot-member table:name="11655" table:display="true" table:show-details="true"/>
                <table:data-pilot-member table:name="11681" table:display="true" table:show-details="true"/>
                <table:data-pilot-member table:name="11787" table:display="true" table:show-details="true"/>
                <table:data-pilot-member table:name="11867" table:display="true" table:show-details="true"/>
                <table:data-pilot-member table:name="12208" table:display="true" table:show-details="true"/>
                <table:data-pilot-member table:name="12443" table:display="true" table:show-details="true"/>
                <table:data-pilot-member table:name="12460" table:display="true" table:show-details="true"/>
                <table:data-pilot-member table:name="12513" table:display="true" table:show-details="true"/>
                <table:data-pilot-member table:name="12631" table:display="true" table:show-details="true"/>
                <table:data-pilot-member table:name="12857" table:display="true" table:show-details="true"/>
                <table:data-pilot-member table:name="12868" table:display="true" table:show-details="true"/>
                <table:data-pilot-member table:name="13045" table:display="true" table:show-details="true"/>
                <table:data-pilot-member table:name="13433" table:display="true" table:show-details="true"/>
                <table:data-pilot-member table:name="13440" table:display="true" table:show-details="true"/>
                <table:data-pilot-member table:name="13941" table:display="true" table:show-details="true"/>
                <table:data-pilot-member table:name="14136" table:display="true" table:show-details="true"/>
                <table:data-pilot-member table:name="14415" table:display="true" table:show-details="true"/>
                <table:data-pilot-member table:name="14658" table:display="true" table:show-details="true"/>
                <table:data-pilot-member table:name="14686" table:display="true" table:show-details="true"/>
                <table:data-pilot-member table:name="14813" table:display="true" table:show-details="true"/>
                <table:data-pilot-member table:name="15147" table:display="true" table:show-details="true"/>
                <table:data-pilot-member table:name="15348" table:display="true" table:show-details="true"/>
                <table:data-pilot-member table:name="15677" table:display="true" table:show-details="true"/>
                <table:data-pilot-member table:name="15731" table:display="true" table:show-details="true"/>
                <table:data-pilot-member table:name="15780" table:display="true" table:show-details="true"/>
                <table:data-pilot-member table:name="16006" table:display="true" table:show-details="true"/>
                <table:data-pilot-member table:name="16159" table:display="true" table:show-details="true"/>
                <table:data-pilot-member table:name="16169" table:display="true" table:show-details="true"/>
                <table:data-pilot-member table:name="16368" table:display="true" table:show-details="true"/>
                <table:data-pilot-member table:name="16592" table:display="true" table:show-details="true"/>
                <table:data-pilot-member table:name="16680" table:display="true" table:show-details="true"/>
                <table:data-pilot-member table:name="16691" table:display="true" table:show-details="true"/>
                <table:data-pilot-member table:name="16728" table:display="true" table:show-details="true"/>
                <table:data-pilot-member table:name="16847" table:display="true" table:show-details="true"/>
                <table:data-pilot-member table:name="16881" table:display="true" table:show-details="true"/>
                <table:data-pilot-member table:name="17206" table:display="true" table:show-details="true"/>
                <table:data-pilot-member table:name="17265" table:display="true" table:show-details="true"/>
                <table:data-pilot-member table:name="17458" table:display="true" table:show-details="true"/>
                <table:data-pilot-member table:name="17979" table:display="true" table:show-details="true"/>
                <table:data-pilot-member table:name="17996" table:display="true" table:show-details="true"/>
                <table:data-pilot-member table:name="18110" table:display="true" table:show-details="true"/>
                <table:data-pilot-member table:name="18348" table:display="true" table:show-details="true"/>
                <table:data-pilot-member table:name="18376" table:display="true" table:show-details="true"/>
                <table:data-pilot-member table:name="18427" table:display="true" table:show-details="true"/>
                <table:data-pilot-member table:name="18890" table:display="true" table:show-details="true"/>
                <table:data-pilot-member table:name="18947" table:display="true" table:show-details="true"/>
                <table:data-pilot-member table:name="19069" table:display="true" table:show-details="true"/>
                <table:data-pilot-member table:name="19512" table:display="true" table:show-details="true"/>
                <table:data-pilot-member table:name="19652" table:display="true" table:show-details="true"/>
                <table:data-pilot-member table:name="19653" table:display="true" table:show-details="true"/>
                <table:data-pilot-member table:name="20435" table:display="true" table:show-details="true"/>
                <table:data-pilot-member table:name="20700" table:display="true" table:show-details="true"/>
                <table:data-pilot-member table:name="20956" table:display="true" table:show-details="true"/>
                <table:data-pilot-member table:name="20969" table:display="true" table:show-details="true"/>
                <table:data-pilot-member table:name="21030" table:display="true" table:show-details="true"/>
                <table:data-pilot-member table:name="21489" table:display="true" table:show-details="true"/>
                <table:data-pilot-member table:name="21498" table:display="true" table:show-details="true"/>
                <table:data-pilot-member table:name="21574" table:display="true" table:show-details="true"/>
                <table:data-pilot-member table:name="21585" table:display="true" table:show-details="true"/>
                <table:data-pilot-member table:name="22239" table:display="true" table:show-details="true"/>
                <table:data-pilot-member table:name="22345" table:display="true" table:show-details="true"/>
                <table:data-pilot-member table:name="22623" table:display="true" table:show-details="true"/>
                <table:data-pilot-member table:name="22741" table:display="true" table:show-details="true"/>
                <table:data-pilot-member table:name="22802" table:display="true" table:show-details="true"/>
                <table:data-pilot-member table:name="23179" table:display="true" table:show-details="true"/>
                <table:data-pilot-member table:name="23292" table:display="true" table:show-details="true"/>
                <table:data-pilot-member table:name="23400" table:display="true" table:show-details="true"/>
                <table:data-pilot-member table:name="23642" table:display="true" table:show-details="true"/>
                <table:data-pilot-member table:name="23704" table:display="true" table:show-details="true"/>
                <table:data-pilot-member table:name="24220" table:display="true" table:show-details="true"/>
                <table:data-pilot-member table:name="24541" table:display="true" table:show-details="true"/>
                <table:data-pilot-member table:name="24673" table:display="true" table:show-details="true"/>
                <table:data-pilot-member table:name="24855" table:display="true" table:show-details="true"/>
                <table:data-pilot-member table:name="24942" table:display="true" table:show-details="true"/>
                <table:data-pilot-member table:name="24976" table:display="true" table:show-details="true"/>
                <table:data-pilot-member table:name="24978" table:display="true" table:show-details="true"/>
                <table:data-pilot-member table:name="25097" table:display="true" table:show-details="true"/>
                <table:data-pilot-member table:name="25437" table:display="true" table:show-details="true"/>
                <table:data-pilot-member table:name="25474" table:display="true" table:show-details="true"/>
                <table:data-pilot-member table:name="25510" table:display="true" table:show-details="true"/>
                <table:data-pilot-member table:name="25556" table:display="true" table:show-details="true"/>
                <table:data-pilot-member table:name="25605" table:display="true" table:show-details="true"/>
                <table:data-pilot-member table:name="25731" table:display="true" table:show-details="true"/>
                <table:data-pilot-member table:name="25811" table:display="true" table:show-details="true"/>
                <table:data-pilot-member table:name="25882" table:display="true" table:show-details="true"/>
                <table:data-pilot-member table:name="25886" table:display="true" table:show-details="true"/>
                <table:data-pilot-member table:name="26050" table:display="true" table:show-details="true"/>
                <table:data-pilot-member table:name="26282" table:display="true" table:show-details="true"/>
                <table:data-pilot-member table:name="26306" table:display="true" table:show-details="true"/>
                <table:data-pilot-member table:name="26402" table:display="true" table:show-details="true"/>
                <table:data-pilot-member table:name="26609" table:display="true" table:show-details="true"/>
                <table:data-pilot-member table:name="26715" table:display="true" table:show-details="true"/>
                <table:data-pilot-member table:name="27048" table:display="true" table:show-details="true"/>
                <table:data-pilot-member table:name="27059" table:display="true" table:show-details="true"/>
                <table:data-pilot-member table:name="27064" table:display="true" table:show-details="true"/>
                <table:data-pilot-member table:name="27969" table:display="true" table:show-details="true"/>
                <table:data-pilot-member table:name="28020" table:display="true" table:show-details="true"/>
                <table:data-pilot-member table:name="28151" table:display="true" table:show-details="true"/>
                <table:data-pilot-member table:name="28213" table:display="true" table:show-details="true"/>
                <table:data-pilot-member table:name="28326" table:display="true" table:show-details="true"/>
                <table:data-pilot-member table:name="28339" table:display="true" table:show-details="true"/>
                <table:data-pilot-member table:name="28421" table:display="true" table:show-details="true"/>
                <table:data-pilot-member table:name="28581" table:display="true" table:show-details="true"/>
                <table:data-pilot-member table:name="28629" table:display="true" table:show-details="true"/>
                <table:data-pilot-member table:name="28639" table:display="true" table:show-details="true"/>
                <table:data-pilot-member table:name="28702" table:display="true" table:show-details="true"/>
                <table:data-pilot-member table:name="28743" table:display="true" table:show-details="true"/>
                <table:data-pilot-member table:name="28773" table:display="true" table:show-details="true"/>
                <table:data-pilot-member table:name="28914" table:display="true" table:show-details="true"/>
                <table:data-pilot-member table:name="28923" table:display="true" table:show-details="true"/>
                <table:data-pilot-member table:name="28970" table:display="true" table:show-details="true"/>
                <table:data-pilot-member table:name="29003" table:display="true" table:show-details="true"/>
                <table:data-pilot-member table:name="29010" table:display="true" table:show-details="true"/>
                <table:data-pilot-member table:name="29044" table:display="true" table:show-details="true"/>
                <table:data-pilot-member table:name="29126" table:display="true" table:show-details="true"/>
                <table:data-pilot-member table:name="29240" table:display="true" table:show-details="true"/>
                <table:data-pilot-member table:name="29241" table:display="true" table:show-details="true"/>
                <table:data-pilot-member table:name="29287" table:display="true" table:show-details="true"/>
                <table:data-pilot-member table:name="29306" table:display="true" table:show-details="true"/>
                <table:data-pilot-member table:name="29337" table:display="true" table:show-details="true"/>
                <table:data-pilot-member table:name="29393" table:display="true" table:show-details="true"/>
                <table:data-pilot-member table:name="29405" table:display="true" table:show-details="true"/>
                <table:data-pilot-member table:name="29436" table:display="true" table:show-details="true"/>
                <table:data-pilot-member table:name="29546" table:display="true" table:show-details="true"/>
                <table:data-pilot-member table:name="29573" table:display="true" table:show-details="true"/>
                <table:data-pilot-member table:name="29633" table:display="true" table:show-details="true"/>
                <table:data-pilot-member table:name="29762" table:display="true" table:show-details="true"/>
                <table:data-pilot-member table:name="29800" table:display="true" table:show-details="true"/>
                <table:data-pilot-member table:name="29843" table:display="true" table:show-details="true"/>
                <table:data-pilot-member table:name="30327" table:display="true" table:show-details="true"/>
                <table:data-pilot-member table:name="30640" table:display="true" table:show-details="true"/>
                <table:data-pilot-member table:name="30716" table:display="true" table:show-details="true"/>
                <table:data-pilot-member table:name="30744" table:display="true" table:show-details="true"/>
                <table:data-pilot-member table:name="30854" table:display="true" table:show-details="true"/>
                <table:data-pilot-member table:name="30901" table:display="true" table:show-details="true"/>
                <table:data-pilot-member table:name="30985" table:display="true" table:show-details="true"/>
                <table:data-pilot-member table:name="31114" table:display="true" table:show-details="true"/>
                <table:data-pilot-member table:name="31170" table:display="true" table:show-details="true"/>
                <table:data-pilot-member table:name="31197" table:display="true" table:show-details="true"/>
                <table:data-pilot-member table:name="31234" table:display="true" table:show-details="true"/>
                <table:data-pilot-member table:name="31249" table:display="true" table:show-details="true"/>
                <table:data-pilot-member table:name="31252" table:display="true" table:show-details="true"/>
                <table:data-pilot-member table:name="31366" table:display="true" table:show-details="true"/>
                <table:data-pilot-member table:name="31776" table:display="true" table:show-details="true"/>
                <table:data-pilot-member table:name="31877" table:display="true" table:show-details="true"/>
                <table:data-pilot-member table:name="31964" table:display="true" table:show-details="true"/>
                <table:data-pilot-member table:name="32270" table:display="true" table:show-details="true"/>
                <table:data-pilot-member table:name="32322" table:display="true" table:show-details="true"/>
                <table:data-pilot-member table:name="32546" table:display="true" table:show-details="true"/>
                <table:data-pilot-member table:name="32663" table:display="true" table:show-details="true"/>
                <table:data-pilot-member table:name="32747" table:display="true" table:show-details="true"/>
                <table:data-pilot-member table:name="32804" table:display="true" table:show-details="true"/>
                <table:data-pilot-member table:name="32847" table:display="true" table:show-details="true"/>
                <table:data-pilot-member table:name="33045" table:display="true" table:show-details="true"/>
                <table:data-pilot-member table:name="33367" table:display="true" table:show-details="true"/>
                <table:data-pilot-member table:name="33536" table:display="true" table:show-details="true"/>
                <table:data-pilot-member table:name="33711" table:display="true" table:show-details="true"/>
                <table:data-pilot-member table:name="33719" table:display="true" table:show-details="true"/>
                <table:data-pilot-member table:name="33842" table:display="true" table:show-details="true"/>
                <table:data-pilot-member table:name="34237" table:display="true" table:show-details="true"/>
                <table:data-pilot-member table:name="34623" table:display="true" table:show-details="true"/>
                <table:data-pilot-member table:name="34681" table:display="true" table:show-details="true"/>
                <table:data-pilot-member table:name="35189" table:display="true" table:show-details="true"/>
                <table:data-pilot-member table:name="35523" table:display="true" table:show-details="true"/>
                <table:data-pilot-member table:name="35605" table:display="true" table:show-details="true"/>
                <table:data-pilot-member table:name="35727" table:display="true" table:show-details="true"/>
                <table:data-pilot-member table:name="35737" table:display="true" table:show-details="true"/>
                <table:data-pilot-member table:name="35834" table:display="true" table:show-details="true"/>
                <table:data-pilot-member table:name="36130" table:display="true" table:show-details="true"/>
                <table:data-pilot-member table:name="36155" table:display="true" table:show-details="true"/>
                <table:data-pilot-member table:name="36330" table:display="true" table:show-details="true"/>
                <table:data-pilot-member table:name="36791" table:display="true" table:show-details="true"/>
                <table:data-pilot-member table:name="36906" table:display="true" table:show-details="true"/>
                <table:data-pilot-member table:name="37120" table:display="true" table:show-details="true"/>
                <table:data-pilot-member table:name="37175" table:display="true" table:show-details="true"/>
                <table:data-pilot-member table:name="37220" table:display="true" table:show-details="true"/>
                <table:data-pilot-member table:name="37239" table:display="true" table:show-details="true"/>
                <table:data-pilot-member table:name="37247" table:display="true" table:show-details="true"/>
                <table:data-pilot-member table:name="37270" table:display="true" table:show-details="true"/>
                <table:data-pilot-member table:name="37481" table:display="true" table:show-details="true"/>
                <table:data-pilot-member table:name="37738" table:display="true" table:show-details="true"/>
                <table:data-pilot-member table:name="37780" table:display="true" table:show-details="true"/>
                <table:data-pilot-member table:name="37849" table:display="true" table:show-details="true"/>
                <table:data-pilot-member table:name="37859" table:display="true" table:show-details="true"/>
                <table:data-pilot-member table:name="37908" table:display="true" table:show-details="true"/>
                <table:data-pilot-member table:name="38084" table:display="true" table:show-details="true"/>
                <table:data-pilot-member table:name="38185" table:display="true" table:show-details="true"/>
                <table:data-pilot-member table:name="38191" table:display="true" table:show-details="true"/>
                <table:data-pilot-member table:name="38200" table:display="true" table:show-details="true"/>
                <table:data-pilot-member table:name="38607" table:display="true" table:show-details="true"/>
                <table:data-pilot-member table:name="38627" table:display="true" table:show-details="true"/>
                <table:data-pilot-member table:name="38648" table:display="true" table:show-details="true"/>
                <table:data-pilot-member table:name="38785" table:display="true" table:show-details="true"/>
                <table:data-pilot-member table:name="39118" table:display="true" table:show-details="true"/>
                <table:data-pilot-member table:name="39168" table:display="true" table:show-details="true"/>
                <table:data-pilot-member table:name="39183" table:display="true" table:show-details="true"/>
                <table:data-pilot-member table:name="39454" table:display="true" table:show-details="true"/>
                <table:data-pilot-member table:name="39532" table:display="true" table:show-details="true"/>
                <table:data-pilot-member table:name="39667" table:display="true" table:show-details="true"/>
                <table:data-pilot-member table:name="39821" table:display="true" table:show-details="true"/>
                <table:data-pilot-member table:name="39920" table:display="true" table:show-details="true"/>
                <table:data-pilot-member table:name="40161" table:display="true" table:show-details="true"/>
                <table:data-pilot-member table:name="40238" table:display="true" table:show-details="true"/>
                <table:data-pilot-member table:name="40576" table:display="true" table:show-details="true"/>
                <table:data-pilot-member table:name="40617" table:display="true" table:show-details="true"/>
                <table:data-pilot-member table:name="41021" table:display="true" table:show-details="true"/>
                <table:data-pilot-member table:name="41411" table:display="true" table:show-details="true"/>
                <table:data-pilot-member table:name="41417" table:display="true" table:show-details="true"/>
                <table:data-pilot-member table:name="41610" table:display="true" table:show-details="true"/>
                <table:data-pilot-member table:name="41870" table:display="true" table:show-details="true"/>
                <table:data-pilot-member table:name="42123" table:display="true" table:show-details="true"/>
                <table:data-pilot-member table:name="42152" table:display="true" table:show-details="true"/>
                <table:data-pilot-member table:name="42189" table:display="true" table:show-details="true"/>
                <table:data-pilot-member table:name="42464" table:display="true" table:show-details="true"/>
                <table:data-pilot-member table:name="42767" table:display="true" table:show-details="true"/>
                <table:data-pilot-member table:name="42958" table:display="true" table:show-details="true"/>
                <table:data-pilot-member table:name="43080" table:display="true" table:show-details="true"/>
                <table:data-pilot-member table:name="43342" table:display="true" table:show-details="true"/>
                <table:data-pilot-member table:name="43345" table:display="true" table:show-details="true"/>
                <table:data-pilot-member table:name="43381" table:display="true" table:show-details="true"/>
                <table:data-pilot-member table:name="43483" table:display="true" table:show-details="true"/>
                <table:data-pilot-member table:name="43538" table:display="true" table:show-details="true"/>
                <table:data-pilot-member table:name="43587" table:display="true" table:show-details="true"/>
                <table:data-pilot-member table:name="43756" table:display="true" table:show-details="true"/>
                <table:data-pilot-member table:name="43915" table:display="true" table:show-details="true"/>
                <table:data-pilot-member table:name="44103" table:display="true" table:show-details="true"/>
                <table:data-pilot-member table:name="44266" table:display="true" table:show-details="true"/>
                <table:data-pilot-member table:name="44643" table:display="true" table:show-details="true"/>
                <table:data-pilot-member table:name="44698" table:display="true" table:show-details="true"/>
                <table:data-pilot-member table:name="44704" table:display="true" table:show-details="true"/>
                <table:data-pilot-member table:name="44752" table:display="true" table:show-details="true"/>
                <table:data-pilot-member table:name="44760" table:display="true" table:show-details="true"/>
                <table:data-pilot-member table:name="44935" table:display="true" table:show-details="true"/>
                <table:data-pilot-member table:name="45106" table:display="true" table:show-details="true"/>
                <table:data-pilot-member table:name="45177" table:display="true" table:show-details="true"/>
                <table:data-pilot-member table:name="45243" table:display="true" table:show-details="true"/>
                <table:data-pilot-member table:name="45723" table:display="true" table:show-details="true"/>
                <table:data-pilot-member table:name="46076" table:display="true" table:show-details="true"/>
                <table:data-pilot-member table:name="46148" table:display="true" table:show-details="true"/>
                <table:data-pilot-member table:name="46334" table:display="true" table:show-details="true"/>
                <table:data-pilot-member table:name="46486" table:display="true" table:show-details="true"/>
                <table:data-pilot-member table:name="46550" table:display="true" table:show-details="true"/>
                <table:data-pilot-member table:name="46701" table:display="true" table:show-details="true"/>
                <table:data-pilot-member table:name="47252" table:display="true" table:show-details="true"/>
                <table:data-pilot-member table:name="47485" table:display="true" table:show-details="true"/>
                <table:data-pilot-member table:name="47805" table:display="true" table:show-details="true"/>
                <table:data-pilot-member table:name="48006" table:display="true" table:show-details="true"/>
                <table:data-pilot-member table:name="48034" table:display="true" table:show-details="true"/>
                <table:data-pilot-member table:name="48308" table:display="true" table:show-details="true"/>
                <table:data-pilot-member table:name="49885" table:display="true" table:show-details="true"/>
                <table:data-pilot-member table:name="49951" table:display="true" table:show-details="true"/>
                <table:data-pilot-member table:name="50520" table:display="true" table:show-details="true"/>
                <table:data-pilot-member table:name="50758" table:display="true" table:show-details="true"/>
                <table:data-pilot-member table:name="51819" table:display="true" table:show-details="true"/>
                <table:data-pilot-member table:name="52397" table:display="true" table:show-details="true"/>
                <table:data-pilot-member table:name="52407" table:display="true" table:show-details="true"/>
                <table:data-pilot-member table:name="52587" table:display="true" table:show-details="true"/>
                <table:data-pilot-member table:name="52940" table:display="true" table:show-details="true"/>
                <table:data-pilot-member table:name="53813" table:display="true" table:show-details="true"/>
                <table:data-pilot-member table:name="54156" table:display="true" table:show-details="true"/>
                <table:data-pilot-member table:name="54429" table:display="true" table:show-details="true"/>
                <table:data-pilot-member table:name="54682" table:display="true" table:show-details="true"/>
                <table:data-pilot-member table:name="55032" table:display="true" table:show-details="true"/>
                <table:data-pilot-member table:name="55049" table:display="true" table:show-details="true"/>
                <table:data-pilot-member table:name="56616" table:display="true" table:show-details="true"/>
                <table:data-pilot-member table:name="57130" table:display="true" table:show-details="true"/>
                <table:data-pilot-member table:name="58594" table:display="true" table:show-details="true"/>
                <table:data-pilot-member table:name="59639" table:display="true" table:show-details="true"/>
                <table:data-pilot-member table:name="60588" table:display="true" table:show-details="true"/>
                <table:data-pilot-member table:name="61487" table:display="true" table:show-details="true"/>
                <table:data-pilot-member table:name="61614" table:display="true" table:show-details="true"/>
                <table:data-pilot-member table:name="62362" table:display="true" table:show-details="true"/>
                <table:data-pilot-member table:name="63143" table:display="true" table:show-details="true"/>
                <table:data-pilot-member table:name="64665" table:display="true" table:show-details="true"/>
                <table:data-pilot-member table:name="65997" table:display="true" table:show-details="true"/>
                <table:data-pilot-member table:name="66109" table:display="true" table:show-details="true"/>
                <table:data-pilot-member table:name="67473" table:display="true" table:show-details="true"/>
                <table:data-pilot-member table:name="68285" table:display="true" table:show-details="true"/>
                <table:data-pilot-member table:name="68948" table:display="true" table:show-details="true"/>
                <table:data-pilot-member table:name="69247" table:display="true" table:show-details="true"/>
                <table:data-pilot-member table:name="70435" table:display="true" table:show-details="true"/>
                <table:data-pilot-member table:name="70732" table:display="true" table:show-details="true"/>
                <table:data-pilot-member table:name="72277" table:display="true" table:show-details="true"/>
                <table:data-pilot-member table:name="74348" table:display="true" table:show-details="true"/>
                <table:data-pilot-member table:name="74449" table:display="true" table:show-details="true"/>
                <table:data-pilot-member table:name="74664" table:display="true" table:show-details="true"/>
                <table:data-pilot-member table:name="76629" table:display="true" table:show-details="true"/>
                <table:data-pilot-member table:name="76749" table:display="true" table:show-details="true"/>
                <table:data-pilot-member table:name="77914" table:display="true" table:show-details="true"/>
                <table:data-pilot-member table:name="78322" table:display="true" table:show-details="true"/>
                <table:data-pilot-member table:name="79188" table:display="true" table:show-details="true"/>
                <table:data-pilot-member table:name="80686" table:display="true" table:show-details="true"/>
                <table:data-pilot-member table:name="80726" table:display="true" table:show-details="true"/>
                <table:data-pilot-member table:name="81591" table:display="true" table:show-details="true"/>
                <table:data-pilot-member table:name="81943" table:display="true" table:show-details="true"/>
                <table:data-pilot-member table:name="82019" table:display="true" table:show-details="true"/>
                <table:data-pilot-member table:name="82324" table:display="true" table:show-details="true"/>
                <table:data-pilot-member table:name="82906" table:display="true" table:show-details="true"/>
                <table:data-pilot-member table:name="83302" table:display="true" table:show-details="true"/>
                <table:data-pilot-member table:name="83307" table:display="true" table:show-details="true"/>
                <table:data-pilot-member table:name="83578" table:display="true" table:show-details="true"/>
                <table:data-pilot-member table:name="83825" table:display="true" table:show-details="true"/>
                <table:data-pilot-member table:name="84718" table:display="true" table:show-details="true"/>
                <table:data-pilot-member table:name="84742" table:display="true" table:show-details="true"/>
                <table:data-pilot-member table:name="84768" table:display="true" table:show-details="true"/>
                <table:data-pilot-member table:name="84865" table:display="true" table:show-details="true"/>
                <table:data-pilot-member table:name="84876" table:display="true" table:show-details="true"/>
                <table:data-pilot-member table:name="850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U 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hamp" style:display-name="Table du pilote - Champ" style:family="table-cell" style:parent-style-name="Default"/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15:25:25.813582105</dc:date>
    <meta:editing-duration>PT10M2S</meta:editing-duration>
    <meta:editing-cycles>3</meta:editing-cycles>
    <meta:generator>LibreOffice/5.1.6.2$Linux_X86_64 LibreOffice_project/10m0$Build-2</meta:generator>
    <meta:document-statistic meta:table-count="4" meta:cell-count="5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04cm" svg:y="0.316cm" chart:style-name="ch2">
          <text:p>Transaction : login</text:p>
        </chart:title>
        <chart:legend chart:legend-position="bottom" svg:x="3.889cm" svg:y="8.217cm" style:legend-expansion="wide" chart:style-name="ch3"/>
        <chart:plot-area chart:style-name="ch4" table:cell-range-address="login.A4:login.A82 login.C4:login.D82" chart:data-source-has-labels="both" svg:x="0.32cm" svg:y="1.275cm" svg:width="15.36cm" svg:height="5.781cm">
          <chartooo:coordinate-region svg:x="1.397cm" svg:y="1.275cm" svg:width="14.283cm" svg:height="4.116cm"/>
          <chart:axis chart:dimension="x" chart:name="primary-x" chart:style-name="ch5" chartooo:axis-type="auto">
            <chartooo:date-scale/>
            <chart:title svg:x="7.414cm" svg:y="7.236cm" chart:style-name="ch6">
              <text:p>Heures</text:p>
            </chart:title>
            <chart:categories table:cell-range-address="login.A5:login.A8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gin.C5:login.C82" chart:label-cell-address="login.C4:login.C4" chart:class="chart:line">
            <chart:data-point chart:repeated="78"/>
          </chart:series>
          <chart:series chart:style-name="ch10" chart:values-cell-range-address="login.D5:login.D82" chart:label-cell-address="login.D4:login.D4" chart:class="chart:line"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VU total</text:p>
                <draw:g>
                  <svg:desc>login.C4:login.C4</svg:desc>
                </draw:g>
              </table:table-cell>
              <table:table-cell office:value-type="string">
                <text:p>Temps de réponse(s)</text:p>
                <draw:g>
                  <svg:desc>login.D4:login.D4</svg:desc>
                </draw:g>
              </table:table-cell>
            </table:table-row>
          </table:table-header-rows>
          <table:table-rows>
            <table:table-row>
              <table:table-cell office:value-type="float" office:value="0.632071759259259">
                <text:p>0.632071759259259</text:p>
                <draw:g>
                  <svg:desc>login.A5:login.A82</svg:desc>
                </draw:g>
              </table:table-cell>
              <table:table-cell office:value-type="float" office:value="1">
                <text:p>1</text:p>
                <draw:g>
                  <svg:desc>login.C5:login.C82</svg:desc>
                </draw:g>
              </table:table-cell>
              <table:table-cell office:value-type="float" office:value="0.464">
                <text:p>0.464</text:p>
                <draw:g>
                  <svg:desc>login.D5:login.D82</svg:desc>
                </draw:g>
              </table:table-cell>
            </table:table-row>
            <table:table-row>
              <table:table-cell office:value-type="float" office:value="0.632083333333333">
                <text:p>0.632083333333333</text:p>
              </table:table-cell>
              <table:table-cell office:value-type="float" office:value="2">
                <text:p>2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float" office:value="0.632094907407407">
                <text:p>0.632094907407407</text:p>
              </table:table-cell>
              <table:table-cell office:value-type="float" office:value="3">
                <text:p>3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float" office:value="0.632106481481481">
                <text:p>0.632106481481481</text:p>
              </table:table-cell>
              <table:table-cell office:value-type="float" office:value="5">
                <text:p>5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float" office:value="0.632118055555556">
                <text:p>0.632118055555556</text:p>
              </table:table-cell>
              <table:table-cell office:value-type="float" office:value="6">
                <text:p>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0.63212962962963">
                <text:p>0.63212962962963</text:p>
              </table:table-cell>
              <table:table-cell office:value-type="float" office:value="8">
                <text:p>8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float" office:value="0.632141203703704">
                <text:p>0.632141203703704</text:p>
              </table:table-cell>
              <table:table-cell office:value-type="float" office:value="9">
                <text:p>9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float" office:value="0.632152777777778">
                <text:p>0.632152777777778</text:p>
              </table:table-cell>
              <table:table-cell office:value-type="float" office:value="10">
                <text:p>10</text:p>
              </table:table-cell>
              <table:table-cell office:value-type="float" office:value="2.149">
                <text:p>2.149</text:p>
              </table:table-cell>
            </table:table-row>
            <table:table-row>
              <table:table-cell office:value-type="float" office:value="0.632164351851852">
                <text:p>0.632164351851852</text:p>
              </table:table-cell>
              <table:table-cell office:value-type="float" office:value="11">
                <text:p>11</text:p>
              </table:table-cell>
              <table:table-cell office:value-type="float" office:value="2.983">
                <text:p>2.983</text:p>
              </table:table-cell>
            </table:table-row>
            <table:table-row>
              <table:table-cell office:value-type="float" office:value="0.632175925925926">
                <text:p>0.632175925925926</text:p>
              </table:table-cell>
              <table:table-cell office:value-type="float" office:value="12">
                <text:p>12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float" office:value="0.6321875">
                <text:p>0.6321875</text:p>
              </table:table-cell>
              <table:table-cell office:value-type="float" office:value="14">
                <text:p>14</text:p>
              </table:table-cell>
              <table:table-cell office:value-type="float" office:value="3.943">
                <text:p>3.943</text:p>
              </table:table-cell>
            </table:table-row>
            <table:table-row>
              <table:table-cell office:value-type="float" office:value="0.632199074074074">
                <text:p>0.632199074074074</text:p>
              </table:table-cell>
              <table:table-cell office:value-type="float" office:value="32">
                <text:p>32</text:p>
              </table:table-cell>
              <table:table-cell office:value-type="float" office:value="8.861">
                <text:p>8.861</text:p>
              </table:table-cell>
            </table:table-row>
            <table:table-row>
              <table:table-cell office:value-type="float" office:value="0.632210648148148">
                <text:p>0.632210648148148</text:p>
              </table:table-cell>
              <table:table-cell office:value-type="float" office:value="18">
                <text:p>18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float" office:value="0.632222222222222">
                <text:p>0.632222222222222</text:p>
              </table:table-cell>
              <table:table-cell office:value-type="float" office:value="18">
                <text:p>18</text:p>
              </table:table-cell>
              <table:table-cell office:value-type="float" office:value="4.899">
                <text:p>4.899</text:p>
              </table:table-cell>
            </table:table-row>
            <table:table-row>
              <table:table-cell office:value-type="float" office:value="0.632233796296296">
                <text:p>0.632233796296296</text:p>
              </table:table-cell>
              <table:table-cell office:value-type="float" office:value="20">
                <text:p>20</text:p>
              </table:table-cell>
              <table:table-cell office:value-type="float" office:value="5.061">
                <text:p>5.061</text:p>
              </table:table-cell>
            </table:table-row>
            <table:table-row>
              <table:table-cell office:value-type="float" office:value="0.63224537037037">
                <text:p>0.63224537037037</text:p>
              </table:table-cell>
              <table:table-cell office:value-type="float" office:value="21">
                <text:p>21</text:p>
              </table:table-cell>
              <table:table-cell office:value-type="float" office:value="5.036">
                <text:p>5.036</text:p>
              </table:table-cell>
            </table:table-row>
            <table:table-row>
              <table:table-cell office:value-type="float" office:value="0.632256944444444">
                <text:p>0.632256944444444</text:p>
              </table:table-cell>
              <table:table-cell office:value-type="float" office:value="22">
                <text:p>22</text:p>
              </table:table-cell>
              <table:table-cell office:value-type="float" office:value="5.685">
                <text:p>5.685</text:p>
              </table:table-cell>
            </table:table-row>
            <table:table-row>
              <table:table-cell office:value-type="float" office:value="0.632268518518518">
                <text:p>0.632268518518518</text:p>
              </table:table-cell>
              <table:table-cell office:value-type="float" office:value="24">
                <text:p>24</text:p>
              </table:table-cell>
              <table:table-cell office:value-type="float" office:value="6.819">
                <text:p>6.819</text:p>
              </table:table-cell>
            </table:table-row>
            <table:table-row>
              <table:table-cell office:value-type="float" office:value="0.632280092592593">
                <text:p>0.632280092592593</text:p>
              </table:table-cell>
              <table:table-cell office:value-type="float" office:value="25">
                <text:p>25</text:p>
              </table:table-cell>
              <table:table-cell office:value-type="float" office:value="6.898">
                <text:p>6.898</text:p>
              </table:table-cell>
            </table:table-row>
            <table:table-row>
              <table:table-cell office:value-type="float" office:value="0.632291666666667">
                <text:p>0.632291666666667</text:p>
              </table:table-cell>
              <table:table-cell office:value-type="float" office:value="26">
                <text:p>26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float" office:value="0.632303240740741">
                <text:p>0.632303240740741</text:p>
              </table:table-cell>
              <table:table-cell office:value-type="float" office:value="27">
                <text:p>27</text:p>
              </table:table-cell>
              <table:table-cell office:value-type="float" office:value="6.993">
                <text:p>6.993</text:p>
              </table:table-cell>
            </table:table-row>
            <table:table-row>
              <table:table-cell office:value-type="float" office:value="0.632314814814815">
                <text:p>0.632314814814815</text:p>
              </table:table-cell>
              <table:table-cell office:value-type="float" office:value="29">
                <text:p>29</text:p>
              </table:table-cell>
              <table:table-cell office:value-type="float" office:value="7.765">
                <text:p>7.765</text:p>
              </table:table-cell>
            </table:table-row>
            <table:table-row>
              <table:table-cell office:value-type="float" office:value="0.632326388888889">
                <text:p>0.632326388888889</text:p>
              </table:table-cell>
              <table:table-cell office:value-type="float" office:value="31">
                <text:p>31</text:p>
              </table:table-cell>
              <table:table-cell office:value-type="float" office:value="8.199">
                <text:p>8.199</text:p>
              </table:table-cell>
            </table:table-row>
            <table:table-row>
              <table:table-cell office:value-type="float" office:value="0.632337962962963">
                <text:p>0.632337962962963</text:p>
              </table:table-cell>
              <table:table-cell office:value-type="float" office:value="32">
                <text:p>32</text:p>
              </table:table-cell>
              <table:table-cell office:value-type="float" office:value="8.186">
                <text:p>8.186</text:p>
              </table:table-cell>
            </table:table-row>
            <table:table-row>
              <table:table-cell office:value-type="float" office:value="0.632349537037037">
                <text:p>0.632349537037037</text:p>
              </table:table-cell>
              <table:table-cell office:value-type="float" office:value="68">
                <text:p>68</text:p>
              </table:table-cell>
              <table:table-cell office:value-type="float" office:value="19.018">
                <text:p>19.018</text:p>
              </table:table-cell>
            </table:table-row>
            <table:table-row>
              <table:table-cell office:value-type="float" office:value="0.632361111111111">
                <text:p>0.632361111111111</text:p>
              </table:table-cell>
              <table:table-cell office:value-type="float" office:value="36">
                <text:p>36</text:p>
              </table:table-cell>
              <table:table-cell office:value-type="float" office:value="10.383">
                <text:p>10.383</text:p>
              </table:table-cell>
            </table:table-row>
            <table:table-row>
              <table:table-cell office:value-type="float" office:value="0.632372685185185">
                <text:p>0.632372685185185</text:p>
              </table:table-cell>
              <table:table-cell office:value-type="float" office:value="37">
                <text:p>37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float" office:value="0.632384259259259">
                <text:p>0.632384259259259</text:p>
              </table:table-cell>
              <table:table-cell office:value-type="float" office:value="38">
                <text:p>38</text:p>
              </table:table-cell>
              <table:table-cell office:value-type="float" office:value="10.406">
                <text:p>10.406</text:p>
              </table:table-cell>
            </table:table-row>
            <table:table-row>
              <table:table-cell office:value-type="float" office:value="0.632395833333333">
                <text:p>0.632395833333333</text:p>
              </table:table-cell>
              <table:table-cell office:value-type="float" office:value="39">
                <text:p>39</text:p>
              </table:table-cell>
              <table:table-cell office:value-type="float" office:value="10.129">
                <text:p>10.129</text:p>
              </table:table-cell>
            </table:table-row>
            <table:table-row>
              <table:table-cell office:value-type="float" office:value="0.632407407407407">
                <text:p>0.632407407407407</text:p>
              </table:table-cell>
              <table:table-cell office:value-type="float" office:value="40">
                <text:p>40</text:p>
              </table:table-cell>
              <table:table-cell office:value-type="float" office:value="10.889">
                <text:p>10.889</text:p>
              </table:table-cell>
            </table:table-row>
            <table:table-row>
              <table:table-cell office:value-type="float" office:value="0.632418981481481">
                <text:p>0.632418981481481</text:p>
              </table:table-cell>
              <table:table-cell office:value-type="float" office:value="42">
                <text:p>42</text:p>
              </table:table-cell>
              <table:table-cell office:value-type="float" office:value="11.641">
                <text:p>11.641</text:p>
              </table:table-cell>
            </table:table-row>
            <table:table-row>
              <table:table-cell office:value-type="float" office:value="0.632430555555556">
                <text:p>0.632430555555556</text:p>
              </table:table-cell>
              <table:table-cell office:value-type="float" office:value="43">
                <text:p>43</text:p>
              </table:table-cell>
              <table:table-cell office:value-type="float" office:value="11.655">
                <text:p>11.655</text:p>
              </table:table-cell>
            </table:table-row>
            <table:table-row>
              <table:table-cell office:value-type="float" office:value="0.63244212962963">
                <text:p>0.63244212962963</text:p>
              </table:table-cell>
              <table:table-cell office:value-type="float" office:value="44">
                <text:p>44</text:p>
              </table:table-cell>
              <table:table-cell office:value-type="float" office:value="11.037">
                <text:p>11.037</text:p>
              </table:table-cell>
            </table:table-row>
            <table:table-row>
              <table:table-cell office:value-type="float" office:value="0.632453703703704">
                <text:p>0.632453703703704</text:p>
              </table:table-cell>
              <table:table-cell office:value-type="float" office:value="46">
                <text:p>46</text:p>
              </table:table-cell>
              <table:table-cell office:value-type="float" office:value="12.513">
                <text:p>12.513</text:p>
              </table:table-cell>
            </table:table-row>
            <table:table-row>
              <table:table-cell office:value-type="float" office:value="0.632465277777778">
                <text:p>0.632465277777778</text:p>
              </table:table-cell>
              <table:table-cell office:value-type="float" office:value="47">
                <text:p>47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float" office:value="0.632476851851852">
                <text:p>0.632476851851852</text:p>
              </table:table-cell>
              <table:table-cell office:value-type="float" office:value="48">
                <text:p>48</text:p>
              </table:table-cell>
              <table:table-cell office:value-type="float" office:value="12.443">
                <text:p>12.443</text:p>
              </table:table-cell>
            </table:table-row>
            <table:table-row>
              <table:table-cell office:value-type="float" office:value="0.632488425925926">
                <text:p>0.632488425925926</text:p>
              </table:table-cell>
              <table:table-cell office:value-type="float" office:value="99">
                <text:p>99</text:p>
              </table:table-cell>
              <table:table-cell office:value-type="float" office:value="26.485">
                <text:p>26.485</text:p>
              </table:table-cell>
            </table:table-row>
            <table:table-row>
              <table:table-cell office:value-type="float" office:value="0.6325">
                <text:p>0.6325</text:p>
              </table:table-cell>
              <table:table-cell office:value-type="float" office:value="50">
                <text:p>50</text:p>
              </table:table-cell>
              <table:table-cell office:value-type="float" office:value="14.136">
                <text:p>14.136</text:p>
              </table:table-cell>
            </table:table-row>
            <table:table-row>
              <table:table-cell office:value-type="float" office:value="0.632511574074074">
                <text:p>0.632511574074074</text:p>
              </table:table-cell>
              <table:table-cell office:value-type="float" office:value="50">
                <text:p>50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float" office:value="0.632523148148148">
                <text:p>0.632523148148148</text:p>
              </table:table-cell>
              <table:table-cell office:value-type="float" office:value="50">
                <text:p>50</text:p>
              </table:table-cell>
              <table:table-cell office:value-type="float" office:value="14.686">
                <text:p>14.686</text:p>
              </table:table-cell>
            </table:table-row>
            <table:table-row>
              <table:table-cell office:value-type="float" office:value="0.632534722222222">
                <text:p>0.632534722222222</text:p>
              </table:table-cell>
              <table:table-cell office:value-type="float" office:value="50">
                <text:p>50</text:p>
              </table:table-cell>
              <table:table-cell office:value-type="float" office:value="15.677">
                <text:p>15.677</text:p>
              </table:table-cell>
            </table:table-row>
            <table:table-row>
              <table:table-cell office:value-type="float" office:value="0.632546296296296">
                <text:p>0.632546296296296</text:p>
              </table:table-cell>
              <table:table-cell office:value-type="float" office:value="50">
                <text:p>50</text:p>
              </table:table-cell>
              <table:table-cell office:value-type="float" office:value="15.731">
                <text:p>15.731</text:p>
              </table:table-cell>
            </table:table-row>
            <table:table-row>
              <table:table-cell office:value-type="float" office:value="0.63255787037037">
                <text:p>0.63255787037037</text:p>
              </table:table-cell>
              <table:table-cell office:value-type="float" office:value="50">
                <text:p>50</text:p>
              </table:table-cell>
              <table:table-cell office:value-type="float" office:value="16.006">
                <text:p>16.006</text:p>
              </table:table-cell>
            </table:table-row>
            <table:table-row>
              <table:table-cell office:value-type="float" office:value="0.632569444444444">
                <text:p>0.632569444444444</text:p>
              </table:table-cell>
              <table:table-cell office:value-type="float" office:value="50">
                <text:p>50</text:p>
              </table:table-cell>
              <table:table-cell office:value-type="float" office:value="17.265">
                <text:p>17.265</text:p>
              </table:table-cell>
            </table:table-row>
            <table:table-row>
              <table:table-cell office:value-type="float" office:value="0.632581018518519">
                <text:p>0.632581018518519</text:p>
              </table:table-cell>
              <table:table-cell office:value-type="float" office:value="50">
                <text:p>50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float" office:value="0.632592592592593">
                <text:p>0.632592592592593</text:p>
              </table:table-cell>
              <table:table-cell office:value-type="float" office:value="50">
                <text:p>50</text:p>
              </table:table-cell>
              <table:table-cell office:value-type="float" office:value="16.728">
                <text:p>16.728</text:p>
              </table:table-cell>
            </table:table-row>
            <table:table-row>
              <table:table-cell office:value-type="float" office:value="0.632604166666667">
                <text:p>0.632604166666667</text:p>
              </table:table-cell>
              <table:table-cell office:value-type="float" office:value="50">
                <text:p>50</text:p>
              </table:table-cell>
              <table:table-cell office:value-type="float" office:value="16.592">
                <text:p>16.592</text:p>
              </table:table-cell>
            </table:table-row>
            <table:table-row>
              <table:table-cell office:value-type="float" office:value="0.632615740740741">
                <text:p>0.632615740740741</text:p>
              </table:table-cell>
              <table:table-cell office:value-type="float" office:value="50">
                <text:p>50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float" office:value="0.632627314814815">
                <text:p>0.632627314814815</text:p>
              </table:table-cell>
              <table:table-cell office:value-type="float" office:value="50">
                <text:p>50</text:p>
              </table:table-cell>
              <table:table-cell office:value-type="float" office:value="18.427">
                <text:p>18.427</text:p>
              </table:table-cell>
            </table:table-row>
            <table:table-row>
              <table:table-cell office:value-type="float" office:value="0.632638888888889">
                <text:p>0.632638888888889</text:p>
              </table:table-cell>
              <table:table-cell office:value-type="float" office:value="50">
                <text:p>50</text:p>
              </table:table-cell>
              <table:table-cell office:value-type="float" office:value="18.947">
                <text:p>18.947</text:p>
              </table:table-cell>
            </table:table-row>
            <table:table-row>
              <table:table-cell office:value-type="float" office:value="0.632673611111111">
                <text:p>0.632673611111111</text:p>
              </table:table-cell>
              <table:table-cell office:value-type="float" office:value="50">
                <text:p>50</text:p>
              </table:table-cell>
              <table:table-cell office:value-type="float" office:value="19.653">
                <text:p>19.653</text:p>
              </table:table-cell>
            </table:table-row>
            <table:table-row>
              <table:table-cell office:value-type="float" office:value="0.632766203703704">
                <text:p>0.632766203703704</text:p>
              </table:table-cell>
              <table:table-cell office:value-type="float" office:value="50">
                <text:p>50</text:p>
              </table:table-cell>
              <table:table-cell office:value-type="float" office:value="22.741">
                <text:p>22.741</text:p>
              </table:table-cell>
            </table:table-row>
            <table:table-row>
              <table:table-cell office:value-type="float" office:value="0.632951388888889">
                <text:p>0.632951388888889</text:p>
              </table:table-cell>
              <table:table-cell office:value-type="float" office:value="62">
                <text:p>62</text:p>
              </table:table-cell>
              <table:table-cell office:value-type="float" office:value="26.306">
                <text:p>26.306</text:p>
              </table:table-cell>
            </table:table-row>
            <table:table-row>
              <table:table-cell office:value-type="float" office:value="0.633043981481481">
                <text:p>0.633043981481481</text:p>
              </table:table-cell>
              <table:table-cell office:value-type="float" office:value="71">
                <text:p>71</text:p>
              </table:table-cell>
              <table:table-cell office:value-type="float" office:value="27.059">
                <text:p>27.059</text:p>
              </table:table-cell>
            </table:table-row>
            <table:table-row>
              <table:table-cell office:value-type="float" office:value="0.633101851851852">
                <text:p>0.633101851851852</text:p>
              </table:table-cell>
              <table:table-cell office:value-type="float" office:value="78">
                <text:p>78</text:p>
              </table:table-cell>
              <table:table-cell office:value-type="float" office:value="28.702">
                <text:p>28.702</text:p>
              </table:table-cell>
            </table:table-row>
            <table:table-row>
              <table:table-cell office:value-type="float" office:value="0.633275462962963">
                <text:p>0.633275462962963</text:p>
              </table:table-cell>
              <table:table-cell office:value-type="float" office:value="94">
                <text:p>94</text:p>
              </table:table-cell>
              <table:table-cell office:value-type="float" office:value="29.393">
                <text:p>29.393</text:p>
              </table:table-cell>
            </table:table-row>
            <table:table-row>
              <table:table-cell office:value-type="float" office:value="0.633368055555555">
                <text:p>0.633368055555555</text:p>
              </table:table-cell>
              <table:table-cell office:value-type="float" office:value="100">
                <text:p>100</text:p>
              </table:table-cell>
              <table:table-cell office:value-type="float" office:value="31.249">
                <text:p>31.249</text:p>
              </table:table-cell>
            </table:table-row>
            <table:table-row>
              <table:table-cell office:value-type="float" office:value="0.63349537037037">
                <text:p>0.63349537037037</text:p>
              </table:table-cell>
              <table:table-cell office:value-type="float" office:value="100">
                <text:p>100</text:p>
              </table:table-cell>
              <table:table-cell office:value-type="float" office:value="33.367">
                <text:p>33.367</text:p>
              </table:table-cell>
            </table:table-row>
            <table:table-row>
              <table:table-cell office:value-type="float" office:value="0.633587962962963">
                <text:p>0.633587962962963</text:p>
              </table:table-cell>
              <table:table-cell office:value-type="float" office:value="100">
                <text:p>100</text:p>
              </table:table-cell>
              <table:table-cell office:value-type="float" office:value="35.737">
                <text:p>35.737</text:p>
              </table:table-cell>
            </table:table-row>
            <table:table-row>
              <table:table-cell office:value-type="float" office:value="0.633634259259259">
                <text:p>0.633634259259259</text:p>
              </table:table-cell>
              <table:table-cell office:value-type="float" office:value="100">
                <text:p>100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float" office:value="0.633761574074074">
                <text:p>0.633761574074074</text:p>
              </table:table-cell>
              <table:table-cell office:value-type="float" office:value="100">
                <text:p>100</text:p>
              </table:table-cell>
              <table:table-cell office:value-type="float" office:value="39.118">
                <text:p>39.118</text:p>
              </table:table-cell>
            </table:table-row>
            <table:table-row>
              <table:table-cell office:value-type="float" office:value="0.633819444444444">
                <text:p>0.633819444444444</text:p>
              </table:table-cell>
              <table:table-cell office:value-type="float" office:value="99">
                <text:p>99</text:p>
              </table:table-cell>
              <table:table-cell office:value-type="float" office:value="39.183">
                <text:p>39.183</text:p>
              </table:table-cell>
            </table:table-row>
            <table:table-row>
              <table:table-cell office:value-type="float" office:value="0.633912037037037">
                <text:p>0.633912037037037</text:p>
              </table:table-cell>
              <table:table-cell office:value-type="float" office:value="93">
                <text:p>93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float" office:value="0.633969907407407">
                <text:p>0.633969907407407</text:p>
              </table:table-cell>
              <table:table-cell office:value-type="float" office:value="89">
                <text:p>89</text:p>
              </table:table-cell>
              <table:table-cell office:value-type="float" office:value="43.756">
                <text:p>43.756</text:p>
              </table:table-cell>
            </table:table-row>
            <table:table-row>
              <table:table-cell office:value-type="float" office:value="0.634097222222222">
                <text:p>0.634097222222222</text:p>
              </table:table-cell>
              <table:table-cell office:value-type="float" office:value="83">
                <text:p>83</text:p>
              </table:table-cell>
              <table:table-cell office:value-type="float" office:value="44.103">
                <text:p>44.103</text:p>
              </table:table-cell>
            </table:table-row>
            <table:table-row>
              <table:table-cell office:value-type="float" office:value="0.634189814814815">
                <text:p>0.634189814814815</text:p>
              </table:table-cell>
              <table:table-cell office:value-type="float" office:value="76">
                <text:p>76</text:p>
              </table:table-cell>
              <table:table-cell office:value-type="float" office:value="46.486">
                <text:p>46.486</text:p>
              </table:table-cell>
            </table:table-row>
            <table:table-row>
              <table:table-cell office:value-type="float" office:value="0.634305555555556">
                <text:p>0.634305555555556</text:p>
              </table:table-cell>
              <table:table-cell office:value-type="float" office:value="70">
                <text:p>70</text:p>
              </table:table-cell>
              <table:table-cell office:value-type="float" office:value="44.935">
                <text:p>44.935</text:p>
              </table:table-cell>
            </table:table-row>
            <table:table-row>
              <table:table-cell office:value-type="float" office:value="0.634375">
                <text:p>0.634375</text:p>
              </table:table-cell>
              <table:table-cell office:value-type="float" office:value="66">
                <text:p>66</text:p>
              </table:table-cell>
              <table:table-cell office:value-type="float" office:value="43.587">
                <text:p>43.587</text:p>
              </table:table-cell>
            </table:table-row>
            <table:table-row>
              <table:table-cell office:value-type="float" office:value="0.63443287037037">
                <text:p>0.63443287037037</text:p>
              </table:table-cell>
              <table:table-cell office:value-type="float" office:value="62">
                <text:p>62</text:p>
              </table:table-cell>
              <table:table-cell office:value-type="float" office:value="42.123">
                <text:p>42.123</text:p>
              </table:table-cell>
            </table:table-row>
            <table:table-row>
              <table:table-cell office:value-type="float" office:value="0.634513888888889">
                <text:p>0.634513888888889</text:p>
              </table:table-cell>
              <table:table-cell office:value-type="float" office:value="57">
                <text:p>57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float" office:value="0.634618055555556">
                <text:p>0.634618055555556</text:p>
              </table:table-cell>
              <table:table-cell office:value-type="float" office:value="46">
                <text:p>46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float" office:value="0.634652777777778">
                <text:p>0.634652777777778</text:p>
              </table:table-cell>
              <table:table-cell office:value-type="float" office:value="41">
                <text:p>41</text:p>
              </table:table-cell>
              <table:table-cell office:value-type="float" office:value="37.22">
                <text:p>37.22</text:p>
              </table:table-cell>
            </table:table-row>
            <table:table-row>
              <table:table-cell office:value-type="float" office:value="0.634756944444444">
                <text:p>0.634756944444444</text:p>
              </table:table-cell>
              <table:table-cell office:value-type="float" office:value="35">
                <text:p>35</text:p>
              </table:table-cell>
              <table:table-cell office:value-type="float" office:value="30.985">
                <text:p>30.985</text:p>
              </table:table-cell>
            </table:table-row>
            <table:table-row>
              <table:table-cell office:value-type="float" office:value="0.634768518518519">
                <text:p>0.634768518518519</text:p>
              </table:table-cell>
              <table:table-cell office:value-type="float" office:value="34">
                <text:p>34</text:p>
              </table:table-cell>
              <table:table-cell office:value-type="float" office:value="30.327">
                <text:p>30.327</text:p>
              </table:table-cell>
            </table:table-row>
            <table:table-row>
              <table:table-cell office:value-type="float" office:value="0.634826388888889">
                <text:p>0.634826388888889</text:p>
              </table:table-cell>
              <table:table-cell office:value-type="float" office:value="29">
                <text:p>29</text:p>
              </table:table-cell>
              <table:table-cell office:value-type="float" office:value="27.048">
                <text:p>27.048</text:p>
              </table:table-cell>
            </table:table-row>
            <table:table-row>
              <table:table-cell office:value-type="float" office:value="0.634884259259259">
                <text:p>0.634884259259259</text:p>
              </table:table-cell>
              <table:table-cell office:value-type="float" office:value="25">
                <text:p>25</text:p>
              </table:table-cell>
              <table:table-cell office:value-type="float" office:value="23.642">
                <text:p>23.642</text:p>
              </table:table-cell>
            </table:table-row>
            <table:table-row>
              <table:table-cell office:value-type="float" office:value="0.634930555555556">
                <text:p>0.634930555555556</text:p>
              </table:table-cell>
              <table:table-cell office:value-type="float" office:value="22">
                <text:p>22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float" office:value="0.63494212962963">
                <text:p>0.63494212962963</text:p>
              </table:table-cell>
              <table:table-cell office:value-type="float" office:value="19">
                <text:p>19</text:p>
              </table:table-cell>
              <table:table-cell office:value-type="float" office:value="20.956">
                <text:p>20.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title svg:x="4.716cm" svg:y="0.316cm" chart:style-name="ch2">
          <text:p>Transaction : accounts overview</text:p>
        </chart:title>
        <chart:legend chart:legend-position="bottom" svg:x="3.89cm" svg:y="8.222cm" style:legend-expansion="wide" chart:style-name="ch3"/>
        <chart:plot-area chart:style-name="ch4" table:cell-range-address="accounts_overview.A4:accounts_overview.A64 accounts_overview.C4:accounts_overview.D64" chart:data-source-has-labels="both" svg:x="0.32cm" svg:y="1.275cm" svg:width="15.362cm" svg:height="5.786cm">
          <chartooo:coordinate-region svg:x="1.397cm" svg:y="1.275cm" svg:width="14.285cm" svg:height="4.121cm"/>
          <chart:axis chart:dimension="x" chart:name="primary-x" chart:style-name="ch5" chartooo:axis-type="auto">
            <chartooo:date-scale/>
            <chart:title svg:x="7.415cm" svg:y="7.241cm" chart:style-name="ch6">
              <text:p>Heures</text:p>
            </chart:title>
            <chart:categories table:cell-range-address="accounts_overview.A5:accounts_overview.A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ccounts_overview.C5:accounts_overview.C64" chart:label-cell-address="accounts_overview.C4:accounts_overview.C4" chart:class="chart:line">
            <chart:data-point chart:repeated="60"/>
          </chart:series>
          <chart:series chart:style-name="ch10" chart:values-cell-range-address="accounts_overview.D5:accounts_overview.D64" chart:label-cell-address="accounts_overview.D4:accounts_overview.D4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VU total</text:p>
                <draw:g>
                  <svg:desc>accounts_overview.C4:accounts_overview.C4</svg:desc>
                </draw:g>
              </table:table-cell>
              <table:table-cell office:value-type="string">
                <text:p>Temps de réponse(s)</text:p>
                <draw:g>
                  <svg:desc>accounts_overview.D4:accounts_overview.D4</svg:desc>
                </draw:g>
              </table:table-cell>
            </table:table-row>
          </table:table-header-rows>
          <table:table-rows>
            <table:table-row>
              <table:table-cell office:value-type="float" office:value="0.632094907407407">
                <text:p>0.632094907407407</text:p>
                <draw:g>
                  <svg:desc>accounts_overview.A5:accounts_overview.A64</svg:desc>
                </draw:g>
              </table:table-cell>
              <table:table-cell office:value-type="float" office:value="3">
                <text:p>3</text:p>
                <draw:g>
                  <svg:desc>accounts_overview.C5:accounts_overview.C64</svg:desc>
                </draw:g>
              </table:table-cell>
              <table:table-cell office:value-type="float" office:value="0.734">
                <text:p>0.734</text:p>
                <draw:g>
                  <svg:desc>accounts_overview.D5:accounts_overview.D64</svg:desc>
                </draw:g>
              </table:table-cell>
            </table:table-row>
            <table:table-row>
              <table:table-cell office:value-type="float" office:value="0.632118055555556">
                <text:p>0.632118055555556</text:p>
              </table:table-cell>
              <table:table-cell office:value-type="float" office:value="7">
                <text:p>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0.632164351851852">
                <text:p>0.632164351851852</text:p>
              </table:table-cell>
              <table:table-cell office:value-type="float" office:value="10">
                <text:p>10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float" office:value="0.632199074074074">
                <text:p>0.632199074074074</text:p>
              </table:table-cell>
              <table:table-cell office:value-type="float" office:value="15">
                <text:p>15</text:p>
              </table:table-cell>
              <table:table-cell office:value-type="float" office:value="4.132">
                <text:p>4.132</text:p>
              </table:table-cell>
            </table:table-row>
            <table:table-row>
              <table:table-cell office:value-type="float" office:value="0.632210648148148">
                <text:p>0.632210648148148</text:p>
              </table:table-cell>
              <table:table-cell office:value-type="float" office:value="17">
                <text:p>17</text:p>
              </table:table-cell>
              <table:table-cell office:value-type="float" office:value="4.397">
                <text:p>4.397</text:p>
              </table:table-cell>
            </table:table-row>
            <table:table-row>
              <table:table-cell office:value-type="float" office:value="0.63224537037037">
                <text:p>0.63224537037037</text:p>
              </table:table-cell>
              <table:table-cell office:value-type="float" office:value="21">
                <text:p>21</text:p>
              </table:table-cell>
              <table:table-cell office:value-type="float" office:value="5.465">
                <text:p>5.465</text:p>
              </table:table-cell>
            </table:table-row>
            <table:table-row>
              <table:table-cell office:value-type="float" office:value="0.632268518518518">
                <text:p>0.632268518518518</text:p>
              </table:table-cell>
              <table:table-cell office:value-type="float" office:value="24">
                <text:p>24</text:p>
              </table:table-cell>
              <table:table-cell office:value-type="float" office:value="6.419">
                <text:p>6.419</text:p>
              </table:table-cell>
            </table:table-row>
            <table:table-row>
              <table:table-cell office:value-type="float" office:value="0.632280092592593">
                <text:p>0.632280092592593</text:p>
              </table:table-cell>
              <table:table-cell office:value-type="float" office:value="25">
                <text:p>25</text:p>
              </table:table-cell>
              <table:table-cell office:value-type="float" office:value="6.827">
                <text:p>6.827</text:p>
              </table:table-cell>
            </table:table-row>
            <table:table-row>
              <table:table-cell office:value-type="float" office:value="0.632326388888889">
                <text:p>0.632326388888889</text:p>
              </table:table-cell>
              <table:table-cell office:value-type="float" office:value="30">
                <text:p>30</text:p>
              </table:table-cell>
              <table:table-cell office:value-type="float" office:value="7.887">
                <text:p>7.887</text:p>
              </table:table-cell>
            </table:table-row>
            <table:table-row>
              <table:table-cell office:value-type="float" office:value="0.632349537037037">
                <text:p>0.632349537037037</text:p>
              </table:table-cell>
              <table:table-cell office:value-type="float" office:value="33">
                <text:p>33</text:p>
              </table:table-cell>
              <table:table-cell office:value-type="float" office:value="8.854">
                <text:p>8.854</text:p>
              </table:table-cell>
            </table:table-row>
            <table:table-row>
              <table:table-cell office:value-type="float" office:value="0.632372685185185">
                <text:p>0.632372685185185</text:p>
              </table:table-cell>
              <table:table-cell office:value-type="float" office:value="37">
                <text:p>37</text:p>
              </table:table-cell>
              <table:table-cell office:value-type="float" office:value="10.399">
                <text:p>10.399</text:p>
              </table:table-cell>
            </table:table-row>
            <table:table-row>
              <table:table-cell office:value-type="float" office:value="0.632407407407407">
                <text:p>0.632407407407407</text:p>
              </table:table-cell>
              <table:table-cell office:value-type="float" office:value="40">
                <text:p>40</text:p>
              </table:table-cell>
              <table:table-cell office:value-type="float" office:value="10.883">
                <text:p>10.883</text:p>
              </table:table-cell>
            </table:table-row>
            <table:table-row>
              <table:table-cell office:value-type="float" office:value="0.632418981481481">
                <text:p>0.632418981481481</text:p>
              </table:table-cell>
              <table:table-cell office:value-type="float" office:value="42">
                <text:p>42</text:p>
              </table:table-cell>
              <table:table-cell office:value-type="float" office:value="11.612">
                <text:p>11.612</text:p>
              </table:table-cell>
            </table:table-row>
            <table:table-row>
              <table:table-cell office:value-type="float" office:value="0.632465277777778">
                <text:p>0.632465277777778</text:p>
              </table:table-cell>
              <table:table-cell office:value-type="float" office:value="47">
                <text:p>47</text:p>
              </table:table-cell>
              <table:table-cell office:value-type="float" office:value="12.631">
                <text:p>12.631</text:p>
              </table:table-cell>
            </table:table-row>
            <table:table-row>
              <table:table-cell office:value-type="float" office:value="0.632476851851852">
                <text:p>0.632476851851852</text:p>
              </table:table-cell>
              <table:table-cell office:value-type="float" office:value="48">
                <text:p>48</text:p>
              </table:table-cell>
              <table:table-cell office:value-type="float" office:value="12.857">
                <text:p>12.857</text:p>
              </table:table-cell>
            </table:table-row>
            <table:table-row>
              <table:table-cell office:value-type="float" office:value="0.6325">
                <text:p>0.6325</text:p>
              </table:table-cell>
              <table:table-cell office:value-type="float" office:value="50">
                <text:p>50</text:p>
              </table:table-cell>
              <table:table-cell office:value-type="float" office:value="14.658">
                <text:p>14.658</text:p>
              </table:table-cell>
            </table:table-row>
            <table:table-row>
              <table:table-cell office:value-type="float" office:value="0.632511574074074">
                <text:p>0.632511574074074</text:p>
              </table:table-cell>
              <table:table-cell office:value-type="float" office:value="50">
                <text:p>50</text:p>
              </table:table-cell>
              <table:table-cell office:value-type="float" office:value="15.348">
                <text:p>15.348</text:p>
              </table:table-cell>
            </table:table-row>
            <table:table-row>
              <table:table-cell office:value-type="float" office:value="0.632569444444444">
                <text:p>0.632569444444444</text:p>
              </table:table-cell>
              <table:table-cell office:value-type="float" office:value="50">
                <text:p>50</text:p>
              </table:table-cell>
              <table:table-cell office:value-type="float" office:value="16.169">
                <text:p>16.169</text:p>
              </table:table-cell>
            </table:table-row>
            <table:table-row>
              <table:table-cell office:value-type="float" office:value="0.632604166666667">
                <text:p>0.632604166666667</text:p>
              </table:table-cell>
              <table:table-cell office:value-type="float" office:value="50">
                <text:p>50</text:p>
              </table:table-cell>
              <table:table-cell office:value-type="float" office:value="16.881">
                <text:p>16.881</text:p>
              </table:table-cell>
            </table:table-row>
            <table:table-row>
              <table:table-cell office:value-type="float" office:value="0.632638888888889">
                <text:p>0.632638888888889</text:p>
              </table:table-cell>
              <table:table-cell office:value-type="float" office:value="50">
                <text:p>50</text:p>
              </table:table-cell>
              <table:table-cell office:value-type="float" office:value="18.376">
                <text:p>18.376</text:p>
              </table:table-cell>
            </table:table-row>
            <table:table-row>
              <table:table-cell office:value-type="float" office:value="0.632662037037037">
                <text:p>0.632662037037037</text:p>
              </table:table-cell>
              <table:table-cell office:value-type="float" office:value="50">
                <text:p>50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float" office:value="0.632685185185185">
                <text:p>0.632685185185185</text:p>
              </table:table-cell>
              <table:table-cell office:value-type="float" office:value="50">
                <text:p>50</text:p>
              </table:table-cell>
              <table:table-cell office:value-type="float" office:value="19.512">
                <text:p>19.512</text:p>
              </table:table-cell>
            </table:table-row>
            <table:table-row>
              <table:table-cell office:value-type="float" office:value="0.632719907407407">
                <text:p>0.632719907407407</text:p>
              </table:table-cell>
              <table:table-cell office:value-type="float" office:value="50">
                <text:p>50</text:p>
              </table:table-cell>
              <table:table-cell office:value-type="float" office:value="21.498">
                <text:p>21.498</text:p>
              </table:table-cell>
            </table:table-row>
            <table:table-row>
              <table:table-cell office:value-type="float" office:value="0.632766203703704">
                <text:p>0.632766203703704</text:p>
              </table:table-cell>
              <table:table-cell office:value-type="float" office:value="100">
                <text:p>100</text:p>
              </table:table-cell>
              <table:table-cell office:value-type="float" office:value="44.862">
                <text:p>44.862</text:p>
              </table:table-cell>
            </table:table-row>
            <table:table-row>
              <table:table-cell office:value-type="float" office:value="0.6328125">
                <text:p>0.6328125</text:p>
              </table:table-cell>
              <table:table-cell office:value-type="float" office:value="50">
                <text:p>50</text:p>
              </table:table-cell>
              <table:table-cell office:value-type="float" office:value="23.292">
                <text:p>23.292</text:p>
              </table:table-cell>
            </table:table-row>
            <table:table-row>
              <table:table-cell office:value-type="float" office:value="0.632824074074074">
                <text:p>0.632824074074074</text:p>
              </table:table-cell>
              <table:table-cell office:value-type="float" office:value="50">
                <text:p>50</text:p>
              </table:table-cell>
              <table:table-cell office:value-type="float" office:value="23.179">
                <text:p>23.179</text:p>
              </table:table-cell>
            </table:table-row>
            <table:table-row>
              <table:table-cell office:value-type="float" office:value="0.632858796296296">
                <text:p>0.632858796296296</text:p>
              </table:table-cell>
              <table:table-cell office:value-type="float" office:value="53">
                <text:p>53</text:p>
              </table:table-cell>
              <table:table-cell office:value-type="float" office:value="24.541">
                <text:p>24.541</text:p>
              </table:table-cell>
            </table:table-row>
            <table:table-row>
              <table:table-cell office:value-type="float" office:value="0.632893518518519">
                <text:p>0.632893518518519</text:p>
              </table:table-cell>
              <table:table-cell office:value-type="float" office:value="56">
                <text:p>56</text:p>
              </table:table-cell>
              <table:table-cell office:value-type="float" office:value="24.978">
                <text:p>24.978</text:p>
              </table:table-cell>
            </table:table-row>
            <table:table-row>
              <table:table-cell office:value-type="float" office:value="0.632916666666667">
                <text:p>0.632916666666667</text:p>
              </table:table-cell>
              <table:table-cell office:value-type="float" office:value="59">
                <text:p>59</text:p>
              </table:table-cell>
              <table:table-cell office:value-type="float" office:value="25.437">
                <text:p>25.437</text:p>
              </table:table-cell>
            </table:table-row>
            <table:table-row>
              <table:table-cell office:value-type="float" office:value="0.632939814814815">
                <text:p>0.632939814814815</text:p>
              </table:table-cell>
              <table:table-cell office:value-type="float" office:value="61">
                <text:p>61</text:p>
              </table:table-cell>
              <table:table-cell office:value-type="float" office:value="25.731">
                <text:p>25.731</text:p>
              </table:table-cell>
            </table:table-row>
            <table:table-row>
              <table:table-cell office:value-type="float" office:value="0.632974537037037">
                <text:p>0.632974537037037</text:p>
              </table:table-cell>
              <table:table-cell office:value-type="float" office:value="64">
                <text:p>64</text:p>
              </table:table-cell>
              <table:table-cell office:value-type="float" office:value="25.605">
                <text:p>25.605</text:p>
              </table:table-cell>
            </table:table-row>
            <table:table-row>
              <table:table-cell office:value-type="float" office:value="0.632997685185185">
                <text:p>0.632997685185185</text:p>
              </table:table-cell>
              <table:table-cell office:value-type="float" office:value="66">
                <text:p>66</text:p>
              </table:table-cell>
              <table:table-cell office:value-type="float" office:value="25.556">
                <text:p>25.556</text:p>
              </table:table-cell>
            </table:table-row>
            <table:table-row>
              <table:table-cell office:value-type="float" office:value="0.633020833333333">
                <text:p>0.633020833333333</text:p>
              </table:table-cell>
              <table:table-cell office:value-type="float" office:value="69">
                <text:p>69</text:p>
              </table:table-cell>
              <table:table-cell office:value-type="float" office:value="26.282">
                <text:p>26.282</text:p>
              </table:table-cell>
            </table:table-row>
            <table:table-row>
              <table:table-cell office:value-type="float" office:value="0.633043981481481">
                <text:p>0.633043981481481</text:p>
              </table:table-cell>
              <table:table-cell office:value-type="float" office:value="71">
                <text:p>71</text:p>
              </table:table-cell>
              <table:table-cell office:value-type="float" office:value="27.064">
                <text:p>27.064</text:p>
              </table:table-cell>
            </table:table-row>
            <table:table-row>
              <table:table-cell office:value-type="float" office:value="0.63306712962963">
                <text:p>0.63306712962963</text:p>
              </table:table-cell>
              <table:table-cell office:value-type="float" office:value="74">
                <text:p>74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float" office:value="0.633101851851852">
                <text:p>0.633101851851852</text:p>
              </table:table-cell>
              <table:table-cell office:value-type="float" office:value="77">
                <text:p>77</text:p>
              </table:table-cell>
              <table:table-cell office:value-type="float" office:value="28.213">
                <text:p>28.213</text:p>
              </table:table-cell>
            </table:table-row>
            <table:table-row>
              <table:table-cell office:value-type="float" office:value="0.633113425925926">
                <text:p>0.633113425925926</text:p>
              </table:table-cell>
              <table:table-cell office:value-type="float" office:value="79">
                <text:p>79</text:p>
              </table:table-cell>
              <table:table-cell office:value-type="float" office:value="28.581">
                <text:p>28.581</text:p>
              </table:table-cell>
            </table:table-row>
            <table:table-row>
              <table:table-cell office:value-type="float" office:value="0.633148148148148">
                <text:p>0.633148148148148</text:p>
              </table:table-cell>
              <table:table-cell office:value-type="float" office:value="82">
                <text:p>82</text:p>
              </table:table-cell>
              <table:table-cell office:value-type="float" office:value="28.639">
                <text:p>28.639</text:p>
              </table:table-cell>
            </table:table-row>
            <table:table-row>
              <table:table-cell office:value-type="float" office:value="0.633159722222222">
                <text:p>0.633159722222222</text:p>
              </table:table-cell>
              <table:table-cell office:value-type="float" office:value="83">
                <text:p>83</text:p>
              </table:table-cell>
              <table:table-cell office:value-type="float" office:value="29.044">
                <text:p>29.044</text:p>
              </table:table-cell>
            </table:table-row>
            <table:table-row>
              <table:table-cell office:value-type="float" office:value="0.63318287037037">
                <text:p>0.63318287037037</text:p>
              </table:table-cell>
              <table:table-cell office:value-type="float" office:value="86">
                <text:p>86</text:p>
              </table:table-cell>
              <table:table-cell office:value-type="float" office:value="29.436">
                <text:p>29.436</text:p>
              </table:table-cell>
            </table:table-row>
            <table:table-row>
              <table:table-cell office:value-type="float" office:value="0.633217592592593">
                <text:p>0.633217592592593</text:p>
              </table:table-cell>
              <table:table-cell office:value-type="float" office:value="89">
                <text:p>89</text:p>
              </table:table-cell>
              <table:table-cell office:value-type="float" office:value="29.546">
                <text:p>29.546</text:p>
              </table:table-cell>
            </table:table-row>
            <table:table-row>
              <table:table-cell office:value-type="float" office:value="0.633252314814815">
                <text:p>0.633252314814815</text:p>
              </table:table-cell>
              <table:table-cell office:value-type="float" office:value="91">
                <text:p>91</text:p>
              </table:table-cell>
              <table:table-cell office:value-type="float" office:value="28.923">
                <text:p>28.923</text:p>
              </table:table-cell>
            </table:table-row>
            <table:table-row>
              <table:table-cell office:value-type="float" office:value="0.633275462962963">
                <text:p>0.633275462962963</text:p>
              </table:table-cell>
              <table:table-cell office:value-type="float" office:value="94">
                <text:p>94</text:p>
              </table:table-cell>
              <table:table-cell office:value-type="float" office:value="29.287">
                <text:p>29.287</text:p>
              </table:table-cell>
            </table:table-row>
            <table:table-row>
              <table:table-cell office:value-type="float" office:value="0.633287037037037">
                <text:p>0.633287037037037</text:p>
              </table:table-cell>
              <table:table-cell office:value-type="float" office:value="95">
                <text:p>95</text:p>
              </table:table-cell>
              <table:table-cell office:value-type="float" office:value="29.337">
                <text:p>29.337</text:p>
              </table:table-cell>
            </table:table-row>
            <table:table-row>
              <table:table-cell office:value-type="float" office:value="0.633298611111111">
                <text:p>0.633298611111111</text:p>
              </table:table-cell>
              <table:table-cell office:value-type="float" office:value="96">
                <text:p>96</text:p>
              </table:table-cell>
              <table:table-cell office:value-type="float" office:value="29.762">
                <text:p>29.762</text:p>
              </table:table-cell>
            </table:table-row>
            <table:table-row>
              <table:table-cell office:value-type="float" office:value="0.633344907407407">
                <text:p>0.633344907407407</text:p>
              </table:table-cell>
              <table:table-cell office:value-type="float" office:value="100">
                <text:p>100</text:p>
              </table:table-cell>
              <table:table-cell office:value-type="float" office:value="30.744">
                <text:p>30.744</text:p>
              </table:table-cell>
            </table:table-row>
            <table:table-row>
              <table:table-cell office:value-type="float" office:value="0.633368055555555">
                <text:p>0.633368055555555</text:p>
              </table:table-cell>
              <table:table-cell office:value-type="float" office:value="100">
                <text:p>100</text:p>
              </table:table-cell>
              <table:table-cell office:value-type="float" office:value="31.252">
                <text:p>31.252</text:p>
              </table:table-cell>
            </table:table-row>
            <table:table-row>
              <table:table-cell office:value-type="float" office:value="0.63337962962963">
                <text:p>0.63337962962963</text:p>
              </table:table-cell>
              <table:table-cell office:value-type="float" office:value="100">
                <text:p>100</text:p>
              </table:table-cell>
              <table:table-cell office:value-type="float" office:value="31.234">
                <text:p>31.234</text:p>
              </table:table-cell>
            </table:table-row>
            <table:table-row>
              <table:table-cell office:value-type="float" office:value="0.633402777777778">
                <text:p>0.633402777777778</text:p>
              </table:table-cell>
              <table:table-cell office:value-type="float" office:value="100">
                <text:p>100</text:p>
              </table:table-cell>
              <table:table-cell office:value-type="float" office:value="30.901">
                <text:p>30.901</text:p>
              </table:table-cell>
            </table:table-row>
            <table:table-row>
              <table:table-cell office:value-type="float" office:value="0.6334375">
                <text:p>0.6334375</text:p>
              </table:table-cell>
              <table:table-cell office:value-type="float" office:value="100">
                <text:p>100</text:p>
              </table:table-cell>
              <table:table-cell office:value-type="float" office:value="31.964">
                <text:p>31.964</text:p>
              </table:table-cell>
            </table:table-row>
            <table:table-row>
              <table:table-cell office:value-type="float" office:value="0.633449074074074">
                <text:p>0.633449074074074</text:p>
              </table:table-cell>
              <table:table-cell office:value-type="float" office:value="100">
                <text:p>100</text:p>
              </table:table-cell>
              <table:table-cell office:value-type="float" office:value="32.663">
                <text:p>32.663</text:p>
              </table:table-cell>
            </table:table-row>
            <table:table-row>
              <table:table-cell office:value-type="float" office:value="0.633483796296296">
                <text:p>0.633483796296296</text:p>
              </table:table-cell>
              <table:table-cell office:value-type="float" office:value="100">
                <text:p>100</text:p>
              </table:table-cell>
              <table:table-cell office:value-type="float" office:value="32.847">
                <text:p>32.847</text:p>
              </table:table-cell>
            </table:table-row>
            <table:table-row>
              <table:table-cell office:value-type="float" office:value="0.633530092592593">
                <text:p>0.633530092592593</text:p>
              </table:table-cell>
              <table:table-cell office:value-type="float" office:value="100">
                <text:p>100</text:p>
              </table:table-cell>
              <table:table-cell office:value-type="float" office:value="33.719">
                <text:p>33.719</text:p>
              </table:table-cell>
            </table:table-row>
            <table:table-row>
              <table:table-cell office:value-type="float" office:value="0.633680555555556">
                <text:p>0.633680555555556</text:p>
              </table:table-cell>
              <table:table-cell office:value-type="float" office:value="100">
                <text:p>100</text:p>
              </table:table-cell>
              <table:table-cell office:value-type="float" office:value="37.738">
                <text:p>37.738</text:p>
              </table:table-cell>
            </table:table-row>
            <table:table-row>
              <table:table-cell office:value-type="float" office:value="0.63400462962963">
                <text:p>0.63400462962963</text:p>
              </table:table-cell>
              <table:table-cell office:value-type="float" office:value="88">
                <text:p>88</text:p>
              </table:table-cell>
              <table:table-cell office:value-type="float" office:value="43.381">
                <text:p>43.381</text:p>
              </table:table-cell>
            </table:table-row>
            <table:table-row>
              <table:table-cell office:value-type="float" office:value="0.634155092592593">
                <text:p>0.634155092592593</text:p>
              </table:table-cell>
              <table:table-cell office:value-type="float" office:value="79">
                <text:p>79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float" office:value="0.634247685185185">
                <text:p>0.634247685185185</text:p>
              </table:table-cell>
              <table:table-cell office:value-type="float" office:value="72">
                <text:p>72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float" office:value="0.634560185185185">
                <text:p>0.634560185185185</text:p>
              </table:table-cell>
              <table:table-cell office:value-type="float" office:value="53">
                <text:p>53</text:p>
              </table:table-cell>
              <table:table-cell office:value-type="float" office:value="38.627">
                <text:p>38.627</text:p>
              </table:table-cell>
            </table:table-row>
            <table:table-row>
              <table:table-cell office:value-type="float" office:value="0.634699074074074">
                <text:p>0.634699074074074</text:p>
              </table:table-cell>
              <table:table-cell office:value-type="float" office:value="38">
                <text:p>38</text:p>
              </table:table-cell>
              <table:table-cell office:value-type="float" office:value="34.681">
                <text:p>34.681</text:p>
              </table:table-cell>
            </table:table-row>
            <table:table-row>
              <table:table-cell office:value-type="float" office:value="0.634861111111111">
                <text:p>0.634861111111111</text:p>
              </table:table-cell>
              <table:table-cell office:value-type="float" office:value="26">
                <text:p>26</text:p>
              </table:table-cell>
              <table:table-cell office:value-type="float" office:value="24.855">
                <text:p>24.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